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uler" table:style-name="ta1">
        <table:shapes>
          <draw:frame draw:z-index="0" draw:style-name="gr1" draw:text-style-name="P1" svg:width="7.235in" svg:height="5.6055in" svg:x="0.4331in" svg:y="0.0417in">
            <draw:object draw:notify-on-update-of-ranges="euler.A1:euler.A1 euler.A2:euler.A366 euler.B1:euler.B1 euler.B2:euler.B366 euler.C1:euler.C1 euler.C2:euler.C366 euler.D1:euler.D1 euler.D2:euler.D3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0874" calcext:value-type="float">
            <text:p>1.0874</text:p>
          </table:table-cell>
          <table:table-cell office:value-type="float" office:value="998.9" calcext:value-type="float">
            <text:p>998.9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18243" calcext:value-type="float">
            <text:p>1.18243</text:p>
          </table:table-cell>
          <table:table-cell office:value-type="float" office:value="998.791" calcext:value-type="float">
            <text:p>998.791</text:p>
          </table:table-cell>
          <table:table-cell office:value-type="float" office:value="0.0260856" calcext:value-type="float">
            <text:p>0.026085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28575" calcext:value-type="float">
            <text:p>1.28575</text:p>
          </table:table-cell>
          <table:table-cell office:value-type="float" office:value="998.673" calcext:value-type="float">
            <text:p>998.673</text:p>
          </table:table-cell>
          <table:table-cell office:value-type="float" office:value="0.0408514" calcext:value-type="float">
            <text:p>0.040851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39808" calcext:value-type="float">
            <text:p>1.39808</text:p>
          </table:table-cell>
          <table:table-cell office:value-type="float" office:value="998.545" calcext:value-type="float">
            <text:p>998.545</text:p>
          </table:table-cell>
          <table:table-cell office:value-type="float" office:value="0.0569006" calcext:value-type="float">
            <text:p>0.056900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52021" calcext:value-type="float">
            <text:p>1.52021</text:p>
          </table:table-cell>
          <table:table-cell office:value-type="float" office:value="998.405" calcext:value-type="float">
            <text:p>998.405</text:p>
          </table:table-cell>
          <table:table-cell office:value-type="float" office:value="0.074345" calcext:value-type="float">
            <text:p>0.07434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65298" calcext:value-type="float">
            <text:p>1.65298</text:p>
          </table:table-cell>
          <table:table-cell office:value-type="float" office:value="998.254" calcext:value-type="float">
            <text:p>998.254</text:p>
          </table:table-cell>
          <table:table-cell office:value-type="float" office:value="0.0933063" calcext:value-type="float">
            <text:p>0.093306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79733" calcext:value-type="float">
            <text:p>1.79733</text:p>
          </table:table-cell>
          <table:table-cell office:value-type="float" office:value="998.089" calcext:value-type="float">
            <text:p>998.089</text:p>
          </table:table-cell>
          <table:table-cell office:value-type="float" office:value="0.113917" calcext:value-type="float">
            <text:p>0.11391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95425" calcext:value-type="float">
            <text:p>1.95425</text:p>
          </table:table-cell>
          <table:table-cell office:value-type="float" office:value="997.909" calcext:value-type="float">
            <text:p>997.909</text:p>
          </table:table-cell>
          <table:table-cell office:value-type="float" office:value="0.13632" calcext:value-type="float">
            <text:p>0.1363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.12484" calcext:value-type="float">
            <text:p>2.12484</text:p>
          </table:table-cell>
          <table:table-cell office:value-type="float" office:value="997.714" calcext:value-type="float">
            <text:p>997.714</text:p>
          </table:table-cell>
          <table:table-cell office:value-type="float" office:value="0.160673" calcext:value-type="float">
            <text:p>0.1606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1028" calcext:value-type="float">
            <text:p>2.31028</text:p>
          </table:table-cell>
          <table:table-cell office:value-type="float" office:value="997.503" calcext:value-type="float">
            <text:p>997.503</text:p>
          </table:table-cell>
          <table:table-cell office:value-type="float" office:value="0.187144" calcext:value-type="float">
            <text:p>0.18714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.51185" calcext:value-type="float">
            <text:p>2.51185</text:p>
          </table:table-cell>
          <table:table-cell office:value-type="float" office:value="997.272" calcext:value-type="float">
            <text:p>997.272</text:p>
          </table:table-cell>
          <table:table-cell office:value-type="float" office:value="0.215918" calcext:value-type="float">
            <text:p>0.21591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.73096" calcext:value-type="float">
            <text:p>2.73096</text:p>
          </table:table-cell>
          <table:table-cell office:value-type="float" office:value="997.022" calcext:value-type="float">
            <text:p>997.022</text:p>
          </table:table-cell>
          <table:table-cell office:value-type="float" office:value="0.247197" calcext:value-type="float">
            <text:p>0.24719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.9691" calcext:value-type="float">
            <text:p>2.9691</text:p>
          </table:table-cell>
          <table:table-cell office:value-type="float" office:value="996.75" calcext:value-type="float">
            <text:p>996.75</text:p>
          </table:table-cell>
          <table:table-cell office:value-type="float" office:value="0.281196" calcext:value-type="float">
            <text:p>0.28119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.22793" calcext:value-type="float">
            <text:p>3.22793</text:p>
          </table:table-cell>
          <table:table-cell office:value-type="float" office:value="996.454" calcext:value-type="float">
            <text:p>996.454</text:p>
          </table:table-cell>
          <table:table-cell office:value-type="float" office:value="0.318154" calcext:value-type="float">
            <text:p>0.31815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.50923" calcext:value-type="float">
            <text:p>3.50923</text:p>
          </table:table-cell>
          <table:table-cell office:value-type="float" office:value="996.132" calcext:value-type="float">
            <text:p>996.132</text:p>
          </table:table-cell>
          <table:table-cell office:value-type="float" office:value="0.358326" calcext:value-type="float">
            <text:p>0.35832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.81493" calcext:value-type="float">
            <text:p>3.81493</text:p>
          </table:table-cell>
          <table:table-cell office:value-type="float" office:value="995.783" calcext:value-type="float">
            <text:p>995.783</text:p>
          </table:table-cell>
          <table:table-cell office:value-type="float" office:value="0.401993" calcext:value-type="float">
            <text:p>0.40199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.14713" calcext:value-type="float">
            <text:p>4.14713</text:p>
          </table:table-cell>
          <table:table-cell office:value-type="float" office:value="995.403" calcext:value-type="float">
            <text:p>995.403</text:p>
          </table:table-cell>
          <table:table-cell office:value-type="float" office:value="0.449456" calcext:value-type="float">
            <text:p>0.44945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.5081" calcext:value-type="float">
            <text:p>4.5081</text:p>
          </table:table-cell>
          <table:table-cell office:value-type="float" office:value="994.991" calcext:value-type="float">
            <text:p>994.991</text:p>
          </table:table-cell>
          <table:table-cell office:value-type="float" office:value="0.501045" calcext:value-type="float">
            <text:p>0.50104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.9003" calcext:value-type="float">
            <text:p>4.9003</text:p>
          </table:table-cell>
          <table:table-cell office:value-type="float" office:value="994.543" calcext:value-type="float">
            <text:p>994.543</text:p>
          </table:table-cell>
          <table:table-cell office:value-type="float" office:value="0.557118" calcext:value-type="float">
            <text:p>0.5571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3264" calcext:value-type="float">
            <text:p>5.3264</text:p>
          </table:table-cell>
          <table:table-cell office:value-type="float" office:value="994.056" calcext:value-type="float">
            <text:p>994.056</text:p>
          </table:table-cell>
          <table:table-cell office:value-type="float" office:value="0.618063" calcext:value-type="float">
            <text:p>0.61806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.78929" calcext:value-type="float">
            <text:p>5.78929</text:p>
          </table:table-cell>
          <table:table-cell office:value-type="float" office:value="993.526" calcext:value-type="float">
            <text:p>993.526</text:p>
          </table:table-cell>
          <table:table-cell office:value-type="float" office:value="0.684299" calcext:value-type="float">
            <text:p>0.68429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.29211" calcext:value-type="float">
            <text:p>6.29211</text:p>
          </table:table-cell>
          <table:table-cell office:value-type="float" office:value="992.952" calcext:value-type="float">
            <text:p>992.952</text:p>
          </table:table-cell>
          <table:table-cell office:value-type="float" office:value="0.756285" calcext:value-type="float">
            <text:p>0.75628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6.83824" calcext:value-type="float">
            <text:p>6.83824</text:p>
          </table:table-cell>
          <table:table-cell office:value-type="float" office:value="992.327" calcext:value-type="float">
            <text:p>992.327</text:p>
          </table:table-cell>
          <table:table-cell office:value-type="float" office:value="0.834517" calcext:value-type="float">
            <text:p>0.83451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7.43133" calcext:value-type="float">
            <text:p>7.43133</text:p>
          </table:table-cell>
          <table:table-cell office:value-type="float" office:value="991.649" calcext:value-type="float">
            <text:p>991.649</text:p>
          </table:table-cell>
          <table:table-cell office:value-type="float" office:value="0.919531" calcext:value-type="float">
            <text:p>0.91953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8.07537" calcext:value-type="float">
            <text:p>8.07537</text:p>
          </table:table-cell>
          <table:table-cell office:value-type="float" office:value="990.913" calcext:value-type="float">
            <text:p>990.913</text:p>
          </table:table-cell>
          <table:table-cell office:value-type="float" office:value="1.01191" calcext:value-type="float">
            <text:p>1.01191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8.77463" calcext:value-type="float">
            <text:p>8.77463</text:p>
          </table:table-cell>
          <table:table-cell office:value-type="float" office:value="990.113" calcext:value-type="float">
            <text:p>990.113</text:p>
          </table:table-cell>
          <table:table-cell office:value-type="float" office:value="1.11229" calcext:value-type="float">
            <text:p>1.11229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9.53373" calcext:value-type="float">
            <text:p>9.53373</text:p>
          </table:table-cell>
          <table:table-cell office:value-type="float" office:value="989.245" calcext:value-type="float">
            <text:p>989.245</text:p>
          </table:table-cell>
          <table:table-cell office:value-type="float" office:value="1.22136" calcext:value-type="float">
            <text:p>1.22136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0.3577" calcext:value-type="float">
            <text:p>10.3577</text:p>
          </table:table-cell>
          <table:table-cell office:value-type="float" office:value="988.302" calcext:value-type="float">
            <text:p>988.302</text:p>
          </table:table-cell>
          <table:table-cell office:value-type="float" office:value="1.33985" calcext:value-type="float">
            <text:p>1.3398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1.2519" calcext:value-type="float">
            <text:p>11.2519</text:p>
          </table:table-cell>
          <table:table-cell office:value-type="float" office:value="987.28" calcext:value-type="float">
            <text:p>987.28</text:p>
          </table:table-cell>
          <table:table-cell office:value-type="float" office:value="1.46858" calcext:value-type="float">
            <text:p>1.468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2221" calcext:value-type="float">
            <text:p>12.2221</text:p>
          </table:table-cell>
          <table:table-cell office:value-type="float" office:value="986.17" calcext:value-type="float">
            <text:p>986.17</text:p>
          </table:table-cell>
          <table:table-cell office:value-type="float" office:value="1.60841" calcext:value-type="float">
            <text:p>1.60841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3.2746" calcext:value-type="float">
            <text:p>13.2746</text:p>
          </table:table-cell>
          <table:table-cell office:value-type="float" office:value="984.965" calcext:value-type="float">
            <text:p>984.965</text:p>
          </table:table-cell>
          <table:table-cell office:value-type="float" office:value="1.76029" calcext:value-type="float">
            <text:p>1.76029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4.4162" calcext:value-type="float">
            <text:p>14.4162</text:p>
          </table:table-cell>
          <table:table-cell office:value-type="float" office:value="983.659" calcext:value-type="float">
            <text:p>983.659</text:p>
          </table:table-cell>
          <table:table-cell office:value-type="float" office:value="1.92525" calcext:value-type="float">
            <text:p>1.9252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5.654" calcext:value-type="float">
            <text:p>15.654</text:p>
          </table:table-cell>
          <table:table-cell office:value-type="float" office:value="982.242" calcext:value-type="float">
            <text:p>982.242</text:p>
          </table:table-cell>
          <table:table-cell office:value-type="float" office:value="2.10438" calcext:value-type="float">
            <text:p>2.10438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6.996" calcext:value-type="float">
            <text:p>16.996</text:p>
          </table:table-cell>
          <table:table-cell office:value-type="float" office:value="980.705" calcext:value-type="float">
            <text:p>980.705</text:p>
          </table:table-cell>
          <table:table-cell office:value-type="float" office:value="2.29889" calcext:value-type="float">
            <text:p>2.29889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8.4503" calcext:value-type="float">
            <text:p>18.4503</text:p>
          </table:table-cell>
          <table:table-cell office:value-type="float" office:value="979.04" calcext:value-type="float">
            <text:p>979.04</text:p>
          </table:table-cell>
          <table:table-cell office:value-type="float" office:value="2.51006" calcext:value-type="float">
            <text:p>2.51006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0.0261" calcext:value-type="float">
            <text:p>20.0261</text:p>
          </table:table-cell>
          <table:table-cell office:value-type="float" office:value="977.235" calcext:value-type="float">
            <text:p>977.235</text:p>
          </table:table-cell>
          <table:table-cell office:value-type="float" office:value="2.73929" calcext:value-type="float">
            <text:p>2.73929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1.7327" calcext:value-type="float">
            <text:p>21.7327</text:p>
          </table:table-cell>
          <table:table-cell office:value-type="float" office:value="975.279" calcext:value-type="float">
            <text:p>975.279</text:p>
          </table:table-cell>
          <table:table-cell office:value-type="float" office:value="2.9881" calcext:value-type="float">
            <text:p>2.9881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3.5806" calcext:value-type="float">
            <text:p>23.5806</text:p>
          </table:table-cell>
          <table:table-cell office:value-type="float" office:value="973.161" calcext:value-type="float">
            <text:p>973.161</text:p>
          </table:table-cell>
          <table:table-cell office:value-type="float" office:value="3.2581" calcext:value-type="float">
            <text:p>3.2581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5.5807" calcext:value-type="float">
            <text:p>25.5807</text:p>
          </table:table-cell>
          <table:table-cell office:value-type="float" office:value="970.868" calcext:value-type="float">
            <text:p>970.868</text:p>
          </table:table-cell>
          <table:table-cell office:value-type="float" office:value="3.55104" calcext:value-type="float">
            <text:p>3.55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.7444" calcext:value-type="float">
            <text:p>27.7444</text:p>
          </table:table-cell>
          <table:table-cell office:value-type="float" office:value="968.387" calcext:value-type="float">
            <text:p>968.387</text:p>
          </table:table-cell>
          <table:table-cell office:value-type="float" office:value="3.86883" calcext:value-type="float">
            <text:p>3.8688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0.0844" calcext:value-type="float">
            <text:p>30.0844</text:p>
          </table:table-cell>
          <table:table-cell office:value-type="float" office:value="965.702" calcext:value-type="float">
            <text:p>965.702</text:p>
          </table:table-cell>
          <table:table-cell office:value-type="float" office:value="4.21349" calcext:value-type="float">
            <text:p>4.2134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2.6136" calcext:value-type="float">
            <text:p>32.6136</text:p>
          </table:table-cell>
          <table:table-cell office:value-type="float" office:value="962.799" calcext:value-type="float">
            <text:p>962.799</text:p>
          </table:table-cell>
          <table:table-cell office:value-type="float" office:value="4.5872" calcext:value-type="float">
            <text:p>4.587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5.3459" calcext:value-type="float">
            <text:p>35.3459</text:p>
          </table:table-cell>
          <table:table-cell office:value-type="float" office:value="959.662" calcext:value-type="float">
            <text:p>959.662</text:p>
          </table:table-cell>
          <table:table-cell office:value-type="float" office:value="4.99232" calcext:value-type="float">
            <text:p>4.9923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8.2961" calcext:value-type="float">
            <text:p>38.2961</text:p>
          </table:table-cell>
          <table:table-cell office:value-type="float" office:value="956.273" calcext:value-type="float">
            <text:p>956.273</text:p>
          </table:table-cell>
          <table:table-cell office:value-type="float" office:value="5.43137" calcext:value-type="float">
            <text:p>5.4313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1.4796" calcext:value-type="float">
            <text:p>41.4796</text:p>
          </table:table-cell>
          <table:table-cell office:value-type="float" office:value="952.613" calcext:value-type="float">
            <text:p>952.613</text:p>
          </table:table-cell>
          <table:table-cell office:value-type="float" office:value="5.90706" calcext:value-type="float">
            <text:p>5.90706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4.9125" calcext:value-type="float">
            <text:p>44.9125</text:p>
          </table:table-cell>
          <table:table-cell office:value-type="float" office:value="948.665" calcext:value-type="float">
            <text:p>948.665</text:p>
          </table:table-cell>
          <table:table-cell office:value-type="float" office:value="6.42227" calcext:value-type="float">
            <text:p>6.4222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8.6118" calcext:value-type="float">
            <text:p>48.6118</text:p>
          </table:table-cell>
          <table:table-cell office:value-type="float" office:value="944.408" calcext:value-type="float">
            <text:p>944.408</text:p>
          </table:table-cell>
          <table:table-cell office:value-type="float" office:value="6.98011" calcext:value-type="float">
            <text:p>6.9801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2.595" calcext:value-type="float">
            <text:p>52.595</text:p>
          </table:table-cell>
          <table:table-cell office:value-type="float" office:value="939.821" calcext:value-type="float">
            <text:p>939.821</text:p>
          </table:table-cell>
          <table:table-cell office:value-type="float" office:value="7.58388" calcext:value-type="float">
            <text:p>7.58388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56.8806" calcext:value-type="float">
            <text:p>56.8806</text:p>
          </table:table-cell>
          <table:table-cell office:value-type="float" office:value="934.882" calcext:value-type="float">
            <text:p>934.882</text:p>
          </table:table-cell>
          <table:table-cell office:value-type="float" office:value="8.2371" calcext:value-type="float">
            <text:p>8.23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.4873" calcext:value-type="float">
            <text:p>61.4873</text:p>
          </table:table-cell>
          <table:table-cell office:value-type="float" office:value="929.569" calcext:value-type="float">
            <text:p>929.569</text:p>
          </table:table-cell>
          <table:table-cell office:value-type="float" office:value="8.94354" calcext:value-type="float">
            <text:p>8.94354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66.4343" calcext:value-type="float">
            <text:p>66.4343</text:p>
          </table:table-cell>
          <table:table-cell office:value-type="float" office:value="923.859" calcext:value-type="float">
            <text:p>923.859</text:p>
          </table:table-cell>
          <table:table-cell office:value-type="float" office:value="9.70716" calcext:value-type="float">
            <text:p>9.70716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71.7415" calcext:value-type="float">
            <text:p>71.7415</text:p>
          </table:table-cell>
          <table:table-cell office:value-type="float" office:value="917.726" calcext:value-type="float">
            <text:p>917.726</text:p>
          </table:table-cell>
          <table:table-cell office:value-type="float" office:value="10.5322" calcext:value-type="float">
            <text:p>10.5322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77.4286" calcext:value-type="float">
            <text:p>77.4286</text:p>
          </table:table-cell>
          <table:table-cell office:value-type="float" office:value="911.148" calcext:value-type="float">
            <text:p>911.148</text:p>
          </table:table-cell>
          <table:table-cell office:value-type="float" office:value="11.4231" calcext:value-type="float">
            <text:p>11.423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83.5157" calcext:value-type="float">
            <text:p>83.5157</text:p>
          </table:table-cell>
          <table:table-cell office:value-type="float" office:value="904.1" calcext:value-type="float">
            <text:p>904.1</text:p>
          </table:table-cell>
          <table:table-cell office:value-type="float" office:value="12.3846" calcext:value-type="float">
            <text:p>12.384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0.0224" calcext:value-type="float">
            <text:p>90.0224</text:p>
          </table:table-cell>
          <table:table-cell office:value-type="float" office:value="896.556" calcext:value-type="float">
            <text:p>896.556</text:p>
          </table:table-cell>
          <table:table-cell office:value-type="float" office:value="13.4217" calcext:value-type="float">
            <text:p>13.421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6.9681" calcext:value-type="float">
            <text:p>96.9681</text:p>
          </table:table-cell>
          <table:table-cell office:value-type="float" office:value="888.492" calcext:value-type="float">
            <text:p>888.492</text:p>
          </table:table-cell>
          <table:table-cell office:value-type="float" office:value="14.5395" calcext:value-type="float">
            <text:p>14.5395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04.372" calcext:value-type="float">
            <text:p>104.372</text:p>
          </table:table-cell>
          <table:table-cell office:value-type="float" office:value="879.885" calcext:value-type="float">
            <text:p>879.885</text:p>
          </table:table-cell>
          <table:table-cell office:value-type="float" office:value="15.7435" calcext:value-type="float">
            <text:p>15.7435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12.25" calcext:value-type="float">
            <text:p>112.25</text:p>
          </table:table-cell>
          <table:table-cell office:value-type="float" office:value="870.71" calcext:value-type="float">
            <text:p>870.71</text:p>
          </table:table-cell>
          <table:table-cell office:value-type="float" office:value="17.0394" calcext:value-type="float">
            <text:p>17.0394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20.621" calcext:value-type="float">
            <text:p>120.621</text:p>
          </table:table-cell>
          <table:table-cell office:value-type="float" office:value="860.946" calcext:value-type="float">
            <text:p>860.946</text:p>
          </table:table-cell>
          <table:table-cell office:value-type="float" office:value="18.4331" calcext:value-type="float">
            <text:p>18.43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9.498" calcext:value-type="float">
            <text:p>129.498</text:p>
          </table:table-cell>
          <table:table-cell office:value-type="float" office:value="850.571" calcext:value-type="float">
            <text:p>850.571</text:p>
          </table:table-cell>
          <table:table-cell office:value-type="float" office:value="19.9306" calcext:value-type="float">
            <text:p>19.930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38.894" calcext:value-type="float">
            <text:p>138.894</text:p>
          </table:table-cell>
          <table:table-cell office:value-type="float" office:value="839.568" calcext:value-type="float">
            <text:p>839.568</text:p>
          </table:table-cell>
          <table:table-cell office:value-type="float" office:value="21.5383" calcext:value-type="float">
            <text:p>21.538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48.819" calcext:value-type="float">
            <text:p>148.819</text:p>
          </table:table-cell>
          <table:table-cell office:value-type="float" office:value="827.918" calcext:value-type="float">
            <text:p>827.918</text:p>
          </table:table-cell>
          <table:table-cell office:value-type="float" office:value="23.2625" calcext:value-type="float">
            <text:p>23.262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59.28" calcext:value-type="float">
            <text:p>159.28</text:p>
          </table:table-cell>
          <table:table-cell office:value-type="float" office:value="815.61" calcext:value-type="float">
            <text:p>815.61</text:p>
          </table:table-cell>
          <table:table-cell office:value-type="float" office:value="25.1098" calcext:value-type="float">
            <text:p>25.109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70.28" calcext:value-type="float">
            <text:p>170.28</text:p>
          </table:table-cell>
          <table:table-cell office:value-type="float" office:value="802.633" calcext:value-type="float">
            <text:p>802.633</text:p>
          </table:table-cell>
          <table:table-cell office:value-type="float" office:value="27.0869" calcext:value-type="float">
            <text:p>27.086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81.819" calcext:value-type="float">
            <text:p>181.819</text:p>
          </table:table-cell>
          <table:table-cell office:value-type="float" office:value="788.981" calcext:value-type="float">
            <text:p>788.981</text:p>
          </table:table-cell>
          <table:table-cell office:value-type="float" office:value="29.2003" calcext:value-type="float">
            <text:p>29.200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93.891" calcext:value-type="float">
            <text:p>193.891</text:p>
          </table:table-cell>
          <table:table-cell office:value-type="float" office:value="774.652" calcext:value-type="float">
            <text:p>774.652</text:p>
          </table:table-cell>
          <table:table-cell office:value-type="float" office:value="31.4568" calcext:value-type="float">
            <text:p>31.456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06.487" calcext:value-type="float">
            <text:p>206.487</text:p>
          </table:table-cell>
          <table:table-cell office:value-type="float" office:value="759.65" calcext:value-type="float">
            <text:p>759.65</text:p>
          </table:table-cell>
          <table:table-cell office:value-type="float" office:value="33.863" calcext:value-type="float">
            <text:p>33.86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19.592" calcext:value-type="float">
            <text:p>219.592</text:p>
          </table:table-cell>
          <table:table-cell office:value-type="float" office:value="743.983" calcext:value-type="float">
            <text:p>743.983</text:p>
          </table:table-cell>
          <table:table-cell office:value-type="float" office:value="36.4253" calcext:value-type="float">
            <text:p>36.4253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33.184" calcext:value-type="float">
            <text:p>233.184</text:p>
          </table:table-cell>
          <table:table-cell office:value-type="float" office:value="727.666" calcext:value-type="float">
            <text:p>727.666</text:p>
          </table:table-cell>
          <table:table-cell office:value-type="float" office:value="39.1499" calcext:value-type="float">
            <text:p>39.14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7.237" calcext:value-type="float">
            <text:p>247.237</text:p>
          </table:table-cell>
          <table:table-cell office:value-type="float" office:value="710.72" calcext:value-type="float">
            <text:p>710.72</text:p>
          </table:table-cell>
          <table:table-cell office:value-type="float" office:value="42.043" calcext:value-type="float">
            <text:p>42.043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261.719" calcext:value-type="float">
            <text:p>261.719</text:p>
          </table:table-cell>
          <table:table-cell office:value-type="float" office:value="693.171" calcext:value-type="float">
            <text:p>693.171</text:p>
          </table:table-cell>
          <table:table-cell office:value-type="float" office:value="45.1101" calcext:value-type="float">
            <text:p>45.1101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76.589" calcext:value-type="float">
            <text:p>276.589</text:p>
          </table:table-cell>
          <table:table-cell office:value-type="float" office:value="675.055" calcext:value-type="float">
            <text:p>675.055</text:p>
          </table:table-cell>
          <table:table-cell office:value-type="float" office:value="48.3565" calcext:value-type="float">
            <text:p>48.3565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91.803" calcext:value-type="float">
            <text:p>291.803</text:p>
          </table:table-cell>
          <table:table-cell office:value-type="float" office:value="656.41" calcext:value-type="float">
            <text:p>656.41</text:p>
          </table:table-cell>
          <table:table-cell office:value-type="float" office:value="51.787" calcext:value-type="float">
            <text:p>51.787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307.309" calcext:value-type="float">
            <text:p>307.309</text:p>
          </table:table-cell>
          <table:table-cell office:value-type="float" office:value="637.285" calcext:value-type="float">
            <text:p>637.285</text:p>
          </table:table-cell>
          <table:table-cell office:value-type="float" office:value="55.4058" calcext:value-type="float">
            <text:p>55.4058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323.052" calcext:value-type="float">
            <text:p>323.052</text:p>
          </table:table-cell>
          <table:table-cell office:value-type="float" office:value="617.731" calcext:value-type="float">
            <text:p>617.731</text:p>
          </table:table-cell>
          <table:table-cell office:value-type="float" office:value="59.2164" calcext:value-type="float">
            <text:p>59.2164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338.97" calcext:value-type="float">
            <text:p>338.97</text:p>
          </table:table-cell>
          <table:table-cell office:value-type="float" office:value="597.808" calcext:value-type="float">
            <text:p>597.808</text:p>
          </table:table-cell>
          <table:table-cell office:value-type="float" office:value="63.2216" calcext:value-type="float">
            <text:p>63.2216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54.997" calcext:value-type="float">
            <text:p>354.997</text:p>
          </table:table-cell>
          <table:table-cell office:value-type="float" office:value="577.58" calcext:value-type="float">
            <text:p>577.58</text:p>
          </table:table-cell>
          <table:table-cell office:value-type="float" office:value="67.4236" calcext:value-type="float">
            <text:p>67.4236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371.063" calcext:value-type="float">
            <text:p>371.063</text:p>
          </table:table-cell>
          <table:table-cell office:value-type="float" office:value="557.113" calcext:value-type="float">
            <text:p>557.113</text:p>
          </table:table-cell>
          <table:table-cell office:value-type="float" office:value="71.8236" calcext:value-type="float">
            <text:p>71.8236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87.097" calcext:value-type="float">
            <text:p>387.097</text:p>
          </table:table-cell>
          <table:table-cell office:value-type="float" office:value="536.481" calcext:value-type="float">
            <text:p>536.481</text:p>
          </table:table-cell>
          <table:table-cell office:value-type="float" office:value="76.422" calcext:value-type="float">
            <text:p>76.4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3.026" calcext:value-type="float">
            <text:p>403.026</text:p>
          </table:table-cell>
          <table:table-cell office:value-type="float" office:value="515.756" calcext:value-type="float">
            <text:p>515.756</text:p>
          </table:table-cell>
          <table:table-cell office:value-type="float" office:value="81.2183" calcext:value-type="float">
            <text:p>81.2183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418.774" calcext:value-type="float">
            <text:p>418.774</text:p>
          </table:table-cell>
          <table:table-cell office:value-type="float" office:value="495.015" calcext:value-type="float">
            <text:p>495.015</text:p>
          </table:table-cell>
          <table:table-cell office:value-type="float" office:value="86.211" calcext:value-type="float">
            <text:p>86.211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434.269" calcext:value-type="float">
            <text:p>434.269</text:p>
          </table:table-cell>
          <table:table-cell office:value-type="float" office:value="474.333" calcext:value-type="float">
            <text:p>474.333</text:p>
          </table:table-cell>
          <table:table-cell office:value-type="float" office:value="91.3978" calcext:value-type="float">
            <text:p>91.3978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449.44" calcext:value-type="float">
            <text:p>449.44</text:p>
          </table:table-cell>
          <table:table-cell office:value-type="float" office:value="453.785" calcext:value-type="float">
            <text:p>453.785</text:p>
          </table:table-cell>
          <table:table-cell office:value-type="float" office:value="96.7754" calcext:value-type="float">
            <text:p>96.7754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464.217" calcext:value-type="float">
            <text:p>464.217</text:p>
          </table:table-cell>
          <table:table-cell office:value-type="float" office:value="433.444" calcext:value-type="float">
            <text:p>433.444</text:p>
          </table:table-cell>
          <table:table-cell office:value-type="float" office:value="102.34" calcext:value-type="float">
            <text:p>102.34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478.535" calcext:value-type="float">
            <text:p>478.535</text:p>
          </table:table-cell>
          <table:table-cell office:value-type="float" office:value="413.379" calcext:value-type="float">
            <text:p>413.379</text:p>
          </table:table-cell>
          <table:table-cell office:value-type="float" office:value="108.085" calcext:value-type="float">
            <text:p>108.085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492.335" calcext:value-type="float">
            <text:p>492.335</text:p>
          </table:table-cell>
          <table:table-cell office:value-type="float" office:value="393.658" calcext:value-type="float">
            <text:p>393.658</text:p>
          </table:table-cell>
          <table:table-cell office:value-type="float" office:value="114.007" calcext:value-type="float">
            <text:p>114.007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505.562" calcext:value-type="float">
            <text:p>505.562</text:p>
          </table:table-cell>
          <table:table-cell office:value-type="float" office:value="374.34" calcext:value-type="float">
            <text:p>374.34</text:p>
          </table:table-cell>
          <table:table-cell office:value-type="float" office:value="120.098" calcext:value-type="float">
            <text:p>120.098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518.168" calcext:value-type="float">
            <text:p>518.168</text:p>
          </table:table-cell>
          <table:table-cell office:value-type="float" office:value="355.481" calcext:value-type="float">
            <text:p>355.481</text:p>
          </table:table-cell>
          <table:table-cell office:value-type="float" office:value="126.351" calcext:value-type="float">
            <text:p>126.351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530.111" calcext:value-type="float">
            <text:p>530.111</text:p>
          </table:table-cell>
          <table:table-cell office:value-type="float" office:value="337.132" calcext:value-type="float">
            <text:p>337.132</text:p>
          </table:table-cell>
          <table:table-cell office:value-type="float" office:value="132.758" calcext:value-type="float">
            <text:p>132.7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1.356" calcext:value-type="float">
            <text:p>541.356</text:p>
          </table:table-cell>
          <table:table-cell office:value-type="float" office:value="319.334" calcext:value-type="float">
            <text:p>319.334</text:p>
          </table:table-cell>
          <table:table-cell office:value-type="float" office:value="139.31" calcext:value-type="float">
            <text:p>139.31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551.876" calcext:value-type="float">
            <text:p>551.876</text:p>
          </table:table-cell>
          <table:table-cell office:value-type="float" office:value="302.124" calcext:value-type="float">
            <text:p>302.12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561.651" calcext:value-type="float">
            <text:p>561.651</text:p>
          </table:table-cell>
          <table:table-cell office:value-type="float" office:value="285.531" calcext:value-type="float">
            <text:p>285.531</text:p>
          </table:table-cell>
          <table:table-cell office:value-type="float" office:value="152.817" calcext:value-type="float">
            <text:p>152.81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570.668" calcext:value-type="float">
            <text:p>570.668</text:p>
          </table:table-cell>
          <table:table-cell office:value-type="float" office:value="269.579" calcext:value-type="float">
            <text:p>269.579</text:p>
          </table:table-cell>
          <table:table-cell office:value-type="float" office:value="159.753" calcext:value-type="float">
            <text:p>159.753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578.918" calcext:value-type="float">
            <text:p>578.918</text:p>
          </table:table-cell>
          <table:table-cell office:value-type="float" office:value="254.284" calcext:value-type="float">
            <text:p>254.284</text:p>
          </table:table-cell>
          <table:table-cell office:value-type="float" office:value="166.798" calcext:value-type="float">
            <text:p>166.798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586.403" calcext:value-type="float">
            <text:p>586.403</text:p>
          </table:table-cell>
          <table:table-cell office:value-type="float" office:value="239.656" calcext:value-type="float">
            <text:p>239.656</text:p>
          </table:table-cell>
          <table:table-cell office:value-type="float" office:value="173.941" calcext:value-type="float">
            <text:p>173.941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593.126" calcext:value-type="float">
            <text:p>593.126</text:p>
          </table:table-cell>
          <table:table-cell office:value-type="float" office:value="225.699" calcext:value-type="float">
            <text:p>225.699</text:p>
          </table:table-cell>
          <table:table-cell office:value-type="float" office:value="181.175" calcext:value-type="float">
            <text:p>181.175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599.099" calcext:value-type="float">
            <text:p>599.099</text:p>
          </table:table-cell>
          <table:table-cell office:value-type="float" office:value="212.413" calcext:value-type="float">
            <text:p>212.413</text:p>
          </table:table-cell>
          <table:table-cell office:value-type="float" office:value="188.488" calcext:value-type="float">
            <text:p>188.488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604.336" calcext:value-type="float">
            <text:p>604.336</text:p>
          </table:table-cell>
          <table:table-cell office:value-type="float" office:value="199.792" calcext:value-type="float">
            <text:p>199.792</text:p>
          </table:table-cell>
          <table:table-cell office:value-type="float" office:value="195.872" calcext:value-type="float">
            <text:p>195.872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608.856" calcext:value-type="float">
            <text:p>608.856</text:p>
          </table:table-cell>
          <table:table-cell office:value-type="float" office:value="187.826" calcext:value-type="float">
            <text:p>187.826</text:p>
          </table:table-cell>
          <table:table-cell office:value-type="float" office:value="203.318" calcext:value-type="float">
            <text:p>203.3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2.681" calcext:value-type="float">
            <text:p>612.681</text:p>
          </table:table-cell>
          <table:table-cell office:value-type="float" office:value="176.503" calcext:value-type="float">
            <text:p>176.503</text:p>
          </table:table-cell>
          <table:table-cell office:value-type="float" office:value="210.815" calcext:value-type="float">
            <text:p>210.815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615.837" calcext:value-type="float">
            <text:p>615.837</text:p>
          </table:table-cell>
          <table:table-cell office:value-type="float" office:value="165.807" calcext:value-type="float">
            <text:p>165.807</text:p>
          </table:table-cell>
          <table:table-cell office:value-type="float" office:value="218.357" calcext:value-type="float">
            <text:p>218.357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18.35" calcext:value-type="float">
            <text:p>618.35</text:p>
          </table:table-cell>
          <table:table-cell office:value-type="float" office:value="155.717" calcext:value-type="float">
            <text:p>155.717</text:p>
          </table:table-cell>
          <table:table-cell office:value-type="float" office:value="225.934" calcext:value-type="float">
            <text:p>225.934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620.249" calcext:value-type="float">
            <text:p>620.249</text:p>
          </table:table-cell>
          <table:table-cell office:value-type="float" office:value="146.214" calcext:value-type="float">
            <text:p>146.214</text:p>
          </table:table-cell>
          <table:table-cell office:value-type="float" office:value="233.537" calcext:value-type="float">
            <text:p>233.537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621.565" calcext:value-type="float">
            <text:p>621.565</text:p>
          </table:table-cell>
          <table:table-cell office:value-type="float" office:value="137.274" calcext:value-type="float">
            <text:p>137.274</text:p>
          </table:table-cell>
          <table:table-cell office:value-type="float" office:value="241.161" calcext:value-type="float">
            <text:p>241.161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22.328" calcext:value-type="float">
            <text:p>622.328</text:p>
          </table:table-cell>
          <table:table-cell office:value-type="float" office:value="128.876" calcext:value-type="float">
            <text:p>128.876</text:p>
          </table:table-cell>
          <table:table-cell office:value-type="float" office:value="248.796" calcext:value-type="float">
            <text:p>248.796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622.569" calcext:value-type="float">
            <text:p>622.569</text:p>
          </table:table-cell>
          <table:table-cell office:value-type="float" office:value="120.994" calcext:value-type="float">
            <text:p>120.994</text:p>
          </table:table-cell>
          <table:table-cell office:value-type="float" office:value="256.437" calcext:value-type="float">
            <text:p>256.437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622.319" calcext:value-type="float">
            <text:p>622.319</text:p>
          </table:table-cell>
          <table:table-cell office:value-type="float" office:value="113.604" calcext:value-type="float">
            <text:p>113.604</text:p>
          </table:table-cell>
          <table:table-cell office:value-type="float" office:value="264.077" calcext:value-type="float">
            <text:p>264.077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621.61" calcext:value-type="float">
            <text:p>621.61</text:p>
          </table:table-cell>
          <table:table-cell office:value-type="float" office:value="106.681" calcext:value-type="float">
            <text:p>106.681</text:p>
          </table:table-cell>
          <table:table-cell office:value-type="float" office:value="271.709" calcext:value-type="float">
            <text:p>271.70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20.471" calcext:value-type="float">
            <text:p>620.471</text:p>
          </table:table-cell>
          <table:table-cell office:value-type="float" office:value="100.2" calcext:value-type="float">
            <text:p>100.2</text:p>
          </table:table-cell>
          <table:table-cell office:value-type="float" office:value="279.328" calcext:value-type="float">
            <text:p>279.3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8.933" calcext:value-type="float">
            <text:p>618.933</text:p>
          </table:table-cell>
          <table:table-cell office:value-type="float" office:value="94.1381" calcext:value-type="float">
            <text:p>94.1381</text:p>
          </table:table-cell>
          <table:table-cell office:value-type="float" office:value="286.929" calcext:value-type="float">
            <text:p>286.929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617.023" calcext:value-type="float">
            <text:p>617.023</text:p>
          </table:table-cell>
          <table:table-cell office:value-type="float" office:value="88.471" calcext:value-type="float">
            <text:p>88.471</text:p>
          </table:table-cell>
          <table:table-cell office:value-type="float" office:value="294.506" calcext:value-type="float">
            <text:p>294.506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614.769" calcext:value-type="float">
            <text:p>614.769</text:p>
          </table:table-cell>
          <table:table-cell office:value-type="float" office:value="83.1757" calcext:value-type="float">
            <text:p>83.1757</text:p>
          </table:table-cell>
          <table:table-cell office:value-type="float" office:value="302.056" calcext:value-type="float">
            <text:p>302.056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612.197" calcext:value-type="float">
            <text:p>612.197</text:p>
          </table:table-cell>
          <table:table-cell office:value-type="float" office:value="78.2301" calcext:value-type="float">
            <text:p>78.2301</text:p>
          </table:table-cell>
          <table:table-cell office:value-type="float" office:value="309.572" calcext:value-type="float">
            <text:p>309.572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609.334" calcext:value-type="float">
            <text:p>609.334</text:p>
          </table:table-cell>
          <table:table-cell office:value-type="float" office:value="73.6129" calcext:value-type="float">
            <text:p>73.6129</text:p>
          </table:table-cell>
          <table:table-cell office:value-type="float" office:value="317.053" calcext:value-type="float">
            <text:p>317.053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606.203" calcext:value-type="float">
            <text:p>606.203</text:p>
          </table:table-cell>
          <table:table-cell office:value-type="float" office:value="69.3035" calcext:value-type="float">
            <text:p>69.3035</text:p>
          </table:table-cell>
          <table:table-cell office:value-type="float" office:value="324.493" calcext:value-type="float">
            <text:p>324.493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602.827" calcext:value-type="float">
            <text:p>602.827</text:p>
          </table:table-cell>
          <table:table-cell office:value-type="float" office:value="65.2826" calcext:value-type="float">
            <text:p>65.2826</text:p>
          </table:table-cell>
          <table:table-cell office:value-type="float" office:value="331.891" calcext:value-type="float">
            <text:p>331.891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599.227" calcext:value-type="float">
            <text:p>599.227</text:p>
          </table:table-cell>
          <table:table-cell office:value-type="float" office:value="61.5315" calcext:value-type="float">
            <text:p>61.5315</text:p>
          </table:table-cell>
          <table:table-cell office:value-type="float" office:value="339.242" calcext:value-type="float">
            <text:p>339.242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595.424" calcext:value-type="float">
            <text:p>595.424</text:p>
          </table:table-cell>
          <table:table-cell office:value-type="float" office:value="58.0329" calcext:value-type="float">
            <text:p>58.0329</text:p>
          </table:table-cell>
          <table:table-cell office:value-type="float" office:value="346.544" calcext:value-type="float">
            <text:p>346.544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591.436" calcext:value-type="float">
            <text:p>591.436</text:p>
          </table:table-cell>
          <table:table-cell office:value-type="float" office:value="54.7699" calcext:value-type="float">
            <text:p>54.7699</text:p>
          </table:table-cell>
          <table:table-cell office:value-type="float" office:value="353.794" calcext:value-type="float">
            <text:p>353.7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7.283" calcext:value-type="float">
            <text:p>587.283</text:p>
          </table:table-cell>
          <table:table-cell office:value-type="float" office:value="51.7272" calcext:value-type="float">
            <text:p>51.7272</text:p>
          </table:table-cell>
          <table:table-cell office:value-type="float" office:value="360.99" calcext:value-type="float">
            <text:p>360.99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582.979" calcext:value-type="float">
            <text:p>582.979</text:p>
          </table:table-cell>
          <table:table-cell office:value-type="float" office:value="48.8899" calcext:value-type="float">
            <text:p>48.8899</text:p>
          </table:table-cell>
          <table:table-cell office:value-type="float" office:value="368.131" calcext:value-type="float">
            <text:p>368.131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578.542" calcext:value-type="float">
            <text:p>578.542</text:p>
          </table:table-cell>
          <table:table-cell office:value-type="float" office:value="46.2442" calcext:value-type="float">
            <text:p>46.2442</text:p>
          </table:table-cell>
          <table:table-cell office:value-type="float" office:value="375.214" calcext:value-type="float">
            <text:p>375.214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573.986" calcext:value-type="float">
            <text:p>573.986</text:p>
          </table:table-cell>
          <table:table-cell office:value-type="float" office:value="43.7772" calcext:value-type="float">
            <text:p>43.7772</text:p>
          </table:table-cell>
          <table:table-cell office:value-type="float" office:value="382.237" calcext:value-type="float">
            <text:p>382.237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569.324" calcext:value-type="float">
            <text:p>569.324</text:p>
          </table:table-cell>
          <table:table-cell office:value-type="float" office:value="41.4768" calcext:value-type="float">
            <text:p>41.4768</text:p>
          </table:table-cell>
          <table:table-cell office:value-type="float" office:value="389.199" calcext:value-type="float">
            <text:p>389.19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64.569" calcext:value-type="float">
            <text:p>564.569</text:p>
          </table:table-cell>
          <table:table-cell office:value-type="float" office:value="39.3316" calcext:value-type="float">
            <text:p>39.3316</text:p>
          </table:table-cell>
          <table:table-cell office:value-type="float" office:value="396.1" calcext:value-type="float">
            <text:p>396.1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559.732" calcext:value-type="float">
            <text:p>559.732</text:p>
          </table:table-cell>
          <table:table-cell office:value-type="float" office:value="37.3311" calcext:value-type="float">
            <text:p>37.3311</text:p>
          </table:table-cell>
          <table:table-cell office:value-type="float" office:value="402.937" calcext:value-type="float">
            <text:p>402.937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554.825" calcext:value-type="float">
            <text:p>554.825</text:p>
          </table:table-cell>
          <table:table-cell office:value-type="float" office:value="35.4654" calcext:value-type="float">
            <text:p>35.4654</text:p>
          </table:table-cell>
          <table:table-cell office:value-type="float" office:value="409.71" calcext:value-type="float">
            <text:p>409.71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549.857" calcext:value-type="float">
            <text:p>549.857</text:p>
          </table:table-cell>
          <table:table-cell office:value-type="float" office:value="33.7253" calcext:value-type="float">
            <text:p>33.7253</text:p>
          </table:table-cell>
          <table:table-cell office:value-type="float" office:value="416.417" calcext:value-type="float">
            <text:p>416.417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544.839" calcext:value-type="float">
            <text:p>544.839</text:p>
          </table:table-cell>
          <table:table-cell office:value-type="float" office:value="32.1022" calcext:value-type="float">
            <text:p>32.1022</text:p>
          </table:table-cell>
          <table:table-cell office:value-type="float" office:value="423.059" calcext:value-type="float">
            <text:p>423.0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9.777" calcext:value-type="float">
            <text:p>539.777</text:p>
          </table:table-cell>
          <table:table-cell office:value-type="float" office:value="30.5881" calcext:value-type="float">
            <text:p>30.5881</text:p>
          </table:table-cell>
          <table:table-cell office:value-type="float" office:value="429.635" calcext:value-type="float">
            <text:p>429.635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534.681" calcext:value-type="float">
            <text:p>534.681</text:p>
          </table:table-cell>
          <table:table-cell office:value-type="float" office:value="29.1757" calcext:value-type="float">
            <text:p>29.1757</text:p>
          </table:table-cell>
          <table:table-cell office:value-type="float" office:value="436.143" calcext:value-type="float">
            <text:p>436.143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529.557" calcext:value-type="float">
            <text:p>529.557</text:p>
          </table:table-cell>
          <table:table-cell office:value-type="float" office:value="27.858" calcext:value-type="float">
            <text:p>27.858</text:p>
          </table:table-cell>
          <table:table-cell office:value-type="float" office:value="442.585" calcext:value-type="float">
            <text:p>442.585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24.413" calcext:value-type="float">
            <text:p>524.413</text:p>
          </table:table-cell>
          <table:table-cell office:value-type="float" office:value="26.6286" calcext:value-type="float">
            <text:p>26.6286</text:p>
          </table:table-cell>
          <table:table-cell office:value-type="float" office:value="448.958" calcext:value-type="float">
            <text:p>448.958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519.255" calcext:value-type="float">
            <text:p>519.255</text:p>
          </table:table-cell>
          <table:table-cell office:value-type="float" office:value="25.4816" calcext:value-type="float">
            <text:p>25.4816</text:p>
          </table:table-cell>
          <table:table-cell office:value-type="float" office:value="455.264" calcext:value-type="float">
            <text:p>455.264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514.087" calcext:value-type="float">
            <text:p>514.087</text:p>
          </table:table-cell>
          <table:table-cell office:value-type="float" office:value="24.4114" calcext:value-type="float">
            <text:p>24.4114</text:p>
          </table:table-cell>
          <table:table-cell office:value-type="float" office:value="461.502" calcext:value-type="float">
            <text:p>461.502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508.916" calcext:value-type="float">
            <text:p>508.916</text:p>
          </table:table-cell>
          <table:table-cell office:value-type="float" office:value="23.4128" calcext:value-type="float">
            <text:p>23.4128</text:p>
          </table:table-cell>
          <table:table-cell office:value-type="float" office:value="467.671" calcext:value-type="float">
            <text:p>467.671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503.746" calcext:value-type="float">
            <text:p>503.746</text:p>
          </table:table-cell>
          <table:table-cell office:value-type="float" office:value="22.481" calcext:value-type="float">
            <text:p>22.481</text:p>
          </table:table-cell>
          <table:table-cell office:value-type="float" office:value="473.773" calcext:value-type="float">
            <text:p>473.773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98.582" calcext:value-type="float">
            <text:p>498.582</text:p>
          </table:table-cell>
          <table:table-cell office:value-type="float" office:value="21.6118" calcext:value-type="float">
            <text:p>21.6118</text:p>
          </table:table-cell>
          <table:table-cell office:value-type="float" office:value="479.807" calcext:value-type="float">
            <text:p>479.807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493.427" calcext:value-type="float">
            <text:p>493.427</text:p>
          </table:table-cell>
          <table:table-cell office:value-type="float" office:value="20.8008" calcext:value-type="float">
            <text:p>20.8008</text:p>
          </table:table-cell>
          <table:table-cell office:value-type="float" office:value="485.772" calcext:value-type="float">
            <text:p>485.7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8.285" calcext:value-type="float">
            <text:p>488.285</text:p>
          </table:table-cell>
          <table:table-cell office:value-type="float" office:value="20.0442" calcext:value-type="float">
            <text:p>20.0442</text:p>
          </table:table-cell>
          <table:table-cell office:value-type="float" office:value="491.67" calcext:value-type="float">
            <text:p>491.67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483.16" calcext:value-type="float">
            <text:p>483.16</text:p>
          </table:table-cell>
          <table:table-cell office:value-type="float" office:value="19.3386" calcext:value-type="float">
            <text:p>19.3386</text:p>
          </table:table-cell>
          <table:table-cell office:value-type="float" office:value="497.501" calcext:value-type="float">
            <text:p>497.501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478.055" calcext:value-type="float">
            <text:p>478.055</text:p>
          </table:table-cell>
          <table:table-cell office:value-type="float" office:value="18.6806" calcext:value-type="float">
            <text:p>18.6806</text:p>
          </table:table-cell>
          <table:table-cell office:value-type="float" office:value="503.264" calcext:value-type="float">
            <text:p>503.264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472.973" calcext:value-type="float">
            <text:p>472.973</text:p>
          </table:table-cell>
          <table:table-cell office:value-type="float" office:value="18.0672" calcext:value-type="float">
            <text:p>18.0672</text:p>
          </table:table-cell>
          <table:table-cell office:value-type="float" office:value="508.96" calcext:value-type="float">
            <text:p>508.96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467.915" calcext:value-type="float">
            <text:p>467.915</text:p>
          </table:table-cell>
          <table:table-cell office:value-type="float" office:value="17.4954" calcext:value-type="float">
            <text:p>17.4954</text:p>
          </table:table-cell>
          <table:table-cell office:value-type="float" office:value="514.59" calcext:value-type="float">
            <text:p>514.59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462.885" calcext:value-type="float">
            <text:p>462.885</text:p>
          </table:table-cell>
          <table:table-cell office:value-type="float" office:value="16.9626" calcext:value-type="float">
            <text:p>16.9626</text:p>
          </table:table-cell>
          <table:table-cell office:value-type="float" office:value="520.153" calcext:value-type="float">
            <text:p>520.153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57.884" calcext:value-type="float">
            <text:p>457.884</text:p>
          </table:table-cell>
          <table:table-cell office:value-type="float" office:value="16.4664" calcext:value-type="float">
            <text:p>16.4664</text:p>
          </table:table-cell>
          <table:table-cell office:value-type="float" office:value="525.65" calcext:value-type="float">
            <text:p>525.65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452.914" calcext:value-type="float">
            <text:p>452.914</text:p>
          </table:table-cell>
          <table:table-cell office:value-type="float" office:value="16.0044" calcext:value-type="float">
            <text:p>16.0044</text:p>
          </table:table-cell>
          <table:table-cell office:value-type="float" office:value="531.081" calcext:value-type="float">
            <text:p>531.081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47.978" calcext:value-type="float">
            <text:p>447.978</text:p>
          </table:table-cell>
          <table:table-cell office:value-type="float" office:value="15.5745" calcext:value-type="float">
            <text:p>15.5745</text:p>
          </table:table-cell>
          <table:table-cell office:value-type="float" office:value="536.448" calcext:value-type="float">
            <text:p>536.448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443.076" calcext:value-type="float">
            <text:p>443.076</text:p>
          </table:table-cell>
          <table:table-cell office:value-type="float" office:value="15.1748" calcext:value-type="float">
            <text:p>15.1748</text:p>
          </table:table-cell>
          <table:table-cell office:value-type="float" office:value="541.749" calcext:value-type="float">
            <text:p>541.7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8.21" calcext:value-type="float">
            <text:p>438.21</text:p>
          </table:table-cell>
          <table:table-cell office:value-type="float" office:value="14.8034" calcext:value-type="float">
            <text:p>14.8034</text:p>
          </table:table-cell>
          <table:table-cell office:value-type="float" office:value="546.987" calcext:value-type="float">
            <text:p>546.987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433.381" calcext:value-type="float">
            <text:p>433.381</text:p>
          </table:table-cell>
          <table:table-cell office:value-type="float" office:value="14.4586" calcext:value-type="float">
            <text:p>14.4586</text:p>
          </table:table-cell>
          <table:table-cell office:value-type="float" office:value="552.161" calcext:value-type="float">
            <text:p>552.161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428.59" calcext:value-type="float">
            <text:p>428.59</text:p>
          </table:table-cell>
          <table:table-cell office:value-type="float" office:value="14.1387" calcext:value-type="float">
            <text:p>14.1387</text:p>
          </table:table-cell>
          <table:table-cell office:value-type="float" office:value="557.271" calcext:value-type="float">
            <text:p>557.271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423.839" calcext:value-type="float">
            <text:p>423.839</text:p>
          </table:table-cell>
          <table:table-cell office:value-type="float" office:value="13.8423" calcext:value-type="float">
            <text:p>13.8423</text:p>
          </table:table-cell>
          <table:table-cell office:value-type="float" office:value="562.319" calcext:value-type="float">
            <text:p>562.319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419.127" calcext:value-type="float">
            <text:p>419.127</text:p>
          </table:table-cell>
          <table:table-cell office:value-type="float" office:value="13.568" calcext:value-type="float">
            <text:p>13.568</text:p>
          </table:table-cell>
          <table:table-cell office:value-type="float" office:value="567.305" calcext:value-type="float">
            <text:p>567.305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414.457" calcext:value-type="float">
            <text:p>414.457</text:p>
          </table:table-cell>
          <table:table-cell office:value-type="float" office:value="13.3144" calcext:value-type="float">
            <text:p>13.3144</text:p>
          </table:table-cell>
          <table:table-cell office:value-type="float" office:value="572.229" calcext:value-type="float">
            <text:p>572.22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09.828" calcext:value-type="float">
            <text:p>409.828</text:p>
          </table:table-cell>
          <table:table-cell office:value-type="float" office:value="13.0805" calcext:value-type="float">
            <text:p>13.0805</text:p>
          </table:table-cell>
          <table:table-cell office:value-type="float" office:value="577.091" calcext:value-type="float">
            <text:p>577.091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405.241" calcext:value-type="float">
            <text:p>405.241</text:p>
          </table:table-cell>
          <table:table-cell office:value-type="float" office:value="12.865" calcext:value-type="float">
            <text:p>12.865</text:p>
          </table:table-cell>
          <table:table-cell office:value-type="float" office:value="581.894" calcext:value-type="float">
            <text:p>581.894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400.697" calcext:value-type="float">
            <text:p>400.697</text:p>
          </table:table-cell>
          <table:table-cell office:value-type="float" office:value="12.6669" calcext:value-type="float">
            <text:p>12.6669</text:p>
          </table:table-cell>
          <table:table-cell office:value-type="float" office:value="586.636" calcext:value-type="float">
            <text:p>586.636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396.196" calcext:value-type="float">
            <text:p>396.196</text:p>
          </table:table-cell>
          <table:table-cell office:value-type="float" office:value="12.4852" calcext:value-type="float">
            <text:p>12.4852</text:p>
          </table:table-cell>
          <table:table-cell office:value-type="float" office:value="591.319" calcext:value-type="float">
            <text:p>591.3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1.738" calcext:value-type="float">
            <text:p>391.738</text:p>
          </table:table-cell>
          <table:table-cell office:value-type="float" office:value="12.319" calcext:value-type="float">
            <text:p>12.319</text:p>
          </table:table-cell>
          <table:table-cell office:value-type="float" office:value="595.943" calcext:value-type="float">
            <text:p>595.943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387.324" calcext:value-type="float">
            <text:p>387.324</text:p>
          </table:table-cell>
          <table:table-cell office:value-type="float" office:value="12.1675" calcext:value-type="float">
            <text:p>12.1675</text:p>
          </table:table-cell>
          <table:table-cell office:value-type="float" office:value="600.509" calcext:value-type="float">
            <text:p>600.509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382.954" calcext:value-type="float">
            <text:p>382.954</text:p>
          </table:table-cell>
          <table:table-cell office:value-type="float" office:value="12.0298" calcext:value-type="float">
            <text:p>12.0298</text:p>
          </table:table-cell>
          <table:table-cell office:value-type="float" office:value="605.016" calcext:value-type="float">
            <text:p>605.016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378.627" calcext:value-type="float">
            <text:p>378.627</text:p>
          </table:table-cell>
          <table:table-cell office:value-type="float" office:value="11.9052" calcext:value-type="float">
            <text:p>11.9052</text:p>
          </table:table-cell>
          <table:table-cell office:value-type="float" office:value="609.467" calcext:value-type="float">
            <text:p>609.467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374.345" calcext:value-type="float">
            <text:p>374.345</text:p>
          </table:table-cell>
          <table:table-cell office:value-type="float" office:value="11.793" calcext:value-type="float">
            <text:p>11.793</text:p>
          </table:table-cell>
          <table:table-cell office:value-type="float" office:value="613.862" calcext:value-type="float">
            <text:p>613.862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370.108" calcext:value-type="float">
            <text:p>370.108</text:p>
          </table:table-cell>
          <table:table-cell office:value-type="float" office:value="11.6925" calcext:value-type="float">
            <text:p>11.6925</text:p>
          </table:table-cell>
          <table:table-cell office:value-type="float" office:value="618.2" calcext:value-type="float">
            <text:p>618.2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365.914" calcext:value-type="float">
            <text:p>365.914</text:p>
          </table:table-cell>
          <table:table-cell office:value-type="float" office:value="11.6032" calcext:value-type="float">
            <text:p>11.6032</text:p>
          </table:table-cell>
          <table:table-cell office:value-type="float" office:value="622.483" calcext:value-type="float">
            <text:p>622.483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361.765" calcext:value-type="float">
            <text:p>361.765</text:p>
          </table:table-cell>
          <table:table-cell office:value-type="float" office:value="11.5244" calcext:value-type="float">
            <text:p>11.5244</text:p>
          </table:table-cell>
          <table:table-cell office:value-type="float" office:value="626.711" calcext:value-type="float">
            <text:p>626.711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357.659" calcext:value-type="float">
            <text:p>357.659</text:p>
          </table:table-cell>
          <table:table-cell office:value-type="float" office:value="11.4556" calcext:value-type="float">
            <text:p>11.4556</text:p>
          </table:table-cell>
          <table:table-cell office:value-type="float" office:value="630.885" calcext:value-type="float">
            <text:p>630.885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353.598" calcext:value-type="float">
            <text:p>353.598</text:p>
          </table:table-cell>
          <table:table-cell office:value-type="float" office:value="11.3963" calcext:value-type="float">
            <text:p>11.3963</text:p>
          </table:table-cell>
          <table:table-cell office:value-type="float" office:value="635.005" calcext:value-type="float">
            <text:p>635.0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9.581" calcext:value-type="float">
            <text:p>349.581</text:p>
          </table:table-cell>
          <table:table-cell office:value-type="float" office:value="11.3461" calcext:value-type="float">
            <text:p>11.3461</text:p>
          </table:table-cell>
          <table:table-cell office:value-type="float" office:value="639.072" calcext:value-type="float">
            <text:p>639.072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345.608" calcext:value-type="float">
            <text:p>345.608</text:p>
          </table:table-cell>
          <table:table-cell office:value-type="float" office:value="11.3045" calcext:value-type="float">
            <text:p>11.3045</text:p>
          </table:table-cell>
          <table:table-cell office:value-type="float" office:value="643.087" calcext:value-type="float">
            <text:p>643.087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341.679" calcext:value-type="float">
            <text:p>341.679</text:p>
          </table:table-cell>
          <table:table-cell office:value-type="float" office:value="11.271" calcext:value-type="float">
            <text:p>11.271</text:p>
          </table:table-cell>
          <table:table-cell office:value-type="float" office:value="647.05" calcext:value-type="float">
            <text:p>647.05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337.793" calcext:value-type="float">
            <text:p>337.793</text:p>
          </table:table-cell>
          <table:table-cell office:value-type="float" office:value="11.2454" calcext:value-type="float">
            <text:p>11.2454</text:p>
          </table:table-cell>
          <table:table-cell office:value-type="float" office:value="650.962" calcext:value-type="float">
            <text:p>650.962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333.95" calcext:value-type="float">
            <text:p>333.95</text:p>
          </table:table-cell>
          <table:table-cell office:value-type="float" office:value="11.2271" calcext:value-type="float">
            <text:p>11.2271</text:p>
          </table:table-cell>
          <table:table-cell office:value-type="float" office:value="654.822" calcext:value-type="float">
            <text:p>654.822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330.151" calcext:value-type="float">
            <text:p>330.151</text:p>
          </table:table-cell>
          <table:table-cell office:value-type="float" office:value="11.2159" calcext:value-type="float">
            <text:p>11.2159</text:p>
          </table:table-cell>
          <table:table-cell office:value-type="float" office:value="658.633" calcext:value-type="float">
            <text:p>658.633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326.394" calcext:value-type="float">
            <text:p>326.394</text:p>
          </table:table-cell>
          <table:table-cell office:value-type="float" office:value="11.2115" calcext:value-type="float">
            <text:p>11.2115</text:p>
          </table:table-cell>
          <table:table-cell office:value-type="float" office:value="662.394" calcext:value-type="float">
            <text:p>662.394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322.68" calcext:value-type="float">
            <text:p>322.68</text:p>
          </table:table-cell>
          <table:table-cell office:value-type="float" office:value="11.2135" calcext:value-type="float">
            <text:p>11.2135</text:p>
          </table:table-cell>
          <table:table-cell office:value-type="float" office:value="666.106" calcext:value-type="float">
            <text:p>666.106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319.009" calcext:value-type="float">
            <text:p>319.009</text:p>
          </table:table-cell>
          <table:table-cell office:value-type="float" office:value="11.2217" calcext:value-type="float">
            <text:p>11.2217</text:p>
          </table:table-cell>
          <table:table-cell office:value-type="float" office:value="669.77" calcext:value-type="float">
            <text:p>669.77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315.379" calcext:value-type="float">
            <text:p>315.379</text:p>
          </table:table-cell>
          <table:table-cell office:value-type="float" office:value="11.2358" calcext:value-type="float">
            <text:p>11.2358</text:p>
          </table:table-cell>
          <table:table-cell office:value-type="float" office:value="673.385" calcext:value-type="float">
            <text:p>673.3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1.791" calcext:value-type="float">
            <text:p>311.791</text:p>
          </table:table-cell>
          <table:table-cell office:value-type="float" office:value="11.2555" calcext:value-type="float">
            <text:p>11.2555</text:p>
          </table:table-cell>
          <table:table-cell office:value-type="float" office:value="676.953" calcext:value-type="float">
            <text:p>676.953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308.245" calcext:value-type="float">
            <text:p>308.245</text:p>
          </table:table-cell>
          <table:table-cell office:value-type="float" office:value="11.2806" calcext:value-type="float">
            <text:p>11.2806</text:p>
          </table:table-cell>
          <table:table-cell office:value-type="float" office:value="680.475" calcext:value-type="float">
            <text:p>680.475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304.739" calcext:value-type="float">
            <text:p>304.739</text:p>
          </table:table-cell>
          <table:table-cell office:value-type="float" office:value="11.3109" calcext:value-type="float">
            <text:p>11.3109</text:p>
          </table:table-cell>
          <table:table-cell office:value-type="float" office:value="683.95" calcext:value-type="float">
            <text:p>683.95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301.275" calcext:value-type="float">
            <text:p>301.275</text:p>
          </table:table-cell>
          <table:table-cell office:value-type="float" office:value="11.3461" calcext:value-type="float">
            <text:p>11.3461</text:p>
          </table:table-cell>
          <table:table-cell office:value-type="float" office:value="687.379" calcext:value-type="float">
            <text:p>687.379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297.851" calcext:value-type="float">
            <text:p>297.851</text:p>
          </table:table-cell>
          <table:table-cell office:value-type="float" office:value="11.3861" calcext:value-type="float">
            <text:p>11.3861</text:p>
          </table:table-cell>
          <table:table-cell office:value-type="float" office:value="690.763" calcext:value-type="float">
            <text:p>690.763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294.467" calcext:value-type="float">
            <text:p>294.467</text:p>
          </table:table-cell>
          <table:table-cell office:value-type="float" office:value="11.4307" calcext:value-type="float">
            <text:p>11.4307</text:p>
          </table:table-cell>
          <table:table-cell office:value-type="float" office:value="694.102" calcext:value-type="float">
            <text:p>694.102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291.123" calcext:value-type="float">
            <text:p>291.123</text:p>
          </table:table-cell>
          <table:table-cell office:value-type="float" office:value="11.4797" calcext:value-type="float">
            <text:p>11.4797</text:p>
          </table:table-cell>
          <table:table-cell office:value-type="float" office:value="697.398" calcext:value-type="float">
            <text:p>697.398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287.818" calcext:value-type="float">
            <text:p>287.818</text:p>
          </table:table-cell>
          <table:table-cell office:value-type="float" office:value="11.5329" calcext:value-type="float">
            <text:p>11.5329</text:p>
          </table:table-cell>
          <table:table-cell office:value-type="float" office:value="700.649" calcext:value-type="float">
            <text:p>700.649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284.552" calcext:value-type="float">
            <text:p>284.552</text:p>
          </table:table-cell>
          <table:table-cell office:value-type="float" office:value="11.5902" calcext:value-type="float">
            <text:p>11.5902</text:p>
          </table:table-cell>
          <table:table-cell office:value-type="float" office:value="703.858" calcext:value-type="float">
            <text:p>703.858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281.325" calcext:value-type="float">
            <text:p>281.325</text:p>
          </table:table-cell>
          <table:table-cell office:value-type="float" office:value="11.6514" calcext:value-type="float">
            <text:p>11.6514</text:p>
          </table:table-cell>
          <table:table-cell office:value-type="float" office:value="707.024" calcext:value-type="float">
            <text:p>707.0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8.136" calcext:value-type="float">
            <text:p>278.136</text:p>
          </table:table-cell>
          <table:table-cell office:value-type="float" office:value="11.7163" calcext:value-type="float">
            <text:p>11.7163</text:p>
          </table:table-cell>
          <table:table-cell office:value-type="float" office:value="710.148" calcext:value-type="float">
            <text:p>710.148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274.985" calcext:value-type="float">
            <text:p>274.985</text:p>
          </table:table-cell>
          <table:table-cell office:value-type="float" office:value="11.785" calcext:value-type="float">
            <text:p>11.785</text:p>
          </table:table-cell>
          <table:table-cell office:value-type="float" office:value="713.23" calcext:value-type="float">
            <text:p>713.23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271.872" calcext:value-type="float">
            <text:p>271.872</text:p>
          </table:table-cell>
          <table:table-cell office:value-type="float" office:value="11.8571" calcext:value-type="float">
            <text:p>11.8571</text:p>
          </table:table-cell>
          <table:table-cell office:value-type="float" office:value="716.271" calcext:value-type="float">
            <text:p>716.271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268.796" calcext:value-type="float">
            <text:p>268.796</text:p>
          </table:table-cell>
          <table:table-cell office:value-type="float" office:value="11.9326" calcext:value-type="float">
            <text:p>11.9326</text:p>
          </table:table-cell>
          <table:table-cell office:value-type="float" office:value="719.271" calcext:value-type="float">
            <text:p>719.271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265.757" calcext:value-type="float">
            <text:p>265.757</text:p>
          </table:table-cell>
          <table:table-cell office:value-type="float" office:value="12.0114" calcext:value-type="float">
            <text:p>12.0114</text:p>
          </table:table-cell>
          <table:table-cell office:value-type="float" office:value="722.232" calcext:value-type="float">
            <text:p>722.232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62.754" calcext:value-type="float">
            <text:p>262.754</text:p>
          </table:table-cell>
          <table:table-cell office:value-type="float" office:value="12.0934" calcext:value-type="float">
            <text:p>12.0934</text:p>
          </table:table-cell>
          <table:table-cell office:value-type="float" office:value="725.153" calcext:value-type="float">
            <text:p>725.153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259.787" calcext:value-type="float">
            <text:p>259.787</text:p>
          </table:table-cell>
          <table:table-cell office:value-type="float" office:value="12.1785" calcext:value-type="float">
            <text:p>12.1785</text:p>
          </table:table-cell>
          <table:table-cell office:value-type="float" office:value="728.034" calcext:value-type="float">
            <text:p>728.034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256.856" calcext:value-type="float">
            <text:p>256.856</text:p>
          </table:table-cell>
          <table:table-cell office:value-type="float" office:value="12.2665" calcext:value-type="float">
            <text:p>12.2665</text:p>
          </table:table-cell>
          <table:table-cell office:value-type="float" office:value="730.877" calcext:value-type="float">
            <text:p>730.877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253.961" calcext:value-type="float">
            <text:p>253.961</text:p>
          </table:table-cell>
          <table:table-cell office:value-type="float" office:value="12.3574" calcext:value-type="float">
            <text:p>12.3574</text:p>
          </table:table-cell>
          <table:table-cell office:value-type="float" office:value="733.682" calcext:value-type="float">
            <text:p>733.682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251.1" calcext:value-type="float">
            <text:p>251.1</text:p>
          </table:table-cell>
          <table:table-cell office:value-type="float" office:value="12.4512" calcext:value-type="float">
            <text:p>12.4512</text:p>
          </table:table-cell>
          <table:table-cell office:value-type="float" office:value="736.449" calcext:value-type="float">
            <text:p>736.4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8.274" calcext:value-type="float">
            <text:p>248.274</text:p>
          </table:table-cell>
          <table:table-cell office:value-type="float" office:value="12.5476" calcext:value-type="float">
            <text:p>12.5476</text:p>
          </table:table-cell>
          <table:table-cell office:value-type="float" office:value="739.178" calcext:value-type="float">
            <text:p>739.178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245.482" calcext:value-type="float">
            <text:p>245.482</text:p>
          </table:table-cell>
          <table:table-cell office:value-type="float" office:value="12.6467" calcext:value-type="float">
            <text:p>12.6467</text:p>
          </table:table-cell>
          <table:table-cell office:value-type="float" office:value="741.871" calcext:value-type="float">
            <text:p>741.871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242.724" calcext:value-type="float">
            <text:p>242.724</text:p>
          </table:table-cell>
          <table:table-cell office:value-type="float" office:value="12.7484" calcext:value-type="float">
            <text:p>12.7484</text:p>
          </table:table-cell>
          <table:table-cell office:value-type="float" office:value="744.528" calcext:value-type="float">
            <text:p>744.528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239.999" calcext:value-type="float">
            <text:p>239.999</text:p>
          </table:table-cell>
          <table:table-cell office:value-type="float" office:value="12.8525" calcext:value-type="float">
            <text:p>12.8525</text:p>
          </table:table-cell>
          <table:table-cell office:value-type="float" office:value="747.148" calcext:value-type="float">
            <text:p>747.148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237.308" calcext:value-type="float">
            <text:p>237.308</text:p>
          </table:table-cell>
          <table:table-cell office:value-type="float" office:value="12.9591" calcext:value-type="float">
            <text:p>12.9591</text:p>
          </table:table-cell>
          <table:table-cell office:value-type="float" office:value="749.733" calcext:value-type="float">
            <text:p>749.733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34.649" calcext:value-type="float">
            <text:p>234.649</text:p>
          </table:table-cell>
          <table:table-cell office:value-type="float" office:value="13.0681" calcext:value-type="float">
            <text:p>13.0681</text:p>
          </table:table-cell>
          <table:table-cell office:value-type="float" office:value="752.283" calcext:value-type="float">
            <text:p>752.283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232.023" calcext:value-type="float">
            <text:p>232.023</text:p>
          </table:table-cell>
          <table:table-cell office:value-type="float" office:value="13.1793" calcext:value-type="float">
            <text:p>13.1793</text:p>
          </table:table-cell>
          <table:table-cell office:value-type="float" office:value="754.798" calcext:value-type="float">
            <text:p>754.798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229.428" calcext:value-type="float">
            <text:p>229.428</text:p>
          </table:table-cell>
          <table:table-cell office:value-type="float" office:value="13.2928" calcext:value-type="float">
            <text:p>13.2928</text:p>
          </table:table-cell>
          <table:table-cell office:value-type="float" office:value="757.279" calcext:value-type="float">
            <text:p>757.279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26.865" calcext:value-type="float">
            <text:p>226.865</text:p>
          </table:table-cell>
          <table:table-cell office:value-type="float" office:value="13.4085" calcext:value-type="float">
            <text:p>13.4085</text:p>
          </table:table-cell>
          <table:table-cell office:value-type="float" office:value="759.726" calcext:value-type="float">
            <text:p>759.726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224.334" calcext:value-type="float">
            <text:p>224.334</text:p>
          </table:table-cell>
          <table:table-cell office:value-type="float" office:value="13.5263" calcext:value-type="float">
            <text:p>13.5263</text:p>
          </table:table-cell>
          <table:table-cell office:value-type="float" office:value="762.14" calcext:value-type="float">
            <text:p>762.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1.833" calcext:value-type="float">
            <text:p>221.833</text:p>
          </table:table-cell>
          <table:table-cell office:value-type="float" office:value="13.6463" calcext:value-type="float">
            <text:p>13.6463</text:p>
          </table:table-cell>
          <table:table-cell office:value-type="float" office:value="764.521" calcext:value-type="float">
            <text:p>764.521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219.363" calcext:value-type="float">
            <text:p>219.363</text:p>
          </table:table-cell>
          <table:table-cell office:value-type="float" office:value="13.7682" calcext:value-type="float">
            <text:p>13.7682</text:p>
          </table:table-cell>
          <table:table-cell office:value-type="float" office:value="766.869" calcext:value-type="float">
            <text:p>766.869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216.923" calcext:value-type="float">
            <text:p>216.923</text:p>
          </table:table-cell>
          <table:table-cell office:value-type="float" office:value="13.8922" calcext:value-type="float">
            <text:p>13.8922</text:p>
          </table:table-cell>
          <table:table-cell office:value-type="float" office:value="769.185" calcext:value-type="float">
            <text:p>769.185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214.512" calcext:value-type="float">
            <text:p>214.512</text:p>
          </table:table-cell>
          <table:table-cell office:value-type="float" office:value="14.0181" calcext:value-type="float">
            <text:p>14.0181</text:p>
          </table:table-cell>
          <table:table-cell office:value-type="float" office:value="771.469" calcext:value-type="float">
            <text:p>771.469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212.132" calcext:value-type="float">
            <text:p>212.132</text:p>
          </table:table-cell>
          <table:table-cell office:value-type="float" office:value="14.146" calcext:value-type="float">
            <text:p>14.146</text:p>
          </table:table-cell>
          <table:table-cell office:value-type="float" office:value="773.722" calcext:value-type="float">
            <text:p>773.722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09.78" calcext:value-type="float">
            <text:p>209.78</text:p>
          </table:table-cell>
          <table:table-cell office:value-type="float" office:value="14.2757" calcext:value-type="float">
            <text:p>14.2757</text:p>
          </table:table-cell>
          <table:table-cell office:value-type="float" office:value="775.944" calcext:value-type="float">
            <text:p>775.944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207.457" calcext:value-type="float">
            <text:p>207.457</text:p>
          </table:table-cell>
          <table:table-cell office:value-type="float" office:value="14.4073" calcext:value-type="float">
            <text:p>14.4073</text:p>
          </table:table-cell>
          <table:table-cell office:value-type="float" office:value="778.135" calcext:value-type="float">
            <text:p>778.135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205.163" calcext:value-type="float">
            <text:p>205.163</text:p>
          </table:table-cell>
          <table:table-cell office:value-type="float" office:value="14.5406" calcext:value-type="float">
            <text:p>14.5406</text:p>
          </table:table-cell>
          <table:table-cell office:value-type="float" office:value="780.296" calcext:value-type="float">
            <text:p>780.296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202.897" calcext:value-type="float">
            <text:p>202.897</text:p>
          </table:table-cell>
          <table:table-cell office:value-type="float" office:value="14.6758" calcext:value-type="float">
            <text:p>14.6758</text:p>
          </table:table-cell>
          <table:table-cell office:value-type="float" office:value="782.427" calcext:value-type="float">
            <text:p>782.427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200.658" calcext:value-type="float">
            <text:p>200.658</text:p>
          </table:table-cell>
          <table:table-cell office:value-type="float" office:value="14.8126" calcext:value-type="float">
            <text:p>14.8126</text:p>
          </table:table-cell>
          <table:table-cell office:value-type="float" office:value="784.529" calcext:value-type="float">
            <text:p>784.5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8.447" calcext:value-type="float">
            <text:p>198.447</text:p>
          </table:table-cell>
          <table:table-cell office:value-type="float" office:value="14.9512" calcext:value-type="float">
            <text:p>14.9512</text:p>
          </table:table-cell>
          <table:table-cell office:value-type="float" office:value="786.601" calcext:value-type="float">
            <text:p>786.601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196.264" calcext:value-type="float">
            <text:p>196.264</text:p>
          </table:table-cell>
          <table:table-cell office:value-type="float" office:value="15.0915" calcext:value-type="float">
            <text:p>15.0915</text:p>
          </table:table-cell>
          <table:table-cell office:value-type="float" office:value="788.645" calcext:value-type="float">
            <text:p>788.645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94.106" calcext:value-type="float">
            <text:p>194.106</text:p>
          </table:table-cell>
          <table:table-cell office:value-type="float" office:value="15.2334" calcext:value-type="float">
            <text:p>15.2334</text:p>
          </table:table-cell>
          <table:table-cell office:value-type="float" office:value="790.66" calcext:value-type="float">
            <text:p>790.66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191.976" calcext:value-type="float">
            <text:p>191.976</text:p>
          </table:table-cell>
          <table:table-cell office:value-type="float" office:value="15.3769" calcext:value-type="float">
            <text:p>15.3769</text:p>
          </table:table-cell>
          <table:table-cell office:value-type="float" office:value="792.647" calcext:value-type="float">
            <text:p>792.647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89.871" calcext:value-type="float">
            <text:p>189.871</text:p>
          </table:table-cell>
          <table:table-cell office:value-type="float" office:value="15.522" calcext:value-type="float">
            <text:p>15.522</text:p>
          </table:table-cell>
          <table:table-cell office:value-type="float" office:value="794.607" calcext:value-type="float">
            <text:p>794.607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87.793" calcext:value-type="float">
            <text:p>187.793</text:p>
          </table:table-cell>
          <table:table-cell office:value-type="float" office:value="15.6687" calcext:value-type="float">
            <text:p>15.6687</text:p>
          </table:table-cell>
          <table:table-cell office:value-type="float" office:value="796.539" calcext:value-type="float">
            <text:p>796.539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85.739" calcext:value-type="float">
            <text:p>185.739</text:p>
          </table:table-cell>
          <table:table-cell office:value-type="float" office:value="15.8169" calcext:value-type="float">
            <text:p>15.8169</text:p>
          </table:table-cell>
          <table:table-cell office:value-type="float" office:value="798.444" calcext:value-type="float">
            <text:p>798.444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183.711" calcext:value-type="float">
            <text:p>183.711</text:p>
          </table:table-cell>
          <table:table-cell office:value-type="float" office:value="15.9667" calcext:value-type="float">
            <text:p>15.9667</text:p>
          </table:table-cell>
          <table:table-cell office:value-type="float" office:value="800.322" calcext:value-type="float">
            <text:p>800.322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81.708" calcext:value-type="float">
            <text:p>181.708</text:p>
          </table:table-cell>
          <table:table-cell office:value-type="float" office:value="16.1179" calcext:value-type="float">
            <text:p>16.1179</text:p>
          </table:table-cell>
          <table:table-cell office:value-type="float" office:value="802.174" calcext:value-type="float">
            <text:p>802.174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179.73" calcext:value-type="float">
            <text:p>179.73</text:p>
          </table:table-cell>
          <table:table-cell office:value-type="float" office:value="16.2707" calcext:value-type="float">
            <text:p>16.2707</text:p>
          </table:table-cell>
          <table:table-cell office:value-type="float" office:value="803.999" calcext:value-type="float">
            <text:p>803.9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7.776" calcext:value-type="float">
            <text:p>177.776</text:p>
          </table:table-cell>
          <table:table-cell office:value-type="float" office:value="16.4248" calcext:value-type="float">
            <text:p>16.4248</text:p>
          </table:table-cell>
          <table:table-cell office:value-type="float" office:value="805.799" calcext:value-type="float">
            <text:p>805.799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175.846" calcext:value-type="float">
            <text:p>175.846</text:p>
          </table:table-cell>
          <table:table-cell office:value-type="float" office:value="16.5805" calcext:value-type="float">
            <text:p>16.5805</text:p>
          </table:table-cell>
          <table:table-cell office:value-type="float" office:value="807.574" calcext:value-type="float">
            <text:p>807.574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73.939" calcext:value-type="float">
            <text:p>173.939</text:p>
          </table:table-cell>
          <table:table-cell office:value-type="float" office:value="16.7375" calcext:value-type="float">
            <text:p>16.7375</text:p>
          </table:table-cell>
          <table:table-cell office:value-type="float" office:value="809.323" calcext:value-type="float">
            <text:p>809.323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172.056" calcext:value-type="float">
            <text:p>172.056</text:p>
          </table:table-cell>
          <table:table-cell office:value-type="float" office:value="16.896" calcext:value-type="float">
            <text:p>16.896</text:p>
          </table:table-cell>
          <table:table-cell office:value-type="float" office:value="811.048" calcext:value-type="float">
            <text:p>811.048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70.196" calcext:value-type="float">
            <text:p>170.196</text:p>
          </table:table-cell>
          <table:table-cell office:value-type="float" office:value="17.0558" calcext:value-type="float">
            <text:p>17.0558</text:p>
          </table:table-cell>
          <table:table-cell office:value-type="float" office:value="812.748" calcext:value-type="float">
            <text:p>812.748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168.359" calcext:value-type="float">
            <text:p>168.359</text:p>
          </table:table-cell>
          <table:table-cell office:value-type="float" office:value="17.217" calcext:value-type="float">
            <text:p>17.217</text:p>
          </table:table-cell>
          <table:table-cell office:value-type="float" office:value="814.424" calcext:value-type="float">
            <text:p>814.424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166.544" calcext:value-type="float">
            <text:p>166.544</text:p>
          </table:table-cell>
          <table:table-cell office:value-type="float" office:value="17.3796" calcext:value-type="float">
            <text:p>17.3796</text:p>
          </table:table-cell>
          <table:table-cell office:value-type="float" office:value="816.076" calcext:value-type="float">
            <text:p>816.076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164.752" calcext:value-type="float">
            <text:p>164.752</text:p>
          </table:table-cell>
          <table:table-cell office:value-type="float" office:value="17.5434" calcext:value-type="float">
            <text:p>17.5434</text:p>
          </table:table-cell>
          <table:table-cell office:value-type="float" office:value="817.705" calcext:value-type="float">
            <text:p>817.705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62.981" calcext:value-type="float">
            <text:p>162.981</text:p>
          </table:table-cell>
          <table:table-cell office:value-type="float" office:value="17.7086" calcext:value-type="float">
            <text:p>17.7086</text:p>
          </table:table-cell>
          <table:table-cell office:value-type="float" office:value="819.31" calcext:value-type="float">
            <text:p>819.31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161.233" calcext:value-type="float">
            <text:p>161.233</text:p>
          </table:table-cell>
          <table:table-cell office:value-type="float" office:value="17.8751" calcext:value-type="float">
            <text:p>17.8751</text:p>
          </table:table-cell>
          <table:table-cell office:value-type="float" office:value="820.892" calcext:value-type="float">
            <text:p>820.8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9.506" calcext:value-type="float">
            <text:p>159.506</text:p>
          </table:table-cell>
          <table:table-cell office:value-type="float" office:value="18.0429" calcext:value-type="float">
            <text:p>18.0429</text:p>
          </table:table-cell>
          <table:table-cell office:value-type="float" office:value="822.451" calcext:value-type="float">
            <text:p>822.451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157.8" calcext:value-type="float">
            <text:p>157.8</text:p>
          </table:table-cell>
          <table:table-cell office:value-type="float" office:value="18.212" calcext:value-type="float">
            <text:p>18.212</text:p>
          </table:table-cell>
          <table:table-cell office:value-type="float" office:value="823.988" calcext:value-type="float">
            <text:p>823.988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156.114" calcext:value-type="float">
            <text:p>156.114</text:p>
          </table:table-cell>
          <table:table-cell office:value-type="float" office:value="18.3824" calcext:value-type="float">
            <text:p>18.3824</text:p>
          </table:table-cell>
          <table:table-cell office:value-type="float" office:value="825.503" calcext:value-type="float">
            <text:p>825.503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154.45" calcext:value-type="float">
            <text:p>154.45</text:p>
          </table:table-cell>
          <table:table-cell office:value-type="float" office:value="18.554" calcext:value-type="float">
            <text:p>18.554</text:p>
          </table:table-cell>
          <table:table-cell office:value-type="float" office:value="826.996" calcext:value-type="float">
            <text:p>826.996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52.806" calcext:value-type="float">
            <text:p>152.806</text:p>
          </table:table-cell>
          <table:table-cell office:value-type="float" office:value="18.7268" calcext:value-type="float">
            <text:p>18.7268</text:p>
          </table:table-cell>
          <table:table-cell office:value-type="float" office:value="828.467" calcext:value-type="float">
            <text:p>828.467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151.182" calcext:value-type="float">
            <text:p>151.182</text:p>
          </table:table-cell>
          <table:table-cell office:value-type="float" office:value="18.9008" calcext:value-type="float">
            <text:p>18.9008</text:p>
          </table:table-cell>
          <table:table-cell office:value-type="float" office:value="829.917" calcext:value-type="float">
            <text:p>829.917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149.578" calcext:value-type="float">
            <text:p>149.578</text:p>
          </table:table-cell>
          <table:table-cell office:value-type="float" office:value="19.0761" calcext:value-type="float">
            <text:p>19.0761</text:p>
          </table:table-cell>
          <table:table-cell office:value-type="float" office:value="831.346" calcext:value-type="float">
            <text:p>831.346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147.994" calcext:value-type="float">
            <text:p>147.994</text:p>
          </table:table-cell>
          <table:table-cell office:value-type="float" office:value="19.2526" calcext:value-type="float">
            <text:p>19.2526</text:p>
          </table:table-cell>
          <table:table-cell office:value-type="float" office:value="832.754" calcext:value-type="float">
            <text:p>832.754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46.429" calcext:value-type="float">
            <text:p>146.429</text:p>
          </table:table-cell>
          <table:table-cell office:value-type="float" office:value="19.4303" calcext:value-type="float">
            <text:p>19.4303</text:p>
          </table:table-cell>
          <table:table-cell office:value-type="float" office:value="834.141" calcext:value-type="float">
            <text:p>834.141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144.883" calcext:value-type="float">
            <text:p>144.883</text:p>
          </table:table-cell>
          <table:table-cell office:value-type="float" office:value="19.6091" calcext:value-type="float">
            <text:p>19.6091</text:p>
          </table:table-cell>
          <table:table-cell office:value-type="float" office:value="835.508" calcext:value-type="float">
            <text:p>835.5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3.356" calcext:value-type="float">
            <text:p>143.356</text:p>
          </table:table-cell>
          <table:table-cell office:value-type="float" office:value="19.7891" calcext:value-type="float">
            <text:p>19.7891</text:p>
          </table:table-cell>
          <table:table-cell office:value-type="float" office:value="836.855" calcext:value-type="float">
            <text:p>836.855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141.848" calcext:value-type="float">
            <text:p>141.848</text:p>
          </table:table-cell>
          <table:table-cell office:value-type="float" office:value="19.9703" calcext:value-type="float">
            <text:p>19.9703</text:p>
          </table:table-cell>
          <table:table-cell office:value-type="float" office:value="838.182" calcext:value-type="float">
            <text:p>838.182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140.358" calcext:value-type="float">
            <text:p>140.358</text:p>
          </table:table-cell>
          <table:table-cell office:value-type="float" office:value="20.1527" calcext:value-type="float">
            <text:p>20.1527</text:p>
          </table:table-cell>
          <table:table-cell office:value-type="float" office:value="839.49" calcext:value-type="float">
            <text:p>839.49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138.886" calcext:value-type="float">
            <text:p>138.886</text:p>
          </table:table-cell>
          <table:table-cell office:value-type="float" office:value="20.3361" calcext:value-type="float">
            <text:p>20.3361</text:p>
          </table:table-cell>
          <table:table-cell office:value-type="float" office:value="840.778" calcext:value-type="float">
            <text:p>840.778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137.432" calcext:value-type="float">
            <text:p>137.432</text:p>
          </table:table-cell>
          <table:table-cell office:value-type="float" office:value="20.5207" calcext:value-type="float">
            <text:p>20.5207</text:p>
          </table:table-cell>
          <table:table-cell office:value-type="float" office:value="842.047" calcext:value-type="float">
            <text:p>842.047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135.997" calcext:value-type="float">
            <text:p>135.997</text:p>
          </table:table-cell>
          <table:table-cell office:value-type="float" office:value="20.7065" calcext:value-type="float">
            <text:p>20.7065</text:p>
          </table:table-cell>
          <table:table-cell office:value-type="float" office:value="843.297" calcext:value-type="float">
            <text:p>843.297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134.578" calcext:value-type="float">
            <text:p>134.578</text:p>
          </table:table-cell>
          <table:table-cell office:value-type="float" office:value="20.8933" calcext:value-type="float">
            <text:p>20.8933</text:p>
          </table:table-cell>
          <table:table-cell office:value-type="float" office:value="844.528" calcext:value-type="float">
            <text:p>844.528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133.177" calcext:value-type="float">
            <text:p>133.177</text:p>
          </table:table-cell>
          <table:table-cell office:value-type="float" office:value="21.0813" calcext:value-type="float">
            <text:p>21.0813</text:p>
          </table:table-cell>
          <table:table-cell office:value-type="float" office:value="845.742" calcext:value-type="float">
            <text:p>845.742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131.793" calcext:value-type="float">
            <text:p>131.793</text:p>
          </table:table-cell>
          <table:table-cell office:value-type="float" office:value="21.2703" calcext:value-type="float">
            <text:p>21.2703</text:p>
          </table:table-cell>
          <table:table-cell office:value-type="float" office:value="846.936" calcext:value-type="float">
            <text:p>846.936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130.426" calcext:value-type="float">
            <text:p>130.426</text:p>
          </table:table-cell>
          <table:table-cell office:value-type="float" office:value="21.4605" calcext:value-type="float">
            <text:p>21.4605</text:p>
          </table:table-cell>
          <table:table-cell office:value-type="float" office:value="848.113" calcext:value-type="float">
            <text:p>848.1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9.076" calcext:value-type="float">
            <text:p>129.076</text:p>
          </table:table-cell>
          <table:table-cell office:value-type="float" office:value="21.6517" calcext:value-type="float">
            <text:p>21.6517</text:p>
          </table:table-cell>
          <table:table-cell office:value-type="float" office:value="849.273" calcext:value-type="float">
            <text:p>849.273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127.742" calcext:value-type="float">
            <text:p>127.742</text:p>
          </table:table-cell>
          <table:table-cell office:value-type="float" office:value="21.844" calcext:value-type="float">
            <text:p>21.844</text:p>
          </table:table-cell>
          <table:table-cell office:value-type="float" office:value="850.414" calcext:value-type="float">
            <text:p>850.414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126.424" calcext:value-type="float">
            <text:p>126.424</text:p>
          </table:table-cell>
          <table:table-cell office:value-type="float" office:value="22.0374" calcext:value-type="float">
            <text:p>22.0374</text:p>
          </table:table-cell>
          <table:table-cell office:value-type="float" office:value="851.539" calcext:value-type="float">
            <text:p>851.539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25.122" calcext:value-type="float">
            <text:p>125.122</text:p>
          </table:table-cell>
          <table:table-cell office:value-type="float" office:value="22.2318" calcext:value-type="float">
            <text:p>22.2318</text:p>
          </table:table-cell>
          <table:table-cell office:value-type="float" office:value="852.646" calcext:value-type="float">
            <text:p>852.646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123.836" calcext:value-type="float">
            <text:p>123.836</text:p>
          </table:table-cell>
          <table:table-cell office:value-type="float" office:value="22.4273" calcext:value-type="float">
            <text:p>22.4273</text:p>
          </table:table-cell>
          <table:table-cell office:value-type="float" office:value="853.736" calcext:value-type="float">
            <text:p>853.736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122.566" calcext:value-type="float">
            <text:p>122.566</text:p>
          </table:table-cell>
          <table:table-cell office:value-type="float" office:value="22.6238" calcext:value-type="float">
            <text:p>22.6238</text:p>
          </table:table-cell>
          <table:table-cell office:value-type="float" office:value="854.81" calcext:value-type="float">
            <text:p>854.81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121.311" calcext:value-type="float">
            <text:p>121.311</text:p>
          </table:table-cell>
          <table:table-cell office:value-type="float" office:value="22.8214" calcext:value-type="float">
            <text:p>22.8214</text:p>
          </table:table-cell>
          <table:table-cell office:value-type="float" office:value="855.867" calcext:value-type="float">
            <text:p>855.867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120.072" calcext:value-type="float">
            <text:p>120.072</text:p>
          </table:table-cell>
          <table:table-cell office:value-type="float" office:value="23.0199" calcext:value-type="float">
            <text:p>23.0199</text:p>
          </table:table-cell>
          <table:table-cell office:value-type="float" office:value="856.908" calcext:value-type="float">
            <text:p>856.908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118.847" calcext:value-type="float">
            <text:p>118.847</text:p>
          </table:table-cell>
          <table:table-cell office:value-type="float" office:value="23.2195" calcext:value-type="float">
            <text:p>23.2195</text:p>
          </table:table-cell>
          <table:table-cell office:value-type="float" office:value="857.933" calcext:value-type="float">
            <text:p>857.933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117.638" calcext:value-type="float">
            <text:p>117.638</text:p>
          </table:table-cell>
          <table:table-cell office:value-type="float" office:value="23.4202" calcext:value-type="float">
            <text:p>23.4202</text:p>
          </table:table-cell>
          <table:table-cell office:value-type="float" office:value="858.942" calcext:value-type="float">
            <text:p>858.9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6.443" calcext:value-type="float">
            <text:p>116.443</text:p>
          </table:table-cell>
          <table:table-cell office:value-type="float" office:value="23.6218" calcext:value-type="float">
            <text:p>23.6218</text:p>
          </table:table-cell>
          <table:table-cell office:value-type="float" office:value="859.935" calcext:value-type="float">
            <text:p>859.935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115.262" calcext:value-type="float">
            <text:p>115.262</text:p>
          </table:table-cell>
          <table:table-cell office:value-type="float" office:value="23.8244" calcext:value-type="float">
            <text:p>23.8244</text:p>
          </table:table-cell>
          <table:table-cell office:value-type="float" office:value="860.913" calcext:value-type="float">
            <text:p>860.913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114.096" calcext:value-type="float">
            <text:p>114.096</text:p>
          </table:table-cell>
          <table:table-cell office:value-type="float" office:value="24.0281" calcext:value-type="float">
            <text:p>24.0281</text:p>
          </table:table-cell>
          <table:table-cell office:value-type="float" office:value="861.876" calcext:value-type="float">
            <text:p>861.876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112.944" calcext:value-type="float">
            <text:p>112.944</text:p>
          </table:table-cell>
          <table:table-cell office:value-type="float" office:value="24.2327" calcext:value-type="float">
            <text:p>24.2327</text:p>
          </table:table-cell>
          <table:table-cell office:value-type="float" office:value="862.823" calcext:value-type="float">
            <text:p>862.823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111.806" calcext:value-type="float">
            <text:p>111.806</text:p>
          </table:table-cell>
          <table:table-cell office:value-type="float" office:value="24.4383" calcext:value-type="float">
            <text:p>24.4383</text:p>
          </table:table-cell>
          <table:table-cell office:value-type="float" office:value="863.756" calcext:value-type="float">
            <text:p>863.756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110.682" calcext:value-type="float">
            <text:p>110.682</text:p>
          </table:table-cell>
          <table:table-cell office:value-type="float" office:value="24.6449" calcext:value-type="float">
            <text:p>24.6449</text:p>
          </table:table-cell>
          <table:table-cell office:value-type="float" office:value="864.673" calcext:value-type="float">
            <text:p>864.673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109.571" calcext:value-type="float">
            <text:p>109.571</text:p>
          </table:table-cell>
          <table:table-cell office:value-type="float" office:value="24.8524" calcext:value-type="float">
            <text:p>24.8524</text:p>
          </table:table-cell>
          <table:table-cell office:value-type="float" office:value="865.577" calcext:value-type="float">
            <text:p>865.577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108.474" calcext:value-type="float">
            <text:p>108.474</text:p>
          </table:table-cell>
          <table:table-cell office:value-type="float" office:value="25.0609" calcext:value-type="float">
            <text:p>25.0609</text:p>
          </table:table-cell>
          <table:table-cell office:value-type="float" office:value="866.465" calcext:value-type="float">
            <text:p>866.465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107.39" calcext:value-type="float">
            <text:p>107.39</text:p>
          </table:table-cell>
          <table:table-cell office:value-type="float" office:value="25.2704" calcext:value-type="float">
            <text:p>25.2704</text:p>
          </table:table-cell>
          <table:table-cell office:value-type="float" office:value="867.34" calcext:value-type="float">
            <text:p>867.34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106.319" calcext:value-type="float">
            <text:p>106.319</text:p>
          </table:table-cell>
          <table:table-cell office:value-type="float" office:value="25.4809" calcext:value-type="float">
            <text:p>25.4809</text:p>
          </table:table-cell>
          <table:table-cell office:value-type="float" office:value="868.201" calcext:value-type="float">
            <text:p>868.2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5.26" calcext:value-type="float">
            <text:p>105.26</text:p>
          </table:table-cell>
          <table:table-cell office:value-type="float" office:value="25.6922" calcext:value-type="float">
            <text:p>25.6922</text:p>
          </table:table-cell>
          <table:table-cell office:value-type="float" office:value="869.047" calcext:value-type="float">
            <text:p>869.047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104.215" calcext:value-type="float">
            <text:p>104.215</text:p>
          </table:table-cell>
          <table:table-cell office:value-type="float" office:value="25.9045" calcext:value-type="float">
            <text:p>25.9045</text:p>
          </table:table-cell>
          <table:table-cell office:value-type="float" office:value="869.88" calcext:value-type="float">
            <text:p>869.88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103.182" calcext:value-type="float">
            <text:p>103.182</text:p>
          </table:table-cell>
          <table:table-cell office:value-type="float" office:value="26.1178" calcext:value-type="float">
            <text:p>26.1178</text:p>
          </table:table-cell>
          <table:table-cell office:value-type="float" office:value="870.7" calcext:value-type="float">
            <text:p>870.7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102.162" calcext:value-type="float">
            <text:p>102.162</text:p>
          </table:table-cell>
          <table:table-cell office:value-type="float" office:value="26.332" calcext:value-type="float">
            <text:p>26.332</text:p>
          </table:table-cell>
          <table:table-cell office:value-type="float" office:value="871.506" calcext:value-type="float">
            <text:p>871.506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101.154" calcext:value-type="float">
            <text:p>101.154</text:p>
          </table:table-cell>
          <table:table-cell office:value-type="float" office:value="26.5471" calcext:value-type="float">
            <text:p>26.5471</text:p>
          </table:table-cell>
          <table:table-cell office:value-type="float" office:value="872.299" calcext:value-type="float">
            <text:p>872.299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100.158" calcext:value-type="float">
            <text:p>100.158</text:p>
          </table:table-cell>
          <table:table-cell office:value-type="float" office:value="26.7631" calcext:value-type="float">
            <text:p>26.7631</text:p>
          </table:table-cell>
          <table:table-cell office:value-type="float" office:value="873.079" calcext:value-type="float">
            <text:p>873.079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99.1743" calcext:value-type="float">
            <text:p>99.1743</text:p>
          </table:table-cell>
          <table:table-cell office:value-type="float" office:value="26.9801" calcext:value-type="float">
            <text:p>26.9801</text:p>
          </table:table-cell>
          <table:table-cell office:value-type="float" office:value="873.846" calcext:value-type="float">
            <text:p>873.846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98.2022" calcext:value-type="float">
            <text:p>98.2022</text:p>
          </table:table-cell>
          <table:table-cell office:value-type="float" office:value="27.1979" calcext:value-type="float">
            <text:p>27.1979</text:p>
          </table:table-cell>
          <table:table-cell office:value-type="float" office:value="874.6" calcext:value-type="float">
            <text:p>874.6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97.2418" calcext:value-type="float">
            <text:p>97.2418</text:p>
          </table:table-cell>
          <table:table-cell office:value-type="float" office:value="27.4167" calcext:value-type="float">
            <text:p>27.4167</text:p>
          </table:table-cell>
          <table:table-cell office:value-type="float" office:value="875.342" calcext:value-type="float">
            <text:p>875.342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96.2928" calcext:value-type="float">
            <text:p>96.2928</text:p>
          </table:table-cell>
          <table:table-cell office:value-type="float" office:value="27.6363" calcext:value-type="float">
            <text:p>27.6363</text:p>
          </table:table-cell>
          <table:table-cell office:value-type="float" office:value="876.071" calcext:value-type="float">
            <text:p>876.0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5.3553" calcext:value-type="float">
            <text:p>95.3553</text:p>
          </table:table-cell>
          <table:table-cell office:value-type="float" office:value="27.8568" calcext:value-type="float">
            <text:p>27.8568</text:p>
          </table:table-cell>
          <table:table-cell office:value-type="float" office:value="876.788" calcext:value-type="float">
            <text:p>876.788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94.429" calcext:value-type="float">
            <text:p>94.429</text:p>
          </table:table-cell>
          <table:table-cell office:value-type="float" office:value="28.0783" calcext:value-type="float">
            <text:p>28.0783</text:p>
          </table:table-cell>
          <table:table-cell office:value-type="float" office:value="877.493" calcext:value-type="float">
            <text:p>877.493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93.5138" calcext:value-type="float">
            <text:p>93.5138</text:p>
          </table:table-cell>
          <table:table-cell office:value-type="float" office:value="28.3006" calcext:value-type="float">
            <text:p>28.3006</text:p>
          </table:table-cell>
          <table:table-cell office:value-type="float" office:value="878.186" calcext:value-type="float">
            <text:p>878.186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92.6095" calcext:value-type="float">
            <text:p>92.6095</text:p>
          </table:table-cell>
          <table:table-cell office:value-type="float" office:value="28.5238" calcext:value-type="float">
            <text:p>28.5238</text:p>
          </table:table-cell>
          <table:table-cell office:value-type="float" office:value="878.867" calcext:value-type="float">
            <text:p>878.867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91.716" calcext:value-type="float">
            <text:p>91.716</text:p>
          </table:table-cell>
          <table:table-cell office:value-type="float" office:value="28.7478" calcext:value-type="float">
            <text:p>28.7478</text:p>
          </table:table-cell>
          <table:table-cell office:value-type="float" office:value="879.536" calcext:value-type="float">
            <text:p>879.536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90.8332" calcext:value-type="float">
            <text:p>90.8332</text:p>
          </table:table-cell>
          <table:table-cell office:value-type="float" office:value="28.9727" calcext:value-type="float">
            <text:p>28.9727</text:p>
          </table:table-cell>
          <table:table-cell office:value-type="float" office:value="880.194" calcext:value-type="float">
            <text:p>880.194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89.961" calcext:value-type="float">
            <text:p>89.961</text:p>
          </table:table-cell>
          <table:table-cell office:value-type="float" office:value="29.1985" calcext:value-type="float">
            <text:p>29.1985</text:p>
          </table:table-cell>
          <table:table-cell office:value-type="float" office:value="880.84" calcext:value-type="float">
            <text:p>880.84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89.0992" calcext:value-type="float">
            <text:p>89.0992</text:p>
          </table:table-cell>
          <table:table-cell office:value-type="float" office:value="29.4251" calcext:value-type="float">
            <text:p>29.4251</text:p>
          </table:table-cell>
          <table:table-cell office:value-type="float" office:value="881.476" calcext:value-type="float">
            <text:p>881.476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88.2476" calcext:value-type="float">
            <text:p>88.2476</text:p>
          </table:table-cell>
          <table:table-cell office:value-type="float" office:value="29.6526" calcext:value-type="float">
            <text:p>29.6526</text:p>
          </table:table-cell>
          <table:table-cell office:value-type="float" office:value="882.1" calcext:value-type="float">
            <text:p>882.1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87.4062" calcext:value-type="float">
            <text:p>87.4062</text:p>
          </table:table-cell>
          <table:table-cell office:value-type="float" office:value="29.881" calcext:value-type="float">
            <text:p>29.881</text:p>
          </table:table-cell>
          <table:table-cell office:value-type="float" office:value="882.713" calcext:value-type="float">
            <text:p>882.7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6.5748" calcext:value-type="float">
            <text:p>86.5748</text:p>
          </table:table-cell>
          <table:table-cell office:value-type="float" office:value="30.1101" calcext:value-type="float">
            <text:p>30.1101</text:p>
          </table:table-cell>
          <table:table-cell office:value-type="float" office:value="883.315" calcext:value-type="float">
            <text:p>883.315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85.7533" calcext:value-type="float">
            <text:p>85.7533</text:p>
          </table:table-cell>
          <table:table-cell office:value-type="float" office:value="30.3401" calcext:value-type="float">
            <text:p>30.3401</text:p>
          </table:table-cell>
          <table:table-cell office:value-type="float" office:value="883.907" calcext:value-type="float">
            <text:p>883.907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84.9415" calcext:value-type="float">
            <text:p>84.9415</text:p>
          </table:table-cell>
          <table:table-cell office:value-type="float" office:value="30.571" calcext:value-type="float">
            <text:p>30.571</text:p>
          </table:table-cell>
          <table:table-cell office:value-type="float" office:value="884.488" calcext:value-type="float">
            <text:p>884.488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84.1394" calcext:value-type="float">
            <text:p>84.1394</text:p>
          </table:table-cell>
          <table:table-cell office:value-type="float" office:value="30.8026" calcext:value-type="float">
            <text:p>30.8026</text:p>
          </table:table-cell>
          <table:table-cell office:value-type="float" office:value="885.058" calcext:value-type="float">
            <text:p>885.058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83.3469" calcext:value-type="float">
            <text:p>83.3469</text:p>
          </table:table-cell>
          <table:table-cell office:value-type="float" office:value="31.0351" calcext:value-type="float">
            <text:p>31.0351</text:p>
          </table:table-cell>
          <table:table-cell office:value-type="float" office:value="885.618" calcext:value-type="float">
            <text:p>885.618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82.5637" calcext:value-type="float">
            <text:p>82.5637</text:p>
          </table:table-cell>
          <table:table-cell office:value-type="float" office:value="31.2684" calcext:value-type="float">
            <text:p>31.2684</text:p>
          </table:table-cell>
          <table:table-cell office:value-type="float" office:value="886.168" calcext:value-type="float">
            <text:p>886.168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81.7898" calcext:value-type="float">
            <text:p>81.7898</text:p>
          </table:table-cell>
          <table:table-cell office:value-type="float" office:value="31.5025" calcext:value-type="float">
            <text:p>31.5025</text:p>
          </table:table-cell>
          <table:table-cell office:value-type="float" office:value="886.708" calcext:value-type="float">
            <text:p>886.708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81.0251" calcext:value-type="float">
            <text:p>81.0251</text:p>
          </table:table-cell>
          <table:table-cell office:value-type="float" office:value="31.7374" calcext:value-type="float">
            <text:p>31.7374</text:p>
          </table:table-cell>
          <table:table-cell office:value-type="float" office:value="887.237" calcext:value-type="float">
            <text:p>887.237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80.2694" calcext:value-type="float">
            <text:p>80.2694</text:p>
          </table:table-cell>
          <table:table-cell office:value-type="float" office:value="31.9731" calcext:value-type="float">
            <text:p>31.9731</text:p>
          </table:table-cell>
          <table:table-cell office:value-type="float" office:value="887.757" calcext:value-type="float">
            <text:p>887.757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79.5227" calcext:value-type="float">
            <text:p>79.5227</text:p>
          </table:table-cell>
          <table:table-cell office:value-type="float" office:value="32.2096" calcext:value-type="float">
            <text:p>32.2096</text:p>
          </table:table-cell>
          <table:table-cell office:value-type="float" office:value="888.268" calcext:value-type="float">
            <text:p>888.2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8.7848" calcext:value-type="float">
            <text:p>78.7848</text:p>
          </table:table-cell>
          <table:table-cell office:value-type="float" office:value="32.4469" calcext:value-type="float">
            <text:p>32.4469</text:p>
          </table:table-cell>
          <table:table-cell office:value-type="float" office:value="888.768" calcext:value-type="float">
            <text:p>888.768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78.0556" calcext:value-type="float">
            <text:p>78.0556</text:p>
          </table:table-cell>
          <table:table-cell office:value-type="float" office:value="32.685" calcext:value-type="float">
            <text:p>32.685</text:p>
          </table:table-cell>
          <table:table-cell office:value-type="float" office:value="889.259" calcext:value-type="float">
            <text:p>889.259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77.3351" calcext:value-type="float">
            <text:p>77.3351</text:p>
          </table:table-cell>
          <table:table-cell office:value-type="float" office:value="32.9238" calcext:value-type="float">
            <text:p>32.9238</text:p>
          </table:table-cell>
          <table:table-cell office:value-type="float" office:value="889.741" calcext:value-type="float">
            <text:p>889.741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76.623" calcext:value-type="float">
            <text:p>76.623</text:p>
          </table:table-cell>
          <table:table-cell office:value-type="float" office:value="33.1635" calcext:value-type="float">
            <text:p>33.1635</text:p>
          </table:table-cell>
          <table:table-cell office:value-type="float" office:value="890.214" calcext:value-type="float">
            <text:p>890.214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75.9193" calcext:value-type="float">
            <text:p>75.9193</text:p>
          </table:table-cell>
          <table:table-cell office:value-type="float" office:value="33.4039" calcext:value-type="float">
            <text:p>33.4039</text:p>
          </table:table-cell>
          <table:table-cell office:value-type="float" office:value="890.677" calcext:value-type="float">
            <text:p>890.677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75.2239" calcext:value-type="float">
            <text:p>75.2239</text:p>
          </table:table-cell>
          <table:table-cell office:value-type="float" office:value="33.6451" calcext:value-type="float">
            <text:p>33.6451</text:p>
          </table:table-cell>
          <table:table-cell office:value-type="float" office:value="891.131" calcext:value-type="float">
            <text:p>891.131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74.5367" calcext:value-type="float">
            <text:p>74.5367</text:p>
          </table:table-cell>
          <table:table-cell office:value-type="float" office:value="33.887" calcext:value-type="float">
            <text:p>33.887</text:p>
          </table:table-cell>
          <table:table-cell office:value-type="float" office:value="891.576" calcext:value-type="float">
            <text:p>891.576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73.8576" calcext:value-type="float">
            <text:p>73.8576</text:p>
          </table:table-cell>
          <table:table-cell office:value-type="float" office:value="34.1297" calcext:value-type="float">
            <text:p>34.1297</text:p>
          </table:table-cell>
          <table:table-cell office:value-type="float" office:value="892.013" calcext:value-type="float">
            <text:p>892.013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73.1864" calcext:value-type="float">
            <text:p>73.1864</text:p>
          </table:table-cell>
          <table:table-cell office:value-type="float" office:value="34.3731" calcext:value-type="float">
            <text:p>34.3731</text:p>
          </table:table-cell>
          <table:table-cell office:value-type="float" office:value="892.44" calcext:value-type="float">
            <text:p>892.44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72.5232" calcext:value-type="float">
            <text:p>72.5232</text:p>
          </table:table-cell>
          <table:table-cell office:value-type="float" office:value="34.6173" calcext:value-type="float">
            <text:p>34.6173</text:p>
          </table:table-cell>
          <table:table-cell office:value-type="float" office:value="892.86" calcext:value-type="float">
            <text:p>892.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1.8677" calcext:value-type="float">
            <text:p>71.8677</text:p>
          </table:table-cell>
          <table:table-cell office:value-type="float" office:value="34.8622" calcext:value-type="float">
            <text:p>34.8622</text:p>
          </table:table-cell>
          <table:table-cell office:value-type="float" office:value="893.27" calcext:value-type="float">
            <text:p>893.27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71.2199" calcext:value-type="float">
            <text:p>71.2199</text:p>
          </table:table-cell>
          <table:table-cell office:value-type="float" office:value="35.1079" calcext:value-type="float">
            <text:p>35.1079</text:p>
          </table:table-cell>
          <table:table-cell office:value-type="float" office:value="893.672" calcext:value-type="float">
            <text:p>893.672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70.5797" calcext:value-type="float">
            <text:p>70.5797</text:p>
          </table:table-cell>
          <table:table-cell office:value-type="float" office:value="35.3543" calcext:value-type="float">
            <text:p>35.3543</text:p>
          </table:table-cell>
          <table:table-cell office:value-type="float" office:value="894.066" calcext:value-type="float">
            <text:p>894.066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69.947" calcext:value-type="float">
            <text:p>69.947</text:p>
          </table:table-cell>
          <table:table-cell office:value-type="float" office:value="35.6014" calcext:value-type="float">
            <text:p>35.6014</text:p>
          </table:table-cell>
          <table:table-cell office:value-type="float" office:value="894.452" calcext:value-type="float">
            <text:p>894.452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69.3217" calcext:value-type="float">
            <text:p>69.3217</text:p>
          </table:table-cell>
          <table:table-cell office:value-type="float" office:value="35.8493" calcext:value-type="float">
            <text:p>35.8493</text:p>
          </table:table-cell>
          <table:table-cell office:value-type="float" office:value="894.829" calcext:value-type="float">
            <text:p>894.829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68.7036" calcext:value-type="float">
            <text:p>68.7036</text:p>
          </table:table-cell>
          <table:table-cell office:value-type="float" office:value="36.0978" calcext:value-type="float">
            <text:p>36.0978</text:p>
          </table:table-cell>
          <table:table-cell office:value-type="float" office:value="895.199" calcext:value-type="float">
            <text:p>895.199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68.0929" calcext:value-type="float">
            <text:p>68.0929</text:p>
          </table:table-cell>
          <table:table-cell office:value-type="float" office:value="36.3471" calcext:value-type="float">
            <text:p>36.3471</text:p>
          </table:table-cell>
          <table:table-cell office:value-type="float" office:value="895.56" calcext:value-type="float">
            <text:p>895.56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67.4892" calcext:value-type="float">
            <text:p>67.4892</text:p>
          </table:table-cell>
          <table:table-cell office:value-type="float" office:value="36.5971" calcext:value-type="float">
            <text:p>36.5971</text:p>
          </table:table-cell>
          <table:table-cell office:value-type="float" office:value="895.914" calcext:value-type="float">
            <text:p>895.914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66.8926" calcext:value-type="float">
            <text:p>66.8926</text:p>
          </table:table-cell>
          <table:table-cell office:value-type="float" office:value="36.8478" calcext:value-type="float">
            <text:p>36.8478</text:p>
          </table:table-cell>
          <table:table-cell office:value-type="float" office:value="896.26" calcext:value-type="float">
            <text:p>896.26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66.3029" calcext:value-type="float">
            <text:p>66.3029</text:p>
          </table:table-cell>
          <table:table-cell office:value-type="float" office:value="37.0992" calcext:value-type="float">
            <text:p>37.0992</text:p>
          </table:table-cell>
          <table:table-cell office:value-type="float" office:value="896.598" calcext:value-type="float">
            <text:p>896.59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5.7201" calcext:value-type="float">
            <text:p>65.7201</text:p>
          </table:table-cell>
          <table:table-cell office:value-type="float" office:value="37.3513" calcext:value-type="float">
            <text:p>37.3513</text:p>
          </table:table-cell>
          <table:table-cell office:value-type="float" office:value="896.929" calcext:value-type="float">
            <text:p>896.929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65.1441" calcext:value-type="float">
            <text:p>65.1441</text:p>
          </table:table-cell>
          <table:table-cell office:value-type="float" office:value="37.604" calcext:value-type="float">
            <text:p>37.604</text:p>
          </table:table-cell>
          <table:table-cell office:value-type="float" office:value="897.252" calcext:value-type="float">
            <text:p>897.252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64.5747" calcext:value-type="float">
            <text:p>64.5747</text:p>
          </table:table-cell>
          <table:table-cell office:value-type="float" office:value="37.8575" calcext:value-type="float">
            <text:p>37.8575</text:p>
          </table:table-cell>
          <table:table-cell office:value-type="float" office:value="897.568" calcext:value-type="float">
            <text:p>897.568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64.012" calcext:value-type="float">
            <text:p>64.012</text:p>
          </table:table-cell>
          <table:table-cell office:value-type="float" office:value="38.1116" calcext:value-type="float">
            <text:p>38.1116</text:p>
          </table:table-cell>
          <table:table-cell office:value-type="float" office:value="897.876" calcext:value-type="float">
            <text:p>897.876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63.4558" calcext:value-type="float">
            <text:p>63.4558</text:p>
          </table:table-cell>
          <table:table-cell office:value-type="float" office:value="38.3664" calcext:value-type="float">
            <text:p>38.3664</text:p>
          </table:table-cell>
          <table:table-cell office:value-type="float" office:value="898.178" calcext:value-type="float">
            <text:p>898.178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62.9061" calcext:value-type="float">
            <text:p>62.9061</text:p>
          </table:table-cell>
          <table:table-cell office:value-type="float" office:value="38.6219" calcext:value-type="float">
            <text:p>38.6219</text:p>
          </table:table-cell>
          <table:table-cell office:value-type="float" office:value="898.472" calcext:value-type="float">
            <text:p>898.472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62.3627" calcext:value-type="float">
            <text:p>62.3627</text:p>
          </table:table-cell>
          <table:table-cell office:value-type="float" office:value="38.878" calcext:value-type="float">
            <text:p>38.878</text:p>
          </table:table-cell>
          <table:table-cell office:value-type="float" office:value="898.759" calcext:value-type="float">
            <text:p>898.759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61.8256" calcext:value-type="float">
            <text:p>61.8256</text:p>
          </table:table-cell>
          <table:table-cell office:value-type="float" office:value="39.1349" calcext:value-type="float">
            <text:p>39.1349</text:p>
          </table:table-cell>
          <table:table-cell office:value-type="float" office:value="899.04" calcext:value-type="float">
            <text:p>899.04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61.2948" calcext:value-type="float">
            <text:p>61.2948</text:p>
          </table:table-cell>
          <table:table-cell office:value-type="float" office:value="39.3923" calcext:value-type="float">
            <text:p>39.3923</text:p>
          </table:table-cell>
          <table:table-cell office:value-type="float" office:value="899.313" calcext:value-type="float">
            <text:p>899.313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60.77" calcext:value-type="float">
            <text:p>60.77</text:p>
          </table:table-cell>
          <table:table-cell office:value-type="float" office:value="39.6504" calcext:value-type="float">
            <text:p>39.6504</text:p>
          </table:table-cell>
          <table:table-cell office:value-type="float" office:value="899.58" calcext:value-type="float">
            <text:p>899.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.2514" calcext:value-type="float">
            <text:p>60.2514</text:p>
          </table:table-cell>
          <table:table-cell office:value-type="float" office:value="39.9092" calcext:value-type="float">
            <text:p>39.9092</text:p>
          </table:table-cell>
          <table:table-cell office:value-type="float" office:value="899.839" calcext:value-type="float">
            <text:p>899.839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59.7387" calcext:value-type="float">
            <text:p>59.7387</text:p>
          </table:table-cell>
          <table:table-cell office:value-type="float" office:value="40.1686" calcext:value-type="float">
            <text:p>40.1686</text:p>
          </table:table-cell>
          <table:table-cell office:value-type="float" office:value="900.093" calcext:value-type="float">
            <text:p>900.093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59.2319" calcext:value-type="float">
            <text:p>59.2319</text:p>
          </table:table-cell>
          <table:table-cell office:value-type="float" office:value="40.4286" calcext:value-type="float">
            <text:p>40.4286</text:p>
          </table:table-cell>
          <table:table-cell office:value-type="float" office:value="900.339" calcext:value-type="float">
            <text:p>900.339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58.731" calcext:value-type="float">
            <text:p>58.731</text:p>
          </table:table-cell>
          <table:table-cell office:value-type="float" office:value="40.6893" calcext:value-type="float">
            <text:p>40.6893</text:p>
          </table:table-cell>
          <table:table-cell office:value-type="float" office:value="900.58" calcext:value-type="float">
            <text:p>900.58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58.2358" calcext:value-type="float">
            <text:p>58.2358</text:p>
          </table:table-cell>
          <table:table-cell office:value-type="float" office:value="40.9506" calcext:value-type="float">
            <text:p>40.9506</text:p>
          </table:table-cell>
          <table:table-cell office:value-type="float" office:value="900.814" calcext:value-type="float">
            <text:p>900.814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57.7463" calcext:value-type="float">
            <text:p>57.7463</text:p>
          </table:table-cell>
          <table:table-cell office:value-type="float" office:value="41.2125" calcext:value-type="float">
            <text:p>41.2125</text:p>
          </table:table-cell>
          <table:table-cell office:value-type="float" office:value="901.041" calcext:value-type="float">
            <text:p>901.041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57.2625" calcext:value-type="float">
            <text:p>57.2625</text:p>
          </table:table-cell>
          <table:table-cell office:value-type="float" office:value="41.4751" calcext:value-type="float">
            <text:p>41.4751</text:p>
          </table:table-cell>
          <table:table-cell office:value-type="float" office:value="901.262" calcext:value-type="float">
            <text:p>901.262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56.7842" calcext:value-type="float">
            <text:p>56.7842</text:p>
          </table:table-cell>
          <table:table-cell office:value-type="float" office:value="41.7382" calcext:value-type="float">
            <text:p>41.7382</text:p>
          </table:table-cell>
          <table:table-cell office:value-type="float" office:value="901.478" calcext:value-type="float">
            <text:p>901.478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56.3114" calcext:value-type="float">
            <text:p>56.3114</text:p>
          </table:table-cell>
          <table:table-cell office:value-type="float" office:value="42.002" calcext:value-type="float">
            <text:p>42.002</text:p>
          </table:table-cell>
          <table:table-cell office:value-type="float" office:value="901.687" calcext:value-type="float">
            <text:p>901.687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55.844" calcext:value-type="float">
            <text:p>55.844</text:p>
          </table:table-cell>
          <table:table-cell office:value-type="float" office:value="42.2664" calcext:value-type="float">
            <text:p>42.2664</text:p>
          </table:table-cell>
          <table:table-cell office:value-type="float" office:value="901.89" calcext:value-type="float">
            <text:p>901.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.382" calcext:value-type="float">
            <text:p>55.382</text:p>
          </table:table-cell>
          <table:table-cell office:value-type="float" office:value="42.5313" calcext:value-type="float">
            <text:p>42.5313</text:p>
          </table:table-cell>
          <table:table-cell office:value-type="float" office:value="902.087" calcext:value-type="float">
            <text:p>902.087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54.9253" calcext:value-type="float">
            <text:p>54.9253</text:p>
          </table:table-cell>
          <table:table-cell office:value-type="float" office:value="42.7969" calcext:value-type="float">
            <text:p>42.7969</text:p>
          </table:table-cell>
          <table:table-cell office:value-type="float" office:value="902.278" calcext:value-type="float">
            <text:p>902.278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54.4738" calcext:value-type="float">
            <text:p>54.4738</text:p>
          </table:table-cell>
          <table:table-cell office:value-type="float" office:value="43.063" calcext:value-type="float">
            <text:p>43.063</text:p>
          </table:table-cell>
          <table:table-cell office:value-type="float" office:value="902.463" calcext:value-type="float">
            <text:p>902.463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54.0275" calcext:value-type="float">
            <text:p>54.0275</text:p>
          </table:table-cell>
          <table:table-cell office:value-type="float" office:value="43.3298" calcext:value-type="float">
            <text:p>43.3298</text:p>
          </table:table-cell>
          <table:table-cell office:value-type="float" office:value="902.643" calcext:value-type="float">
            <text:p>902.643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53.5862" calcext:value-type="float">
            <text:p>53.5862</text:p>
          </table:table-cell>
          <table:table-cell office:value-type="float" office:value="43.5971" calcext:value-type="float">
            <text:p>43.5971</text:p>
          </table:table-cell>
          <table:table-cell office:value-type="float" office:value="902.817" calcext:value-type="float">
            <text:p>902.817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53.15" calcext:value-type="float">
            <text:p>53.15</text:p>
          </table:table-cell>
          <table:table-cell office:value-type="float" office:value="43.865" calcext:value-type="float">
            <text:p>43.865</text:p>
          </table:table-cell>
          <table:table-cell office:value-type="float" office:value="902.985" calcext:value-type="float">
            <text:p>902.985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52.7188" calcext:value-type="float">
            <text:p>52.7188</text:p>
          </table:table-cell>
          <table:table-cell office:value-type="float" office:value="44.1335" calcext:value-type="float">
            <text:p>44.1335</text:p>
          </table:table-cell>
          <table:table-cell office:value-type="float" office:value="903.148" calcext:value-type="float">
            <text:p>903.148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52.2925" calcext:value-type="float">
            <text:p>52.2925</text:p>
          </table:table-cell>
          <table:table-cell office:value-type="float" office:value="44.4025" calcext:value-type="float">
            <text:p>44.4025</text:p>
          </table:table-cell>
          <table:table-cell office:value-type="float" office:value="903.305" calcext:value-type="float">
            <text:p>903.305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51.871" calcext:value-type="float">
            <text:p>51.871</text:p>
          </table:table-cell>
          <table:table-cell office:value-type="float" office:value="44.6721" calcext:value-type="float">
            <text:p>44.6721</text:p>
          </table:table-cell>
          <table:table-cell office:value-type="float" office:value="903.457" calcext:value-type="float">
            <text:p>903.457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51.4543" calcext:value-type="float">
            <text:p>51.4543</text:p>
          </table:table-cell>
          <table:table-cell office:value-type="float" office:value="44.9422" calcext:value-type="float">
            <text:p>44.9422</text:p>
          </table:table-cell>
          <table:table-cell office:value-type="float" office:value="903.603" calcext:value-type="float">
            <text:p>903.6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1.0424" calcext:value-type="float">
            <text:p>51.0424</text:p>
          </table:table-cell>
          <table:table-cell office:value-type="float" office:value="45.2129" calcext:value-type="float">
            <text:p>45.2129</text:p>
          </table:table-cell>
          <table:table-cell office:value-type="float" office:value="903.745" calcext:value-type="float">
            <text:p>903.745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50.6351" calcext:value-type="float">
            <text:p>50.6351</text:p>
          </table:table-cell>
          <table:table-cell office:value-type="float" office:value="45.4842" calcext:value-type="float">
            <text:p>45.4842</text:p>
          </table:table-cell>
          <table:table-cell office:value-type="float" office:value="903.881" calcext:value-type="float">
            <text:p>903.881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50.2325" calcext:value-type="float">
            <text:p>50.2325</text:p>
          </table:table-cell>
          <table:table-cell office:value-type="float" office:value="45.756" calcext:value-type="float">
            <text:p>45.756</text:p>
          </table:table-cell>
          <table:table-cell office:value-type="float" office:value="904.012" calcext:value-type="float">
            <text:p>904.012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49.8344" calcext:value-type="float">
            <text:p>49.8344</text:p>
          </table:table-cell>
          <table:table-cell office:value-type="float" office:value="46.0283" calcext:value-type="float">
            <text:p>46.0283</text:p>
          </table:table-cell>
          <table:table-cell office:value-type="float" office:value="904.137" calcext:value-type="float">
            <text:p>904.137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49.4409" calcext:value-type="float">
            <text:p>49.4409</text:p>
          </table:table-cell>
          <table:table-cell office:value-type="float" office:value="46.3012" calcext:value-type="float">
            <text:p>46.3012</text:p>
          </table:table-cell>
          <table:table-cell office:value-type="float" office:value="904.258" calcext:value-type="float">
            <text:p>904.2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3T14:34:26.547051000</dc:date>
    <meta:editing-duration>PT3M6S</meta:editing-duration>
    <meta:editing-cycles>1</meta:editing-cycles>
    <meta:document-statistic meta:table-count="1" meta:cell-count="146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78cm" svg:height="14.239cm" xlink:href=".." xlink:type="simple" chart:class="chart:line" chart:style-name="ch1">
        <chart:title svg:x="8.59cm" svg:y="0.42cm" chart:style-name="ch2">
          <text:p>Euler</text:p>
        </chart:title>
        <chart:legend chart:legend-position="end" svg:x="16.796cm" svg:y="6.322cm" style:legend-expansion="high" chart:style-name="ch3"/>
        <chart:plot-area chart:style-name="ch4" table:cell-range-address="euler.A1:euler.D366" chart:data-source-has-labels="both" svg:x="1.378cm" svg:y="1.483cm" svg:width="15.051cm" svg:height="11.491cm">
          <chart:coordinate-region svg:x="2.37cm" svg:y="1.682cm" svg:width="14.059cm" svg:height="10.293cm"/>
          <chart:axis chart:dimension="x" chart:name="primary-x" chart:style-name="ch5" chartooo:axis-type="auto">
            <chartooo:date-scale/>
            <chart:title svg:x="7.629cm" svg:y="13.258cm" chart:style-name="ch6">
              <text:p>Tiempo (en días)</text:p>
            </chart:title>
            <chart:categories table:cell-range-address="euler.A2:euler.A366"/>
          </chart:axis>
          <chart:axis chart:dimension="y" chart:name="primary-y" chart:style-name="ch5">
            <chart:title svg:x="0.451cm" svg:y="8.873cm" chart:style-name="ch7">
              <text:p>Número de individuos</text:p>
            </chart:title>
            <chart:grid chart:style-name="ch8" chart:class="major"/>
          </chart:axis>
          <chart:series chart:style-name="ch9" chart:values-cell-range-address="euler.B2:euler.B366" chart:label-cell-address="euler.B1:euler.B1" chart:class="chart:line">
            <chart:data-point chart:repeated="365"/>
          </chart:series>
          <chart:series chart:style-name="ch10" chart:values-cell-range-address="euler.C2:euler.C366" chart:label-cell-address="euler.C1:euler.C1" chart:class="chart:line">
            <chart:data-point chart:repeated="365"/>
          </chart:series>
          <chart:series chart:style-name="ch11" chart:values-cell-range-address="euler.D2:euler.D366" chart:label-cell-address="euler.D1:euler.D1" chart:class="chart:line">
            <chart:data-point chart:repeated="3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  <draw:g>
                  <svg:desc>euler.B1:euler.B1</svg:desc>
                </draw:g>
              </table:table-cell>
              <table:table-cell office:value-type="string">
                <text:p>S</text:p>
                <draw:g>
                  <svg:desc>euler.C1:euler.C1</svg:desc>
                </draw:g>
              </table:table-cell>
              <table:table-cell office:value-type="string">
                <text:p>R</text:p>
                <draw:g>
                  <svg:desc>euler.D1:euler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uler.A2:euler.A366</svg:desc>
                </draw:g>
              </table:table-cell>
              <table:table-cell office:value-type="float" office:value="1">
                <text:p>1</text:p>
                <draw:g>
                  <svg:desc>euler.B2:euler.B366</svg:desc>
                </draw:g>
              </table:table-cell>
              <table:table-cell office:value-type="float" office:value="999">
                <text:p>999</text:p>
                <draw:g>
                  <svg:desc>euler.C2:euler.C366</svg:desc>
                </draw:g>
              </table:table-cell>
              <table:table-cell office:value-type="float" office:value="0">
                <text:p>0</text:p>
                <draw:g>
                  <svg:desc>euler.D2:euler.D366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.0874">
                <text:p>1.0874</text:p>
              </table:table-cell>
              <table:table-cell office:value-type="float" office:value="998.9">
                <text:p>998.9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18243">
                <text:p>1.18243</text:p>
              </table:table-cell>
              <table:table-cell office:value-type="float" office:value="998.791">
                <text:p>998.791</text:p>
              </table:table-cell>
              <table:table-cell office:value-type="float" office:value="0.0260856">
                <text:p>0.026085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.28575">
                <text:p>1.28575</text:p>
              </table:table-cell>
              <table:table-cell office:value-type="float" office:value="998.673">
                <text:p>998.673</text:p>
              </table:table-cell>
              <table:table-cell office:value-type="float" office:value="0.0408514">
                <text:p>0.0408514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.39808">
                <text:p>1.39808</text:p>
              </table:table-cell>
              <table:table-cell office:value-type="float" office:value="998.545">
                <text:p>998.545</text:p>
              </table:table-cell>
              <table:table-cell office:value-type="float" office:value="0.0569006">
                <text:p>0.056900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.52021">
                <text:p>1.52021</text:p>
              </table:table-cell>
              <table:table-cell office:value-type="float" office:value="998.405">
                <text:p>998.405</text:p>
              </table:table-cell>
              <table:table-cell office:value-type="float" office:value="0.074345">
                <text:p>0.07434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.65298">
                <text:p>1.65298</text:p>
              </table:table-cell>
              <table:table-cell office:value-type="float" office:value="998.254">
                <text:p>998.254</text:p>
              </table:table-cell>
              <table:table-cell office:value-type="float" office:value="0.0933063">
                <text:p>0.093306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.79733">
                <text:p>1.79733</text:p>
              </table:table-cell>
              <table:table-cell office:value-type="float" office:value="998.089">
                <text:p>998.089</text:p>
              </table:table-cell>
              <table:table-cell office:value-type="float" office:value="0.113917">
                <text:p>0.11391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.95425">
                <text:p>1.95425</text:p>
              </table:table-cell>
              <table:table-cell office:value-type="float" office:value="997.909">
                <text:p>997.909</text:p>
              </table:table-cell>
              <table:table-cell office:value-type="float" office:value="0.13632">
                <text:p>0.1363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.12484">
                <text:p>2.12484</text:p>
              </table:table-cell>
              <table:table-cell office:value-type="float" office:value="997.714">
                <text:p>997.714</text:p>
              </table:table-cell>
              <table:table-cell office:value-type="float" office:value="0.160673">
                <text:p>0.16067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31028">
                <text:p>2.31028</text:p>
              </table:table-cell>
              <table:table-cell office:value-type="float" office:value="997.503">
                <text:p>997.503</text:p>
              </table:table-cell>
              <table:table-cell office:value-type="float" office:value="0.187144">
                <text:p>0.187144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2.51185">
                <text:p>2.51185</text:p>
              </table:table-cell>
              <table:table-cell office:value-type="float" office:value="997.272">
                <text:p>997.272</text:p>
              </table:table-cell>
              <table:table-cell office:value-type="float" office:value="0.215918">
                <text:p>0.215918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2.73096">
                <text:p>2.73096</text:p>
              </table:table-cell>
              <table:table-cell office:value-type="float" office:value="997.022">
                <text:p>997.022</text:p>
              </table:table-cell>
              <table:table-cell office:value-type="float" office:value="0.247197">
                <text:p>0.247197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2.9691">
                <text:p>2.9691</text:p>
              </table:table-cell>
              <table:table-cell office:value-type="float" office:value="996.75">
                <text:p>996.75</text:p>
              </table:table-cell>
              <table:table-cell office:value-type="float" office:value="0.281196">
                <text:p>0.281196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3.22793">
                <text:p>3.22793</text:p>
              </table:table-cell>
              <table:table-cell office:value-type="float" office:value="996.454">
                <text:p>996.454</text:p>
              </table:table-cell>
              <table:table-cell office:value-type="float" office:value="0.318154">
                <text:p>0.318154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.50923">
                <text:p>3.50923</text:p>
              </table:table-cell>
              <table:table-cell office:value-type="float" office:value="996.132">
                <text:p>996.132</text:p>
              </table:table-cell>
              <table:table-cell office:value-type="float" office:value="0.358326">
                <text:p>0.358326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3.81493">
                <text:p>3.81493</text:p>
              </table:table-cell>
              <table:table-cell office:value-type="float" office:value="995.783">
                <text:p>995.783</text:p>
              </table:table-cell>
              <table:table-cell office:value-type="float" office:value="0.401993">
                <text:p>0.401993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4.14713">
                <text:p>4.14713</text:p>
              </table:table-cell>
              <table:table-cell office:value-type="float" office:value="995.403">
                <text:p>995.403</text:p>
              </table:table-cell>
              <table:table-cell office:value-type="float" office:value="0.449456">
                <text:p>0.449456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4.5081">
                <text:p>4.5081</text:p>
              </table:table-cell>
              <table:table-cell office:value-type="float" office:value="994.991">
                <text:p>994.991</text:p>
              </table:table-cell>
              <table:table-cell office:value-type="float" office:value="0.501045">
                <text:p>0.50104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4.9003">
                <text:p>4.9003</text:p>
              </table:table-cell>
              <table:table-cell office:value-type="float" office:value="994.543">
                <text:p>994.543</text:p>
              </table:table-cell>
              <table:table-cell office:value-type="float" office:value="0.557118">
                <text:p>0.55711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.3264">
                <text:p>5.3264</text:p>
              </table:table-cell>
              <table:table-cell office:value-type="float" office:value="994.056">
                <text:p>994.056</text:p>
              </table:table-cell>
              <table:table-cell office:value-type="float" office:value="0.618063">
                <text:p>0.618063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5.78929">
                <text:p>5.78929</text:p>
              </table:table-cell>
              <table:table-cell office:value-type="float" office:value="993.526">
                <text:p>993.526</text:p>
              </table:table-cell>
              <table:table-cell office:value-type="float" office:value="0.684299">
                <text:p>0.684299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6.29211">
                <text:p>6.29211</text:p>
              </table:table-cell>
              <table:table-cell office:value-type="float" office:value="992.952">
                <text:p>992.952</text:p>
              </table:table-cell>
              <table:table-cell office:value-type="float" office:value="0.756285">
                <text:p>0.75628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6.83824">
                <text:p>6.83824</text:p>
              </table:table-cell>
              <table:table-cell office:value-type="float" office:value="992.327">
                <text:p>992.327</text:p>
              </table:table-cell>
              <table:table-cell office:value-type="float" office:value="0.834517">
                <text:p>0.834517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7.43133">
                <text:p>7.43133</text:p>
              </table:table-cell>
              <table:table-cell office:value-type="float" office:value="991.649">
                <text:p>991.649</text:p>
              </table:table-cell>
              <table:table-cell office:value-type="float" office:value="0.919531">
                <text:p>0.91953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8.07537">
                <text:p>8.07537</text:p>
              </table:table-cell>
              <table:table-cell office:value-type="float" office:value="990.913">
                <text:p>990.913</text:p>
              </table:table-cell>
              <table:table-cell office:value-type="float" office:value="1.01191">
                <text:p>1.01191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8.77463">
                <text:p>8.77463</text:p>
              </table:table-cell>
              <table:table-cell office:value-type="float" office:value="990.113">
                <text:p>990.113</text:p>
              </table:table-cell>
              <table:table-cell office:value-type="float" office:value="1.11229">
                <text:p>1.11229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9.53373">
                <text:p>9.53373</text:p>
              </table:table-cell>
              <table:table-cell office:value-type="float" office:value="989.245">
                <text:p>989.245</text:p>
              </table:table-cell>
              <table:table-cell office:value-type="float" office:value="1.22136">
                <text:p>1.22136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0.3577">
                <text:p>10.3577</text:p>
              </table:table-cell>
              <table:table-cell office:value-type="float" office:value="988.302">
                <text:p>988.302</text:p>
              </table:table-cell>
              <table:table-cell office:value-type="float" office:value="1.33985">
                <text:p>1.33985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11.2519">
                <text:p>11.2519</text:p>
              </table:table-cell>
              <table:table-cell office:value-type="float" office:value="987.28">
                <text:p>987.28</text:p>
              </table:table-cell>
              <table:table-cell office:value-type="float" office:value="1.46858">
                <text:p>1.4685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.2221">
                <text:p>12.2221</text:p>
              </table:table-cell>
              <table:table-cell office:value-type="float" office:value="986.17">
                <text:p>986.17</text:p>
              </table:table-cell>
              <table:table-cell office:value-type="float" office:value="1.60841">
                <text:p>1.60841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13.2746">
                <text:p>13.2746</text:p>
              </table:table-cell>
              <table:table-cell office:value-type="float" office:value="984.965">
                <text:p>984.965</text:p>
              </table:table-cell>
              <table:table-cell office:value-type="float" office:value="1.76029">
                <text:p>1.76029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4.4162">
                <text:p>14.4162</text:p>
              </table:table-cell>
              <table:table-cell office:value-type="float" office:value="983.659">
                <text:p>983.659</text:p>
              </table:table-cell>
              <table:table-cell office:value-type="float" office:value="1.92525">
                <text:p>1.9252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15.654">
                <text:p>15.654</text:p>
              </table:table-cell>
              <table:table-cell office:value-type="float" office:value="982.242">
                <text:p>982.242</text:p>
              </table:table-cell>
              <table:table-cell office:value-type="float" office:value="2.10438">
                <text:p>2.10438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6.996">
                <text:p>16.996</text:p>
              </table:table-cell>
              <table:table-cell office:value-type="float" office:value="980.705">
                <text:p>980.705</text:p>
              </table:table-cell>
              <table:table-cell office:value-type="float" office:value="2.29889">
                <text:p>2.2988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8.4503">
                <text:p>18.4503</text:p>
              </table:table-cell>
              <table:table-cell office:value-type="float" office:value="979.04">
                <text:p>979.04</text:p>
              </table:table-cell>
              <table:table-cell office:value-type="float" office:value="2.51006">
                <text:p>2.51006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20.0261">
                <text:p>20.0261</text:p>
              </table:table-cell>
              <table:table-cell office:value-type="float" office:value="977.235">
                <text:p>977.235</text:p>
              </table:table-cell>
              <table:table-cell office:value-type="float" office:value="2.73929">
                <text:p>2.73929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21.7327">
                <text:p>21.7327</text:p>
              </table:table-cell>
              <table:table-cell office:value-type="float" office:value="975.279">
                <text:p>975.279</text:p>
              </table:table-cell>
              <table:table-cell office:value-type="float" office:value="2.9881">
                <text:p>2.9881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23.5806">
                <text:p>23.5806</text:p>
              </table:table-cell>
              <table:table-cell office:value-type="float" office:value="973.161">
                <text:p>973.161</text:p>
              </table:table-cell>
              <table:table-cell office:value-type="float" office:value="3.2581">
                <text:p>3.2581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25.5807">
                <text:p>25.5807</text:p>
              </table:table-cell>
              <table:table-cell office:value-type="float" office:value="970.868">
                <text:p>970.868</text:p>
              </table:table-cell>
              <table:table-cell office:value-type="float" office:value="3.55104">
                <text:p>3.551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.7444">
                <text:p>27.7444</text:p>
              </table:table-cell>
              <table:table-cell office:value-type="float" office:value="968.387">
                <text:p>968.387</text:p>
              </table:table-cell>
              <table:table-cell office:value-type="float" office:value="3.86883">
                <text:p>3.86883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30.0844">
                <text:p>30.0844</text:p>
              </table:table-cell>
              <table:table-cell office:value-type="float" office:value="965.702">
                <text:p>965.702</text:p>
              </table:table-cell>
              <table:table-cell office:value-type="float" office:value="4.21349">
                <text:p>4.21349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32.6136">
                <text:p>32.6136</text:p>
              </table:table-cell>
              <table:table-cell office:value-type="float" office:value="962.799">
                <text:p>962.799</text:p>
              </table:table-cell>
              <table:table-cell office:value-type="float" office:value="4.5872">
                <text:p>4.5872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35.3459">
                <text:p>35.3459</text:p>
              </table:table-cell>
              <table:table-cell office:value-type="float" office:value="959.662">
                <text:p>959.662</text:p>
              </table:table-cell>
              <table:table-cell office:value-type="float" office:value="4.99232">
                <text:p>4.99232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38.2961">
                <text:p>38.2961</text:p>
              </table:table-cell>
              <table:table-cell office:value-type="float" office:value="956.273">
                <text:p>956.273</text:p>
              </table:table-cell>
              <table:table-cell office:value-type="float" office:value="5.43137">
                <text:p>5.4313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41.4796">
                <text:p>41.4796</text:p>
              </table:table-cell>
              <table:table-cell office:value-type="float" office:value="952.613">
                <text:p>952.613</text:p>
              </table:table-cell>
              <table:table-cell office:value-type="float" office:value="5.90706">
                <text:p>5.90706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44.9125">
                <text:p>44.9125</text:p>
              </table:table-cell>
              <table:table-cell office:value-type="float" office:value="948.665">
                <text:p>948.665</text:p>
              </table:table-cell>
              <table:table-cell office:value-type="float" office:value="6.42227">
                <text:p>6.42227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48.6118">
                <text:p>48.6118</text:p>
              </table:table-cell>
              <table:table-cell office:value-type="float" office:value="944.408">
                <text:p>944.408</text:p>
              </table:table-cell>
              <table:table-cell office:value-type="float" office:value="6.98011">
                <text:p>6.98011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52.595">
                <text:p>52.595</text:p>
              </table:table-cell>
              <table:table-cell office:value-type="float" office:value="939.821">
                <text:p>939.821</text:p>
              </table:table-cell>
              <table:table-cell office:value-type="float" office:value="7.58388">
                <text:p>7.58388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56.8806">
                <text:p>56.8806</text:p>
              </table:table-cell>
              <table:table-cell office:value-type="float" office:value="934.882">
                <text:p>934.882</text:p>
              </table:table-cell>
              <table:table-cell office:value-type="float" office:value="8.2371">
                <text:p>8.23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1.4873">
                <text:p>61.4873</text:p>
              </table:table-cell>
              <table:table-cell office:value-type="float" office:value="929.569">
                <text:p>929.569</text:p>
              </table:table-cell>
              <table:table-cell office:value-type="float" office:value="8.94354">
                <text:p>8.94354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66.4343">
                <text:p>66.4343</text:p>
              </table:table-cell>
              <table:table-cell office:value-type="float" office:value="923.859">
                <text:p>923.859</text:p>
              </table:table-cell>
              <table:table-cell office:value-type="float" office:value="9.70716">
                <text:p>9.70716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71.7415">
                <text:p>71.7415</text:p>
              </table:table-cell>
              <table:table-cell office:value-type="float" office:value="917.726">
                <text:p>917.726</text:p>
              </table:table-cell>
              <table:table-cell office:value-type="float" office:value="10.5322">
                <text:p>10.5322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77.4286">
                <text:p>77.4286</text:p>
              </table:table-cell>
              <table:table-cell office:value-type="float" office:value="911.148">
                <text:p>911.148</text:p>
              </table:table-cell>
              <table:table-cell office:value-type="float" office:value="11.4231">
                <text:p>11.4231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83.5157">
                <text:p>83.5157</text:p>
              </table:table-cell>
              <table:table-cell office:value-type="float" office:value="904.1">
                <text:p>904.1</text:p>
              </table:table-cell>
              <table:table-cell office:value-type="float" office:value="12.3846">
                <text:p>12.3846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90.0224">
                <text:p>90.0224</text:p>
              </table:table-cell>
              <table:table-cell office:value-type="float" office:value="896.556">
                <text:p>896.556</text:p>
              </table:table-cell>
              <table:table-cell office:value-type="float" office:value="13.4217">
                <text:p>13.4217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96.9681">
                <text:p>96.9681</text:p>
              </table:table-cell>
              <table:table-cell office:value-type="float" office:value="888.492">
                <text:p>888.492</text:p>
              </table:table-cell>
              <table:table-cell office:value-type="float" office:value="14.5395">
                <text:p>14.539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104.372">
                <text:p>104.372</text:p>
              </table:table-cell>
              <table:table-cell office:value-type="float" office:value="879.885">
                <text:p>879.885</text:p>
              </table:table-cell>
              <table:table-cell office:value-type="float" office:value="15.7435">
                <text:p>15.7435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112.25">
                <text:p>112.25</text:p>
              </table:table-cell>
              <table:table-cell office:value-type="float" office:value="870.71">
                <text:p>870.71</text:p>
              </table:table-cell>
              <table:table-cell office:value-type="float" office:value="17.0394">
                <text:p>17.0394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120.621">
                <text:p>120.621</text:p>
              </table:table-cell>
              <table:table-cell office:value-type="float" office:value="860.946">
                <text:p>860.946</text:p>
              </table:table-cell>
              <table:table-cell office:value-type="float" office:value="18.4331">
                <text:p>18.433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9.498">
                <text:p>129.498</text:p>
              </table:table-cell>
              <table:table-cell office:value-type="float" office:value="850.571">
                <text:p>850.571</text:p>
              </table:table-cell>
              <table:table-cell office:value-type="float" office:value="19.9306">
                <text:p>19.9306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138.894">
                <text:p>138.894</text:p>
              </table:table-cell>
              <table:table-cell office:value-type="float" office:value="839.568">
                <text:p>839.568</text:p>
              </table:table-cell>
              <table:table-cell office:value-type="float" office:value="21.5383">
                <text:p>21.5383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148.819">
                <text:p>148.819</text:p>
              </table:table-cell>
              <table:table-cell office:value-type="float" office:value="827.918">
                <text:p>827.918</text:p>
              </table:table-cell>
              <table:table-cell office:value-type="float" office:value="23.2625">
                <text:p>23.2625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159.28">
                <text:p>159.28</text:p>
              </table:table-cell>
              <table:table-cell office:value-type="float" office:value="815.61">
                <text:p>815.61</text:p>
              </table:table-cell>
              <table:table-cell office:value-type="float" office:value="25.1098">
                <text:p>25.1098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70.28">
                <text:p>170.28</text:p>
              </table:table-cell>
              <table:table-cell office:value-type="float" office:value="802.633">
                <text:p>802.633</text:p>
              </table:table-cell>
              <table:table-cell office:value-type="float" office:value="27.0869">
                <text:p>27.0869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81.819">
                <text:p>181.819</text:p>
              </table:table-cell>
              <table:table-cell office:value-type="float" office:value="788.981">
                <text:p>788.981</text:p>
              </table:table-cell>
              <table:table-cell office:value-type="float" office:value="29.2003">
                <text:p>29.2003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193.891">
                <text:p>193.891</text:p>
              </table:table-cell>
              <table:table-cell office:value-type="float" office:value="774.652">
                <text:p>774.652</text:p>
              </table:table-cell>
              <table:table-cell office:value-type="float" office:value="31.4568">
                <text:p>31.4568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206.487">
                <text:p>206.487</text:p>
              </table:table-cell>
              <table:table-cell office:value-type="float" office:value="759.65">
                <text:p>759.65</text:p>
              </table:table-cell>
              <table:table-cell office:value-type="float" office:value="33.863">
                <text:p>33.863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219.592">
                <text:p>219.592</text:p>
              </table:table-cell>
              <table:table-cell office:value-type="float" office:value="743.983">
                <text:p>743.983</text:p>
              </table:table-cell>
              <table:table-cell office:value-type="float" office:value="36.4253">
                <text:p>36.4253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233.184">
                <text:p>233.184</text:p>
              </table:table-cell>
              <table:table-cell office:value-type="float" office:value="727.666">
                <text:p>727.666</text:p>
              </table:table-cell>
              <table:table-cell office:value-type="float" office:value="39.1499">
                <text:p>39.149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47.237">
                <text:p>247.237</text:p>
              </table:table-cell>
              <table:table-cell office:value-type="float" office:value="710.72">
                <text:p>710.72</text:p>
              </table:table-cell>
              <table:table-cell office:value-type="float" office:value="42.043">
                <text:p>42.043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261.719">
                <text:p>261.719</text:p>
              </table:table-cell>
              <table:table-cell office:value-type="float" office:value="693.171">
                <text:p>693.171</text:p>
              </table:table-cell>
              <table:table-cell office:value-type="float" office:value="45.1101">
                <text:p>45.1101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276.589">
                <text:p>276.589</text:p>
              </table:table-cell>
              <table:table-cell office:value-type="float" office:value="675.055">
                <text:p>675.055</text:p>
              </table:table-cell>
              <table:table-cell office:value-type="float" office:value="48.3565">
                <text:p>48.3565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291.803">
                <text:p>291.803</text:p>
              </table:table-cell>
              <table:table-cell office:value-type="float" office:value="656.41">
                <text:p>656.41</text:p>
              </table:table-cell>
              <table:table-cell office:value-type="float" office:value="51.787">
                <text:p>51.787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307.309">
                <text:p>307.309</text:p>
              </table:table-cell>
              <table:table-cell office:value-type="float" office:value="637.285">
                <text:p>637.285</text:p>
              </table:table-cell>
              <table:table-cell office:value-type="float" office:value="55.4058">
                <text:p>55.4058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323.052">
                <text:p>323.052</text:p>
              </table:table-cell>
              <table:table-cell office:value-type="float" office:value="617.731">
                <text:p>617.731</text:p>
              </table:table-cell>
              <table:table-cell office:value-type="float" office:value="59.2164">
                <text:p>59.2164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338.97">
                <text:p>338.97</text:p>
              </table:table-cell>
              <table:table-cell office:value-type="float" office:value="597.808">
                <text:p>597.808</text:p>
              </table:table-cell>
              <table:table-cell office:value-type="float" office:value="63.2216">
                <text:p>63.2216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354.997">
                <text:p>354.997</text:p>
              </table:table-cell>
              <table:table-cell office:value-type="float" office:value="577.58">
                <text:p>577.58</text:p>
              </table:table-cell>
              <table:table-cell office:value-type="float" office:value="67.4236">
                <text:p>67.4236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371.063">
                <text:p>371.063</text:p>
              </table:table-cell>
              <table:table-cell office:value-type="float" office:value="557.113">
                <text:p>557.113</text:p>
              </table:table-cell>
              <table:table-cell office:value-type="float" office:value="71.8236">
                <text:p>71.8236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387.097">
                <text:p>387.097</text:p>
              </table:table-cell>
              <table:table-cell office:value-type="float" office:value="536.481">
                <text:p>536.481</text:p>
              </table:table-cell>
              <table:table-cell office:value-type="float" office:value="76.422">
                <text:p>76.4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03.026">
                <text:p>403.026</text:p>
              </table:table-cell>
              <table:table-cell office:value-type="float" office:value="515.756">
                <text:p>515.756</text:p>
              </table:table-cell>
              <table:table-cell office:value-type="float" office:value="81.2183">
                <text:p>81.2183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418.774">
                <text:p>418.774</text:p>
              </table:table-cell>
              <table:table-cell office:value-type="float" office:value="495.015">
                <text:p>495.015</text:p>
              </table:table-cell>
              <table:table-cell office:value-type="float" office:value="86.211">
                <text:p>86.211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434.269">
                <text:p>434.269</text:p>
              </table:table-cell>
              <table:table-cell office:value-type="float" office:value="474.333">
                <text:p>474.333</text:p>
              </table:table-cell>
              <table:table-cell office:value-type="float" office:value="91.3978">
                <text:p>91.3978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449.44">
                <text:p>449.44</text:p>
              </table:table-cell>
              <table:table-cell office:value-type="float" office:value="453.785">
                <text:p>453.785</text:p>
              </table:table-cell>
              <table:table-cell office:value-type="float" office:value="96.7754">
                <text:p>96.7754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464.217">
                <text:p>464.217</text:p>
              </table:table-cell>
              <table:table-cell office:value-type="float" office:value="433.444">
                <text:p>433.444</text:p>
              </table:table-cell>
              <table:table-cell office:value-type="float" office:value="102.34">
                <text:p>102.34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478.535">
                <text:p>478.535</text:p>
              </table:table-cell>
              <table:table-cell office:value-type="float" office:value="413.379">
                <text:p>413.379</text:p>
              </table:table-cell>
              <table:table-cell office:value-type="float" office:value="108.085">
                <text:p>108.085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492.335">
                <text:p>492.335</text:p>
              </table:table-cell>
              <table:table-cell office:value-type="float" office:value="393.658">
                <text:p>393.658</text:p>
              </table:table-cell>
              <table:table-cell office:value-type="float" office:value="114.007">
                <text:p>114.007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505.562">
                <text:p>505.562</text:p>
              </table:table-cell>
              <table:table-cell office:value-type="float" office:value="374.34">
                <text:p>374.34</text:p>
              </table:table-cell>
              <table:table-cell office:value-type="float" office:value="120.098">
                <text:p>120.098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518.168">
                <text:p>518.168</text:p>
              </table:table-cell>
              <table:table-cell office:value-type="float" office:value="355.481">
                <text:p>355.481</text:p>
              </table:table-cell>
              <table:table-cell office:value-type="float" office:value="126.351">
                <text:p>126.351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530.111">
                <text:p>530.111</text:p>
              </table:table-cell>
              <table:table-cell office:value-type="float" office:value="337.132">
                <text:p>337.132</text:p>
              </table:table-cell>
              <table:table-cell office:value-type="float" office:value="132.758">
                <text:p>132.7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41.356">
                <text:p>541.356</text:p>
              </table:table-cell>
              <table:table-cell office:value-type="float" office:value="319.334">
                <text:p>319.334</text:p>
              </table:table-cell>
              <table:table-cell office:value-type="float" office:value="139.31">
                <text:p>139.31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551.876">
                <text:p>551.876</text:p>
              </table:table-cell>
              <table:table-cell office:value-type="float" office:value="302.124">
                <text:p>302.12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561.651">
                <text:p>561.651</text:p>
              </table:table-cell>
              <table:table-cell office:value-type="float" office:value="285.531">
                <text:p>285.531</text:p>
              </table:table-cell>
              <table:table-cell office:value-type="float" office:value="152.817">
                <text:p>152.817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570.668">
                <text:p>570.668</text:p>
              </table:table-cell>
              <table:table-cell office:value-type="float" office:value="269.579">
                <text:p>269.579</text:p>
              </table:table-cell>
              <table:table-cell office:value-type="float" office:value="159.753">
                <text:p>159.753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578.918">
                <text:p>578.918</text:p>
              </table:table-cell>
              <table:table-cell office:value-type="float" office:value="254.284">
                <text:p>254.284</text:p>
              </table:table-cell>
              <table:table-cell office:value-type="float" office:value="166.798">
                <text:p>166.798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586.403">
                <text:p>586.403</text:p>
              </table:table-cell>
              <table:table-cell office:value-type="float" office:value="239.656">
                <text:p>239.656</text:p>
              </table:table-cell>
              <table:table-cell office:value-type="float" office:value="173.941">
                <text:p>173.941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593.126">
                <text:p>593.126</text:p>
              </table:table-cell>
              <table:table-cell office:value-type="float" office:value="225.699">
                <text:p>225.699</text:p>
              </table:table-cell>
              <table:table-cell office:value-type="float" office:value="181.175">
                <text:p>181.175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599.099">
                <text:p>599.099</text:p>
              </table:table-cell>
              <table:table-cell office:value-type="float" office:value="212.413">
                <text:p>212.413</text:p>
              </table:table-cell>
              <table:table-cell office:value-type="float" office:value="188.488">
                <text:p>188.488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604.336">
                <text:p>604.336</text:p>
              </table:table-cell>
              <table:table-cell office:value-type="float" office:value="199.792">
                <text:p>199.792</text:p>
              </table:table-cell>
              <table:table-cell office:value-type="float" office:value="195.872">
                <text:p>195.872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608.856">
                <text:p>608.856</text:p>
              </table:table-cell>
              <table:table-cell office:value-type="float" office:value="187.826">
                <text:p>187.826</text:p>
              </table:table-cell>
              <table:table-cell office:value-type="float" office:value="203.318">
                <text:p>203.3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12.681">
                <text:p>612.681</text:p>
              </table:table-cell>
              <table:table-cell office:value-type="float" office:value="176.503">
                <text:p>176.503</text:p>
              </table:table-cell>
              <table:table-cell office:value-type="float" office:value="210.815">
                <text:p>210.815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615.837">
                <text:p>615.837</text:p>
              </table:table-cell>
              <table:table-cell office:value-type="float" office:value="165.807">
                <text:p>165.807</text:p>
              </table:table-cell>
              <table:table-cell office:value-type="float" office:value="218.357">
                <text:p>218.357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618.35">
                <text:p>618.35</text:p>
              </table:table-cell>
              <table:table-cell office:value-type="float" office:value="155.717">
                <text:p>155.717</text:p>
              </table:table-cell>
              <table:table-cell office:value-type="float" office:value="225.934">
                <text:p>225.934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620.249">
                <text:p>620.249</text:p>
              </table:table-cell>
              <table:table-cell office:value-type="float" office:value="146.214">
                <text:p>146.214</text:p>
              </table:table-cell>
              <table:table-cell office:value-type="float" office:value="233.537">
                <text:p>233.537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621.565">
                <text:p>621.565</text:p>
              </table:table-cell>
              <table:table-cell office:value-type="float" office:value="137.274">
                <text:p>137.274</text:p>
              </table:table-cell>
              <table:table-cell office:value-type="float" office:value="241.161">
                <text:p>241.161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622.328">
                <text:p>622.328</text:p>
              </table:table-cell>
              <table:table-cell office:value-type="float" office:value="128.876">
                <text:p>128.876</text:p>
              </table:table-cell>
              <table:table-cell office:value-type="float" office:value="248.796">
                <text:p>248.796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622.569">
                <text:p>622.569</text:p>
              </table:table-cell>
              <table:table-cell office:value-type="float" office:value="120.994">
                <text:p>120.994</text:p>
              </table:table-cell>
              <table:table-cell office:value-type="float" office:value="256.437">
                <text:p>256.437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622.319">
                <text:p>622.319</text:p>
              </table:table-cell>
              <table:table-cell office:value-type="float" office:value="113.604">
                <text:p>113.604</text:p>
              </table:table-cell>
              <table:table-cell office:value-type="float" office:value="264.077">
                <text:p>264.077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621.61">
                <text:p>621.61</text:p>
              </table:table-cell>
              <table:table-cell office:value-type="float" office:value="106.681">
                <text:p>106.681</text:p>
              </table:table-cell>
              <table:table-cell office:value-type="float" office:value="271.709">
                <text:p>271.709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620.471">
                <text:p>620.471</text:p>
              </table:table-cell>
              <table:table-cell office:value-type="float" office:value="100.2">
                <text:p>100.2</text:p>
              </table:table-cell>
              <table:table-cell office:value-type="float" office:value="279.328">
                <text:p>279.3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18.933">
                <text:p>618.933</text:p>
              </table:table-cell>
              <table:table-cell office:value-type="float" office:value="94.1381">
                <text:p>94.1381</text:p>
              </table:table-cell>
              <table:table-cell office:value-type="float" office:value="286.929">
                <text:p>286.929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617.023">
                <text:p>617.023</text:p>
              </table:table-cell>
              <table:table-cell office:value-type="float" office:value="88.471">
                <text:p>88.471</text:p>
              </table:table-cell>
              <table:table-cell office:value-type="float" office:value="294.506">
                <text:p>294.506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614.769">
                <text:p>614.769</text:p>
              </table:table-cell>
              <table:table-cell office:value-type="float" office:value="83.1757">
                <text:p>83.1757</text:p>
              </table:table-cell>
              <table:table-cell office:value-type="float" office:value="302.056">
                <text:p>302.056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612.197">
                <text:p>612.197</text:p>
              </table:table-cell>
              <table:table-cell office:value-type="float" office:value="78.2301">
                <text:p>78.2301</text:p>
              </table:table-cell>
              <table:table-cell office:value-type="float" office:value="309.572">
                <text:p>309.572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609.334">
                <text:p>609.334</text:p>
              </table:table-cell>
              <table:table-cell office:value-type="float" office:value="73.6129">
                <text:p>73.6129</text:p>
              </table:table-cell>
              <table:table-cell office:value-type="float" office:value="317.053">
                <text:p>317.053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606.203">
                <text:p>606.203</text:p>
              </table:table-cell>
              <table:table-cell office:value-type="float" office:value="69.3035">
                <text:p>69.3035</text:p>
              </table:table-cell>
              <table:table-cell office:value-type="float" office:value="324.493">
                <text:p>324.493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602.827">
                <text:p>602.827</text:p>
              </table:table-cell>
              <table:table-cell office:value-type="float" office:value="65.2826">
                <text:p>65.2826</text:p>
              </table:table-cell>
              <table:table-cell office:value-type="float" office:value="331.891">
                <text:p>331.891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599.227">
                <text:p>599.227</text:p>
              </table:table-cell>
              <table:table-cell office:value-type="float" office:value="61.5315">
                <text:p>61.5315</text:p>
              </table:table-cell>
              <table:table-cell office:value-type="float" office:value="339.242">
                <text:p>339.242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595.424">
                <text:p>595.424</text:p>
              </table:table-cell>
              <table:table-cell office:value-type="float" office:value="58.0329">
                <text:p>58.0329</text:p>
              </table:table-cell>
              <table:table-cell office:value-type="float" office:value="346.544">
                <text:p>346.544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591.436">
                <text:p>591.436</text:p>
              </table:table-cell>
              <table:table-cell office:value-type="float" office:value="54.7699">
                <text:p>54.7699</text:p>
              </table:table-cell>
              <table:table-cell office:value-type="float" office:value="353.794">
                <text:p>353.79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87.283">
                <text:p>587.283</text:p>
              </table:table-cell>
              <table:table-cell office:value-type="float" office:value="51.7272">
                <text:p>51.7272</text:p>
              </table:table-cell>
              <table:table-cell office:value-type="float" office:value="360.99">
                <text:p>360.99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582.979">
                <text:p>582.979</text:p>
              </table:table-cell>
              <table:table-cell office:value-type="float" office:value="48.8899">
                <text:p>48.8899</text:p>
              </table:table-cell>
              <table:table-cell office:value-type="float" office:value="368.131">
                <text:p>368.131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578.542">
                <text:p>578.542</text:p>
              </table:table-cell>
              <table:table-cell office:value-type="float" office:value="46.2442">
                <text:p>46.2442</text:p>
              </table:table-cell>
              <table:table-cell office:value-type="float" office:value="375.214">
                <text:p>375.214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573.986">
                <text:p>573.986</text:p>
              </table:table-cell>
              <table:table-cell office:value-type="float" office:value="43.7772">
                <text:p>43.7772</text:p>
              </table:table-cell>
              <table:table-cell office:value-type="float" office:value="382.237">
                <text:p>382.237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569.324">
                <text:p>569.324</text:p>
              </table:table-cell>
              <table:table-cell office:value-type="float" office:value="41.4768">
                <text:p>41.4768</text:p>
              </table:table-cell>
              <table:table-cell office:value-type="float" office:value="389.199">
                <text:p>389.199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564.569">
                <text:p>564.569</text:p>
              </table:table-cell>
              <table:table-cell office:value-type="float" office:value="39.3316">
                <text:p>39.3316</text:p>
              </table:table-cell>
              <table:table-cell office:value-type="float" office:value="396.1">
                <text:p>396.1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559.732">
                <text:p>559.732</text:p>
              </table:table-cell>
              <table:table-cell office:value-type="float" office:value="37.3311">
                <text:p>37.3311</text:p>
              </table:table-cell>
              <table:table-cell office:value-type="float" office:value="402.937">
                <text:p>402.937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554.825">
                <text:p>554.825</text:p>
              </table:table-cell>
              <table:table-cell office:value-type="float" office:value="35.4654">
                <text:p>35.4654</text:p>
              </table:table-cell>
              <table:table-cell office:value-type="float" office:value="409.71">
                <text:p>409.71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549.857">
                <text:p>549.857</text:p>
              </table:table-cell>
              <table:table-cell office:value-type="float" office:value="33.7253">
                <text:p>33.7253</text:p>
              </table:table-cell>
              <table:table-cell office:value-type="float" office:value="416.417">
                <text:p>416.417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544.839">
                <text:p>544.839</text:p>
              </table:table-cell>
              <table:table-cell office:value-type="float" office:value="32.1022">
                <text:p>32.1022</text:p>
              </table:table-cell>
              <table:table-cell office:value-type="float" office:value="423.059">
                <text:p>423.05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39.777">
                <text:p>539.777</text:p>
              </table:table-cell>
              <table:table-cell office:value-type="float" office:value="30.5881">
                <text:p>30.5881</text:p>
              </table:table-cell>
              <table:table-cell office:value-type="float" office:value="429.635">
                <text:p>429.635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534.681">
                <text:p>534.681</text:p>
              </table:table-cell>
              <table:table-cell office:value-type="float" office:value="29.1757">
                <text:p>29.1757</text:p>
              </table:table-cell>
              <table:table-cell office:value-type="float" office:value="436.143">
                <text:p>436.143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529.557">
                <text:p>529.557</text:p>
              </table:table-cell>
              <table:table-cell office:value-type="float" office:value="27.858">
                <text:p>27.858</text:p>
              </table:table-cell>
              <table:table-cell office:value-type="float" office:value="442.585">
                <text:p>442.585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524.413">
                <text:p>524.413</text:p>
              </table:table-cell>
              <table:table-cell office:value-type="float" office:value="26.6286">
                <text:p>26.6286</text:p>
              </table:table-cell>
              <table:table-cell office:value-type="float" office:value="448.958">
                <text:p>448.958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519.255">
                <text:p>519.255</text:p>
              </table:table-cell>
              <table:table-cell office:value-type="float" office:value="25.4816">
                <text:p>25.4816</text:p>
              </table:table-cell>
              <table:table-cell office:value-type="float" office:value="455.264">
                <text:p>455.264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514.087">
                <text:p>514.087</text:p>
              </table:table-cell>
              <table:table-cell office:value-type="float" office:value="24.4114">
                <text:p>24.4114</text:p>
              </table:table-cell>
              <table:table-cell office:value-type="float" office:value="461.502">
                <text:p>461.502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508.916">
                <text:p>508.916</text:p>
              </table:table-cell>
              <table:table-cell office:value-type="float" office:value="23.4128">
                <text:p>23.4128</text:p>
              </table:table-cell>
              <table:table-cell office:value-type="float" office:value="467.671">
                <text:p>467.671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503.746">
                <text:p>503.746</text:p>
              </table:table-cell>
              <table:table-cell office:value-type="float" office:value="22.481">
                <text:p>22.481</text:p>
              </table:table-cell>
              <table:table-cell office:value-type="float" office:value="473.773">
                <text:p>473.773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498.582">
                <text:p>498.582</text:p>
              </table:table-cell>
              <table:table-cell office:value-type="float" office:value="21.6118">
                <text:p>21.6118</text:p>
              </table:table-cell>
              <table:table-cell office:value-type="float" office:value="479.807">
                <text:p>479.807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493.427">
                <text:p>493.427</text:p>
              </table:table-cell>
              <table:table-cell office:value-type="float" office:value="20.8008">
                <text:p>20.8008</text:p>
              </table:table-cell>
              <table:table-cell office:value-type="float" office:value="485.772">
                <text:p>485.77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88.285">
                <text:p>488.285</text:p>
              </table:table-cell>
              <table:table-cell office:value-type="float" office:value="20.0442">
                <text:p>20.0442</text:p>
              </table:table-cell>
              <table:table-cell office:value-type="float" office:value="491.67">
                <text:p>491.67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483.16">
                <text:p>483.16</text:p>
              </table:table-cell>
              <table:table-cell office:value-type="float" office:value="19.3386">
                <text:p>19.3386</text:p>
              </table:table-cell>
              <table:table-cell office:value-type="float" office:value="497.501">
                <text:p>497.501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478.055">
                <text:p>478.055</text:p>
              </table:table-cell>
              <table:table-cell office:value-type="float" office:value="18.6806">
                <text:p>18.6806</text:p>
              </table:table-cell>
              <table:table-cell office:value-type="float" office:value="503.264">
                <text:p>503.264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472.973">
                <text:p>472.973</text:p>
              </table:table-cell>
              <table:table-cell office:value-type="float" office:value="18.0672">
                <text:p>18.0672</text:p>
              </table:table-cell>
              <table:table-cell office:value-type="float" office:value="508.96">
                <text:p>508.96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467.915">
                <text:p>467.915</text:p>
              </table:table-cell>
              <table:table-cell office:value-type="float" office:value="17.4954">
                <text:p>17.4954</text:p>
              </table:table-cell>
              <table:table-cell office:value-type="float" office:value="514.59">
                <text:p>514.59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462.885">
                <text:p>462.885</text:p>
              </table:table-cell>
              <table:table-cell office:value-type="float" office:value="16.9626">
                <text:p>16.9626</text:p>
              </table:table-cell>
              <table:table-cell office:value-type="float" office:value="520.153">
                <text:p>520.153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457.884">
                <text:p>457.884</text:p>
              </table:table-cell>
              <table:table-cell office:value-type="float" office:value="16.4664">
                <text:p>16.4664</text:p>
              </table:table-cell>
              <table:table-cell office:value-type="float" office:value="525.65">
                <text:p>525.65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452.914">
                <text:p>452.914</text:p>
              </table:table-cell>
              <table:table-cell office:value-type="float" office:value="16.0044">
                <text:p>16.0044</text:p>
              </table:table-cell>
              <table:table-cell office:value-type="float" office:value="531.081">
                <text:p>531.081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447.978">
                <text:p>447.978</text:p>
              </table:table-cell>
              <table:table-cell office:value-type="float" office:value="15.5745">
                <text:p>15.5745</text:p>
              </table:table-cell>
              <table:table-cell office:value-type="float" office:value="536.448">
                <text:p>536.448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443.076">
                <text:p>443.076</text:p>
              </table:table-cell>
              <table:table-cell office:value-type="float" office:value="15.1748">
                <text:p>15.1748</text:p>
              </table:table-cell>
              <table:table-cell office:value-type="float" office:value="541.749">
                <text:p>541.74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38.21">
                <text:p>438.21</text:p>
              </table:table-cell>
              <table:table-cell office:value-type="float" office:value="14.8034">
                <text:p>14.8034</text:p>
              </table:table-cell>
              <table:table-cell office:value-type="float" office:value="546.987">
                <text:p>546.987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433.381">
                <text:p>433.381</text:p>
              </table:table-cell>
              <table:table-cell office:value-type="float" office:value="14.4586">
                <text:p>14.4586</text:p>
              </table:table-cell>
              <table:table-cell office:value-type="float" office:value="552.161">
                <text:p>552.161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428.59">
                <text:p>428.59</text:p>
              </table:table-cell>
              <table:table-cell office:value-type="float" office:value="14.1387">
                <text:p>14.1387</text:p>
              </table:table-cell>
              <table:table-cell office:value-type="float" office:value="557.271">
                <text:p>557.271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423.839">
                <text:p>423.839</text:p>
              </table:table-cell>
              <table:table-cell office:value-type="float" office:value="13.8423">
                <text:p>13.8423</text:p>
              </table:table-cell>
              <table:table-cell office:value-type="float" office:value="562.319">
                <text:p>562.319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419.127">
                <text:p>419.127</text:p>
              </table:table-cell>
              <table:table-cell office:value-type="float" office:value="13.568">
                <text:p>13.568</text:p>
              </table:table-cell>
              <table:table-cell office:value-type="float" office:value="567.305">
                <text:p>567.305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414.457">
                <text:p>414.457</text:p>
              </table:table-cell>
              <table:table-cell office:value-type="float" office:value="13.3144">
                <text:p>13.3144</text:p>
              </table:table-cell>
              <table:table-cell office:value-type="float" office:value="572.229">
                <text:p>572.229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409.828">
                <text:p>409.828</text:p>
              </table:table-cell>
              <table:table-cell office:value-type="float" office:value="13.0805">
                <text:p>13.0805</text:p>
              </table:table-cell>
              <table:table-cell office:value-type="float" office:value="577.091">
                <text:p>577.091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405.241">
                <text:p>405.241</text:p>
              </table:table-cell>
              <table:table-cell office:value-type="float" office:value="12.865">
                <text:p>12.865</text:p>
              </table:table-cell>
              <table:table-cell office:value-type="float" office:value="581.894">
                <text:p>581.894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400.697">
                <text:p>400.697</text:p>
              </table:table-cell>
              <table:table-cell office:value-type="float" office:value="12.6669">
                <text:p>12.6669</text:p>
              </table:table-cell>
              <table:table-cell office:value-type="float" office:value="586.636">
                <text:p>586.636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396.196">
                <text:p>396.196</text:p>
              </table:table-cell>
              <table:table-cell office:value-type="float" office:value="12.4852">
                <text:p>12.4852</text:p>
              </table:table-cell>
              <table:table-cell office:value-type="float" office:value="591.319">
                <text:p>591.31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91.738">
                <text:p>391.738</text:p>
              </table:table-cell>
              <table:table-cell office:value-type="float" office:value="12.319">
                <text:p>12.319</text:p>
              </table:table-cell>
              <table:table-cell office:value-type="float" office:value="595.943">
                <text:p>595.943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387.324">
                <text:p>387.324</text:p>
              </table:table-cell>
              <table:table-cell office:value-type="float" office:value="12.1675">
                <text:p>12.1675</text:p>
              </table:table-cell>
              <table:table-cell office:value-type="float" office:value="600.509">
                <text:p>600.509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382.954">
                <text:p>382.954</text:p>
              </table:table-cell>
              <table:table-cell office:value-type="float" office:value="12.0298">
                <text:p>12.0298</text:p>
              </table:table-cell>
              <table:table-cell office:value-type="float" office:value="605.016">
                <text:p>605.016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378.627">
                <text:p>378.627</text:p>
              </table:table-cell>
              <table:table-cell office:value-type="float" office:value="11.9052">
                <text:p>11.9052</text:p>
              </table:table-cell>
              <table:table-cell office:value-type="float" office:value="609.467">
                <text:p>609.467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374.345">
                <text:p>374.345</text:p>
              </table:table-cell>
              <table:table-cell office:value-type="float" office:value="11.793">
                <text:p>11.793</text:p>
              </table:table-cell>
              <table:table-cell office:value-type="float" office:value="613.862">
                <text:p>613.862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370.108">
                <text:p>370.108</text:p>
              </table:table-cell>
              <table:table-cell office:value-type="float" office:value="11.6925">
                <text:p>11.6925</text:p>
              </table:table-cell>
              <table:table-cell office:value-type="float" office:value="618.2">
                <text:p>618.2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365.914">
                <text:p>365.914</text:p>
              </table:table-cell>
              <table:table-cell office:value-type="float" office:value="11.6032">
                <text:p>11.6032</text:p>
              </table:table-cell>
              <table:table-cell office:value-type="float" office:value="622.483">
                <text:p>622.483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361.765">
                <text:p>361.765</text:p>
              </table:table-cell>
              <table:table-cell office:value-type="float" office:value="11.5244">
                <text:p>11.5244</text:p>
              </table:table-cell>
              <table:table-cell office:value-type="float" office:value="626.711">
                <text:p>626.711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357.659">
                <text:p>357.659</text:p>
              </table:table-cell>
              <table:table-cell office:value-type="float" office:value="11.4556">
                <text:p>11.4556</text:p>
              </table:table-cell>
              <table:table-cell office:value-type="float" office:value="630.885">
                <text:p>630.885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353.598">
                <text:p>353.598</text:p>
              </table:table-cell>
              <table:table-cell office:value-type="float" office:value="11.3963">
                <text:p>11.3963</text:p>
              </table:table-cell>
              <table:table-cell office:value-type="float" office:value="635.005">
                <text:p>635.00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9.581">
                <text:p>349.581</text:p>
              </table:table-cell>
              <table:table-cell office:value-type="float" office:value="11.3461">
                <text:p>11.3461</text:p>
              </table:table-cell>
              <table:table-cell office:value-type="float" office:value="639.072">
                <text:p>639.072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345.608">
                <text:p>345.608</text:p>
              </table:table-cell>
              <table:table-cell office:value-type="float" office:value="11.3045">
                <text:p>11.3045</text:p>
              </table:table-cell>
              <table:table-cell office:value-type="float" office:value="643.087">
                <text:p>643.087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341.679">
                <text:p>341.679</text:p>
              </table:table-cell>
              <table:table-cell office:value-type="float" office:value="11.271">
                <text:p>11.271</text:p>
              </table:table-cell>
              <table:table-cell office:value-type="float" office:value="647.05">
                <text:p>647.05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337.793">
                <text:p>337.793</text:p>
              </table:table-cell>
              <table:table-cell office:value-type="float" office:value="11.2454">
                <text:p>11.2454</text:p>
              </table:table-cell>
              <table:table-cell office:value-type="float" office:value="650.962">
                <text:p>650.962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333.95">
                <text:p>333.95</text:p>
              </table:table-cell>
              <table:table-cell office:value-type="float" office:value="11.2271">
                <text:p>11.2271</text:p>
              </table:table-cell>
              <table:table-cell office:value-type="float" office:value="654.822">
                <text:p>654.822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330.151">
                <text:p>330.151</text:p>
              </table:table-cell>
              <table:table-cell office:value-type="float" office:value="11.2159">
                <text:p>11.2159</text:p>
              </table:table-cell>
              <table:table-cell office:value-type="float" office:value="658.633">
                <text:p>658.633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326.394">
                <text:p>326.394</text:p>
              </table:table-cell>
              <table:table-cell office:value-type="float" office:value="11.2115">
                <text:p>11.2115</text:p>
              </table:table-cell>
              <table:table-cell office:value-type="float" office:value="662.394">
                <text:p>662.394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322.68">
                <text:p>322.68</text:p>
              </table:table-cell>
              <table:table-cell office:value-type="float" office:value="11.2135">
                <text:p>11.2135</text:p>
              </table:table-cell>
              <table:table-cell office:value-type="float" office:value="666.106">
                <text:p>666.106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319.009">
                <text:p>319.009</text:p>
              </table:table-cell>
              <table:table-cell office:value-type="float" office:value="11.2217">
                <text:p>11.2217</text:p>
              </table:table-cell>
              <table:table-cell office:value-type="float" office:value="669.77">
                <text:p>669.77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315.379">
                <text:p>315.379</text:p>
              </table:table-cell>
              <table:table-cell office:value-type="float" office:value="11.2358">
                <text:p>11.2358</text:p>
              </table:table-cell>
              <table:table-cell office:value-type="float" office:value="673.385">
                <text:p>673.38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11.791">
                <text:p>311.791</text:p>
              </table:table-cell>
              <table:table-cell office:value-type="float" office:value="11.2555">
                <text:p>11.2555</text:p>
              </table:table-cell>
              <table:table-cell office:value-type="float" office:value="676.953">
                <text:p>676.953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308.245">
                <text:p>308.245</text:p>
              </table:table-cell>
              <table:table-cell office:value-type="float" office:value="11.2806">
                <text:p>11.2806</text:p>
              </table:table-cell>
              <table:table-cell office:value-type="float" office:value="680.475">
                <text:p>680.475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304.739">
                <text:p>304.739</text:p>
              </table:table-cell>
              <table:table-cell office:value-type="float" office:value="11.3109">
                <text:p>11.3109</text:p>
              </table:table-cell>
              <table:table-cell office:value-type="float" office:value="683.95">
                <text:p>683.95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301.275">
                <text:p>301.275</text:p>
              </table:table-cell>
              <table:table-cell office:value-type="float" office:value="11.3461">
                <text:p>11.3461</text:p>
              </table:table-cell>
              <table:table-cell office:value-type="float" office:value="687.379">
                <text:p>687.379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297.851">
                <text:p>297.851</text:p>
              </table:table-cell>
              <table:table-cell office:value-type="float" office:value="11.3861">
                <text:p>11.3861</text:p>
              </table:table-cell>
              <table:table-cell office:value-type="float" office:value="690.763">
                <text:p>690.763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294.467">
                <text:p>294.467</text:p>
              </table:table-cell>
              <table:table-cell office:value-type="float" office:value="11.4307">
                <text:p>11.4307</text:p>
              </table:table-cell>
              <table:table-cell office:value-type="float" office:value="694.102">
                <text:p>694.102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291.123">
                <text:p>291.123</text:p>
              </table:table-cell>
              <table:table-cell office:value-type="float" office:value="11.4797">
                <text:p>11.4797</text:p>
              </table:table-cell>
              <table:table-cell office:value-type="float" office:value="697.398">
                <text:p>697.398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287.818">
                <text:p>287.818</text:p>
              </table:table-cell>
              <table:table-cell office:value-type="float" office:value="11.5329">
                <text:p>11.5329</text:p>
              </table:table-cell>
              <table:table-cell office:value-type="float" office:value="700.649">
                <text:p>700.649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284.552">
                <text:p>284.552</text:p>
              </table:table-cell>
              <table:table-cell office:value-type="float" office:value="11.5902">
                <text:p>11.5902</text:p>
              </table:table-cell>
              <table:table-cell office:value-type="float" office:value="703.858">
                <text:p>703.858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281.325">
                <text:p>281.325</text:p>
              </table:table-cell>
              <table:table-cell office:value-type="float" office:value="11.6514">
                <text:p>11.6514</text:p>
              </table:table-cell>
              <table:table-cell office:value-type="float" office:value="707.024">
                <text:p>707.0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78.136">
                <text:p>278.136</text:p>
              </table:table-cell>
              <table:table-cell office:value-type="float" office:value="11.7163">
                <text:p>11.7163</text:p>
              </table:table-cell>
              <table:table-cell office:value-type="float" office:value="710.148">
                <text:p>710.148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274.985">
                <text:p>274.985</text:p>
              </table:table-cell>
              <table:table-cell office:value-type="float" office:value="11.785">
                <text:p>11.785</text:p>
              </table:table-cell>
              <table:table-cell office:value-type="float" office:value="713.23">
                <text:p>713.23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271.872">
                <text:p>271.872</text:p>
              </table:table-cell>
              <table:table-cell office:value-type="float" office:value="11.8571">
                <text:p>11.8571</text:p>
              </table:table-cell>
              <table:table-cell office:value-type="float" office:value="716.271">
                <text:p>716.271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268.796">
                <text:p>268.796</text:p>
              </table:table-cell>
              <table:table-cell office:value-type="float" office:value="11.9326">
                <text:p>11.9326</text:p>
              </table:table-cell>
              <table:table-cell office:value-type="float" office:value="719.271">
                <text:p>719.271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265.757">
                <text:p>265.757</text:p>
              </table:table-cell>
              <table:table-cell office:value-type="float" office:value="12.0114">
                <text:p>12.0114</text:p>
              </table:table-cell>
              <table:table-cell office:value-type="float" office:value="722.232">
                <text:p>722.232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262.754">
                <text:p>262.754</text:p>
              </table:table-cell>
              <table:table-cell office:value-type="float" office:value="12.0934">
                <text:p>12.0934</text:p>
              </table:table-cell>
              <table:table-cell office:value-type="float" office:value="725.153">
                <text:p>725.153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259.787">
                <text:p>259.787</text:p>
              </table:table-cell>
              <table:table-cell office:value-type="float" office:value="12.1785">
                <text:p>12.1785</text:p>
              </table:table-cell>
              <table:table-cell office:value-type="float" office:value="728.034">
                <text:p>728.034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256.856">
                <text:p>256.856</text:p>
              </table:table-cell>
              <table:table-cell office:value-type="float" office:value="12.2665">
                <text:p>12.2665</text:p>
              </table:table-cell>
              <table:table-cell office:value-type="float" office:value="730.877">
                <text:p>730.877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253.961">
                <text:p>253.961</text:p>
              </table:table-cell>
              <table:table-cell office:value-type="float" office:value="12.3574">
                <text:p>12.3574</text:p>
              </table:table-cell>
              <table:table-cell office:value-type="float" office:value="733.682">
                <text:p>733.682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251.1">
                <text:p>251.1</text:p>
              </table:table-cell>
              <table:table-cell office:value-type="float" office:value="12.4512">
                <text:p>12.4512</text:p>
              </table:table-cell>
              <table:table-cell office:value-type="float" office:value="736.449">
                <text:p>736.4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8.274">
                <text:p>248.274</text:p>
              </table:table-cell>
              <table:table-cell office:value-type="float" office:value="12.5476">
                <text:p>12.5476</text:p>
              </table:table-cell>
              <table:table-cell office:value-type="float" office:value="739.178">
                <text:p>739.178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245.482">
                <text:p>245.482</text:p>
              </table:table-cell>
              <table:table-cell office:value-type="float" office:value="12.6467">
                <text:p>12.6467</text:p>
              </table:table-cell>
              <table:table-cell office:value-type="float" office:value="741.871">
                <text:p>741.871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242.724">
                <text:p>242.724</text:p>
              </table:table-cell>
              <table:table-cell office:value-type="float" office:value="12.7484">
                <text:p>12.7484</text:p>
              </table:table-cell>
              <table:table-cell office:value-type="float" office:value="744.528">
                <text:p>744.528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239.999">
                <text:p>239.999</text:p>
              </table:table-cell>
              <table:table-cell office:value-type="float" office:value="12.8525">
                <text:p>12.8525</text:p>
              </table:table-cell>
              <table:table-cell office:value-type="float" office:value="747.148">
                <text:p>747.148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237.308">
                <text:p>237.308</text:p>
              </table:table-cell>
              <table:table-cell office:value-type="float" office:value="12.9591">
                <text:p>12.9591</text:p>
              </table:table-cell>
              <table:table-cell office:value-type="float" office:value="749.733">
                <text:p>749.733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234.649">
                <text:p>234.649</text:p>
              </table:table-cell>
              <table:table-cell office:value-type="float" office:value="13.0681">
                <text:p>13.0681</text:p>
              </table:table-cell>
              <table:table-cell office:value-type="float" office:value="752.283">
                <text:p>752.283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232.023">
                <text:p>232.023</text:p>
              </table:table-cell>
              <table:table-cell office:value-type="float" office:value="13.1793">
                <text:p>13.1793</text:p>
              </table:table-cell>
              <table:table-cell office:value-type="float" office:value="754.798">
                <text:p>754.798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229.428">
                <text:p>229.428</text:p>
              </table:table-cell>
              <table:table-cell office:value-type="float" office:value="13.2928">
                <text:p>13.2928</text:p>
              </table:table-cell>
              <table:table-cell office:value-type="float" office:value="757.279">
                <text:p>757.279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226.865">
                <text:p>226.865</text:p>
              </table:table-cell>
              <table:table-cell office:value-type="float" office:value="13.4085">
                <text:p>13.4085</text:p>
              </table:table-cell>
              <table:table-cell office:value-type="float" office:value="759.726">
                <text:p>759.726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224.334">
                <text:p>224.334</text:p>
              </table:table-cell>
              <table:table-cell office:value-type="float" office:value="13.5263">
                <text:p>13.5263</text:p>
              </table:table-cell>
              <table:table-cell office:value-type="float" office:value="762.14">
                <text:p>762.1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21.833">
                <text:p>221.833</text:p>
              </table:table-cell>
              <table:table-cell office:value-type="float" office:value="13.6463">
                <text:p>13.6463</text:p>
              </table:table-cell>
              <table:table-cell office:value-type="float" office:value="764.521">
                <text:p>764.521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219.363">
                <text:p>219.363</text:p>
              </table:table-cell>
              <table:table-cell office:value-type="float" office:value="13.7682">
                <text:p>13.7682</text:p>
              </table:table-cell>
              <table:table-cell office:value-type="float" office:value="766.869">
                <text:p>766.869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216.923">
                <text:p>216.923</text:p>
              </table:table-cell>
              <table:table-cell office:value-type="float" office:value="13.8922">
                <text:p>13.8922</text:p>
              </table:table-cell>
              <table:table-cell office:value-type="float" office:value="769.185">
                <text:p>769.185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214.512">
                <text:p>214.512</text:p>
              </table:table-cell>
              <table:table-cell office:value-type="float" office:value="14.0181">
                <text:p>14.0181</text:p>
              </table:table-cell>
              <table:table-cell office:value-type="float" office:value="771.469">
                <text:p>771.469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212.132">
                <text:p>212.132</text:p>
              </table:table-cell>
              <table:table-cell office:value-type="float" office:value="14.146">
                <text:p>14.146</text:p>
              </table:table-cell>
              <table:table-cell office:value-type="float" office:value="773.722">
                <text:p>773.722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209.78">
                <text:p>209.78</text:p>
              </table:table-cell>
              <table:table-cell office:value-type="float" office:value="14.2757">
                <text:p>14.2757</text:p>
              </table:table-cell>
              <table:table-cell office:value-type="float" office:value="775.944">
                <text:p>775.944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207.457">
                <text:p>207.457</text:p>
              </table:table-cell>
              <table:table-cell office:value-type="float" office:value="14.4073">
                <text:p>14.4073</text:p>
              </table:table-cell>
              <table:table-cell office:value-type="float" office:value="778.135">
                <text:p>778.135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205.163">
                <text:p>205.163</text:p>
              </table:table-cell>
              <table:table-cell office:value-type="float" office:value="14.5406">
                <text:p>14.5406</text:p>
              </table:table-cell>
              <table:table-cell office:value-type="float" office:value="780.296">
                <text:p>780.296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202.897">
                <text:p>202.897</text:p>
              </table:table-cell>
              <table:table-cell office:value-type="float" office:value="14.6758">
                <text:p>14.6758</text:p>
              </table:table-cell>
              <table:table-cell office:value-type="float" office:value="782.427">
                <text:p>782.427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200.658">
                <text:p>200.658</text:p>
              </table:table-cell>
              <table:table-cell office:value-type="float" office:value="14.8126">
                <text:p>14.8126</text:p>
              </table:table-cell>
              <table:table-cell office:value-type="float" office:value="784.529">
                <text:p>784.52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98.447">
                <text:p>198.447</text:p>
              </table:table-cell>
              <table:table-cell office:value-type="float" office:value="14.9512">
                <text:p>14.9512</text:p>
              </table:table-cell>
              <table:table-cell office:value-type="float" office:value="786.601">
                <text:p>786.601</text:p>
              </table:table-cell>
            </table:table-row>
            <table:table-row>
              <table:table-cell office:value-type="float" office:value="22.1">
                <text:p>22.1</text:p>
              </table:table-cell>
              <table:table-cell office:value-type="float" office:value="196.264">
                <text:p>196.264</text:p>
              </table:table-cell>
              <table:table-cell office:value-type="float" office:value="15.0915">
                <text:p>15.0915</text:p>
              </table:table-cell>
              <table:table-cell office:value-type="float" office:value="788.645">
                <text:p>788.645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194.106">
                <text:p>194.106</text:p>
              </table:table-cell>
              <table:table-cell office:value-type="float" office:value="15.2334">
                <text:p>15.2334</text:p>
              </table:table-cell>
              <table:table-cell office:value-type="float" office:value="790.66">
                <text:p>790.66</text:p>
              </table:table-cell>
            </table:table-row>
            <table:table-row>
              <table:table-cell office:value-type="float" office:value="22.3">
                <text:p>22.3</text:p>
              </table:table-cell>
              <table:table-cell office:value-type="float" office:value="191.976">
                <text:p>191.976</text:p>
              </table:table-cell>
              <table:table-cell office:value-type="float" office:value="15.3769">
                <text:p>15.3769</text:p>
              </table:table-cell>
              <table:table-cell office:value-type="float" office:value="792.647">
                <text:p>792.647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189.871">
                <text:p>189.871</text:p>
              </table:table-cell>
              <table:table-cell office:value-type="float" office:value="15.522">
                <text:p>15.522</text:p>
              </table:table-cell>
              <table:table-cell office:value-type="float" office:value="794.607">
                <text:p>794.607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187.793">
                <text:p>187.793</text:p>
              </table:table-cell>
              <table:table-cell office:value-type="float" office:value="15.6687">
                <text:p>15.6687</text:p>
              </table:table-cell>
              <table:table-cell office:value-type="float" office:value="796.539">
                <text:p>796.539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185.739">
                <text:p>185.739</text:p>
              </table:table-cell>
              <table:table-cell office:value-type="float" office:value="15.8169">
                <text:p>15.8169</text:p>
              </table:table-cell>
              <table:table-cell office:value-type="float" office:value="798.444">
                <text:p>798.444</text:p>
              </table:table-cell>
            </table:table-row>
            <table:table-row>
              <table:table-cell office:value-type="float" office:value="22.7">
                <text:p>22.7</text:p>
              </table:table-cell>
              <table:table-cell office:value-type="float" office:value="183.711">
                <text:p>183.711</text:p>
              </table:table-cell>
              <table:table-cell office:value-type="float" office:value="15.9667">
                <text:p>15.9667</text:p>
              </table:table-cell>
              <table:table-cell office:value-type="float" office:value="800.322">
                <text:p>800.322</text:p>
              </table:table-cell>
            </table:table-row>
            <table:table-row>
              <table:table-cell office:value-type="float" office:value="22.8">
                <text:p>22.8</text:p>
              </table:table-cell>
              <table:table-cell office:value-type="float" office:value="181.708">
                <text:p>181.708</text:p>
              </table:table-cell>
              <table:table-cell office:value-type="float" office:value="16.1179">
                <text:p>16.1179</text:p>
              </table:table-cell>
              <table:table-cell office:value-type="float" office:value="802.174">
                <text:p>802.174</text:p>
              </table:table-cell>
            </table:table-row>
            <table:table-row>
              <table:table-cell office:value-type="float" office:value="22.9">
                <text:p>22.9</text:p>
              </table:table-cell>
              <table:table-cell office:value-type="float" office:value="179.73">
                <text:p>179.73</text:p>
              </table:table-cell>
              <table:table-cell office:value-type="float" office:value="16.2707">
                <text:p>16.2707</text:p>
              </table:table-cell>
              <table:table-cell office:value-type="float" office:value="803.999">
                <text:p>803.9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77.776">
                <text:p>177.776</text:p>
              </table:table-cell>
              <table:table-cell office:value-type="float" office:value="16.4248">
                <text:p>16.4248</text:p>
              </table:table-cell>
              <table:table-cell office:value-type="float" office:value="805.799">
                <text:p>805.799</text:p>
              </table:table-cell>
            </table:table-row>
            <table:table-row>
              <table:table-cell office:value-type="float" office:value="23.1">
                <text:p>23.1</text:p>
              </table:table-cell>
              <table:table-cell office:value-type="float" office:value="175.846">
                <text:p>175.846</text:p>
              </table:table-cell>
              <table:table-cell office:value-type="float" office:value="16.5805">
                <text:p>16.5805</text:p>
              </table:table-cell>
              <table:table-cell office:value-type="float" office:value="807.574">
                <text:p>807.574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173.939">
                <text:p>173.939</text:p>
              </table:table-cell>
              <table:table-cell office:value-type="float" office:value="16.7375">
                <text:p>16.7375</text:p>
              </table:table-cell>
              <table:table-cell office:value-type="float" office:value="809.323">
                <text:p>809.323</text:p>
              </table:table-cell>
            </table:table-row>
            <table:table-row>
              <table:table-cell office:value-type="float" office:value="23.3">
                <text:p>23.3</text:p>
              </table:table-cell>
              <table:table-cell office:value-type="float" office:value="172.056">
                <text:p>172.056</text:p>
              </table:table-cell>
              <table:table-cell office:value-type="float" office:value="16.896">
                <text:p>16.896</text:p>
              </table:table-cell>
              <table:table-cell office:value-type="float" office:value="811.048">
                <text:p>811.048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170.196">
                <text:p>170.196</text:p>
              </table:table-cell>
              <table:table-cell office:value-type="float" office:value="17.0558">
                <text:p>17.0558</text:p>
              </table:table-cell>
              <table:table-cell office:value-type="float" office:value="812.748">
                <text:p>812.748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168.359">
                <text:p>168.359</text:p>
              </table:table-cell>
              <table:table-cell office:value-type="float" office:value="17.217">
                <text:p>17.217</text:p>
              </table:table-cell>
              <table:table-cell office:value-type="float" office:value="814.424">
                <text:p>814.424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166.544">
                <text:p>166.544</text:p>
              </table:table-cell>
              <table:table-cell office:value-type="float" office:value="17.3796">
                <text:p>17.3796</text:p>
              </table:table-cell>
              <table:table-cell office:value-type="float" office:value="816.076">
                <text:p>816.076</text:p>
              </table:table-cell>
            </table:table-row>
            <table:table-row>
              <table:table-cell office:value-type="float" office:value="23.7">
                <text:p>23.7</text:p>
              </table:table-cell>
              <table:table-cell office:value-type="float" office:value="164.752">
                <text:p>164.752</text:p>
              </table:table-cell>
              <table:table-cell office:value-type="float" office:value="17.5434">
                <text:p>17.5434</text:p>
              </table:table-cell>
              <table:table-cell office:value-type="float" office:value="817.705">
                <text:p>817.705</text:p>
              </table:table-cell>
            </table:table-row>
            <table:table-row>
              <table:table-cell office:value-type="float" office:value="23.8">
                <text:p>23.8</text:p>
              </table:table-cell>
              <table:table-cell office:value-type="float" office:value="162.981">
                <text:p>162.981</text:p>
              </table:table-cell>
              <table:table-cell office:value-type="float" office:value="17.7086">
                <text:p>17.7086</text:p>
              </table:table-cell>
              <table:table-cell office:value-type="float" office:value="819.31">
                <text:p>819.31</text:p>
              </table:table-cell>
            </table:table-row>
            <table:table-row>
              <table:table-cell office:value-type="float" office:value="23.9">
                <text:p>23.9</text:p>
              </table:table-cell>
              <table:table-cell office:value-type="float" office:value="161.233">
                <text:p>161.233</text:p>
              </table:table-cell>
              <table:table-cell office:value-type="float" office:value="17.8751">
                <text:p>17.8751</text:p>
              </table:table-cell>
              <table:table-cell office:value-type="float" office:value="820.892">
                <text:p>820.89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59.506">
                <text:p>159.506</text:p>
              </table:table-cell>
              <table:table-cell office:value-type="float" office:value="18.0429">
                <text:p>18.0429</text:p>
              </table:table-cell>
              <table:table-cell office:value-type="float" office:value="822.451">
                <text:p>822.451</text:p>
              </table:table-cell>
            </table:table-row>
            <table:table-row>
              <table:table-cell office:value-type="float" office:value="24.1">
                <text:p>24.1</text:p>
              </table:table-cell>
              <table:table-cell office:value-type="float" office:value="157.8">
                <text:p>157.8</text:p>
              </table:table-cell>
              <table:table-cell office:value-type="float" office:value="18.212">
                <text:p>18.212</text:p>
              </table:table-cell>
              <table:table-cell office:value-type="float" office:value="823.988">
                <text:p>823.988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156.114">
                <text:p>156.114</text:p>
              </table:table-cell>
              <table:table-cell office:value-type="float" office:value="18.3824">
                <text:p>18.3824</text:p>
              </table:table-cell>
              <table:table-cell office:value-type="float" office:value="825.503">
                <text:p>825.503</text:p>
              </table:table-cell>
            </table:table-row>
            <table:table-row>
              <table:table-cell office:value-type="float" office:value="24.3">
                <text:p>24.3</text:p>
              </table:table-cell>
              <table:table-cell office:value-type="float" office:value="154.45">
                <text:p>154.45</text:p>
              </table:table-cell>
              <table:table-cell office:value-type="float" office:value="18.554">
                <text:p>18.554</text:p>
              </table:table-cell>
              <table:table-cell office:value-type="float" office:value="826.996">
                <text:p>826.996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152.806">
                <text:p>152.806</text:p>
              </table:table-cell>
              <table:table-cell office:value-type="float" office:value="18.7268">
                <text:p>18.7268</text:p>
              </table:table-cell>
              <table:table-cell office:value-type="float" office:value="828.467">
                <text:p>828.467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151.182">
                <text:p>151.182</text:p>
              </table:table-cell>
              <table:table-cell office:value-type="float" office:value="18.9008">
                <text:p>18.9008</text:p>
              </table:table-cell>
              <table:table-cell office:value-type="float" office:value="829.917">
                <text:p>829.917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149.578">
                <text:p>149.578</text:p>
              </table:table-cell>
              <table:table-cell office:value-type="float" office:value="19.0761">
                <text:p>19.0761</text:p>
              </table:table-cell>
              <table:table-cell office:value-type="float" office:value="831.346">
                <text:p>831.346</text:p>
              </table:table-cell>
            </table:table-row>
            <table:table-row>
              <table:table-cell office:value-type="float" office:value="24.7">
                <text:p>24.7</text:p>
              </table:table-cell>
              <table:table-cell office:value-type="float" office:value="147.994">
                <text:p>147.994</text:p>
              </table:table-cell>
              <table:table-cell office:value-type="float" office:value="19.2526">
                <text:p>19.2526</text:p>
              </table:table-cell>
              <table:table-cell office:value-type="float" office:value="832.754">
                <text:p>832.754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146.429">
                <text:p>146.429</text:p>
              </table:table-cell>
              <table:table-cell office:value-type="float" office:value="19.4303">
                <text:p>19.4303</text:p>
              </table:table-cell>
              <table:table-cell office:value-type="float" office:value="834.141">
                <text:p>834.141</text:p>
              </table:table-cell>
            </table:table-row>
            <table:table-row>
              <table:table-cell office:value-type="float" office:value="24.9">
                <text:p>24.9</text:p>
              </table:table-cell>
              <table:table-cell office:value-type="float" office:value="144.883">
                <text:p>144.883</text:p>
              </table:table-cell>
              <table:table-cell office:value-type="float" office:value="19.6091">
                <text:p>19.6091</text:p>
              </table:table-cell>
              <table:table-cell office:value-type="float" office:value="835.508">
                <text:p>835.5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43.356">
                <text:p>143.356</text:p>
              </table:table-cell>
              <table:table-cell office:value-type="float" office:value="19.7891">
                <text:p>19.7891</text:p>
              </table:table-cell>
              <table:table-cell office:value-type="float" office:value="836.855">
                <text:p>836.855</text:p>
              </table:table-cell>
            </table:table-row>
            <table:table-row>
              <table:table-cell office:value-type="float" office:value="25.1">
                <text:p>25.1</text:p>
              </table:table-cell>
              <table:table-cell office:value-type="float" office:value="141.848">
                <text:p>141.848</text:p>
              </table:table-cell>
              <table:table-cell office:value-type="float" office:value="19.9703">
                <text:p>19.9703</text:p>
              </table:table-cell>
              <table:table-cell office:value-type="float" office:value="838.182">
                <text:p>838.182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140.358">
                <text:p>140.358</text:p>
              </table:table-cell>
              <table:table-cell office:value-type="float" office:value="20.1527">
                <text:p>20.1527</text:p>
              </table:table-cell>
              <table:table-cell office:value-type="float" office:value="839.49">
                <text:p>839.49</text:p>
              </table:table-cell>
            </table:table-row>
            <table:table-row>
              <table:table-cell office:value-type="float" office:value="25.3">
                <text:p>25.3</text:p>
              </table:table-cell>
              <table:table-cell office:value-type="float" office:value="138.886">
                <text:p>138.886</text:p>
              </table:table-cell>
              <table:table-cell office:value-type="float" office:value="20.3361">
                <text:p>20.3361</text:p>
              </table:table-cell>
              <table:table-cell office:value-type="float" office:value="840.778">
                <text:p>840.778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137.432">
                <text:p>137.432</text:p>
              </table:table-cell>
              <table:table-cell office:value-type="float" office:value="20.5207">
                <text:p>20.5207</text:p>
              </table:table-cell>
              <table:table-cell office:value-type="float" office:value="842.047">
                <text:p>842.047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135.997">
                <text:p>135.997</text:p>
              </table:table-cell>
              <table:table-cell office:value-type="float" office:value="20.7065">
                <text:p>20.7065</text:p>
              </table:table-cell>
              <table:table-cell office:value-type="float" office:value="843.297">
                <text:p>843.297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134.578">
                <text:p>134.578</text:p>
              </table:table-cell>
              <table:table-cell office:value-type="float" office:value="20.8933">
                <text:p>20.8933</text:p>
              </table:table-cell>
              <table:table-cell office:value-type="float" office:value="844.528">
                <text:p>844.528</text:p>
              </table:table-cell>
            </table:table-row>
            <table:table-row>
              <table:table-cell office:value-type="float" office:value="25.7">
                <text:p>25.7</text:p>
              </table:table-cell>
              <table:table-cell office:value-type="float" office:value="133.177">
                <text:p>133.177</text:p>
              </table:table-cell>
              <table:table-cell office:value-type="float" office:value="21.0813">
                <text:p>21.0813</text:p>
              </table:table-cell>
              <table:table-cell office:value-type="float" office:value="845.742">
                <text:p>845.742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131.793">
                <text:p>131.793</text:p>
              </table:table-cell>
              <table:table-cell office:value-type="float" office:value="21.2703">
                <text:p>21.2703</text:p>
              </table:table-cell>
              <table:table-cell office:value-type="float" office:value="846.936">
                <text:p>846.936</text:p>
              </table:table-cell>
            </table:table-row>
            <table:table-row>
              <table:table-cell office:value-type="float" office:value="25.9">
                <text:p>25.9</text:p>
              </table:table-cell>
              <table:table-cell office:value-type="float" office:value="130.426">
                <text:p>130.426</text:p>
              </table:table-cell>
              <table:table-cell office:value-type="float" office:value="21.4605">
                <text:p>21.4605</text:p>
              </table:table-cell>
              <table:table-cell office:value-type="float" office:value="848.113">
                <text:p>848.11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29.076">
                <text:p>129.076</text:p>
              </table:table-cell>
              <table:table-cell office:value-type="float" office:value="21.6517">
                <text:p>21.6517</text:p>
              </table:table-cell>
              <table:table-cell office:value-type="float" office:value="849.273">
                <text:p>849.273</text:p>
              </table:table-cell>
            </table:table-row>
            <table:table-row>
              <table:table-cell office:value-type="float" office:value="26.1">
                <text:p>26.1</text:p>
              </table:table-cell>
              <table:table-cell office:value-type="float" office:value="127.742">
                <text:p>127.742</text:p>
              </table:table-cell>
              <table:table-cell office:value-type="float" office:value="21.844">
                <text:p>21.844</text:p>
              </table:table-cell>
              <table:table-cell office:value-type="float" office:value="850.414">
                <text:p>850.414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126.424">
                <text:p>126.424</text:p>
              </table:table-cell>
              <table:table-cell office:value-type="float" office:value="22.0374">
                <text:p>22.0374</text:p>
              </table:table-cell>
              <table:table-cell office:value-type="float" office:value="851.539">
                <text:p>851.539</text:p>
              </table:table-cell>
            </table:table-row>
            <table:table-row>
              <table:table-cell office:value-type="float" office:value="26.3">
                <text:p>26.3</text:p>
              </table:table-cell>
              <table:table-cell office:value-type="float" office:value="125.122">
                <text:p>125.122</text:p>
              </table:table-cell>
              <table:table-cell office:value-type="float" office:value="22.2318">
                <text:p>22.2318</text:p>
              </table:table-cell>
              <table:table-cell office:value-type="float" office:value="852.646">
                <text:p>852.646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123.836">
                <text:p>123.836</text:p>
              </table:table-cell>
              <table:table-cell office:value-type="float" office:value="22.4273">
                <text:p>22.4273</text:p>
              </table:table-cell>
              <table:table-cell office:value-type="float" office:value="853.736">
                <text:p>853.736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122.566">
                <text:p>122.566</text:p>
              </table:table-cell>
              <table:table-cell office:value-type="float" office:value="22.6238">
                <text:p>22.6238</text:p>
              </table:table-cell>
              <table:table-cell office:value-type="float" office:value="854.81">
                <text:p>854.81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121.311">
                <text:p>121.311</text:p>
              </table:table-cell>
              <table:table-cell office:value-type="float" office:value="22.8214">
                <text:p>22.8214</text:p>
              </table:table-cell>
              <table:table-cell office:value-type="float" office:value="855.867">
                <text:p>855.867</text:p>
              </table:table-cell>
            </table:table-row>
            <table:table-row>
              <table:table-cell office:value-type="float" office:value="26.7">
                <text:p>26.7</text:p>
              </table:table-cell>
              <table:table-cell office:value-type="float" office:value="120.072">
                <text:p>120.072</text:p>
              </table:table-cell>
              <table:table-cell office:value-type="float" office:value="23.0199">
                <text:p>23.0199</text:p>
              </table:table-cell>
              <table:table-cell office:value-type="float" office:value="856.908">
                <text:p>856.908</text:p>
              </table:table-cell>
            </table:table-row>
            <table:table-row>
              <table:table-cell office:value-type="float" office:value="26.8">
                <text:p>26.8</text:p>
              </table:table-cell>
              <table:table-cell office:value-type="float" office:value="118.847">
                <text:p>118.847</text:p>
              </table:table-cell>
              <table:table-cell office:value-type="float" office:value="23.2195">
                <text:p>23.2195</text:p>
              </table:table-cell>
              <table:table-cell office:value-type="float" office:value="857.933">
                <text:p>857.933</text:p>
              </table:table-cell>
            </table:table-row>
            <table:table-row>
              <table:table-cell office:value-type="float" office:value="26.9">
                <text:p>26.9</text:p>
              </table:table-cell>
              <table:table-cell office:value-type="float" office:value="117.638">
                <text:p>117.638</text:p>
              </table:table-cell>
              <table:table-cell office:value-type="float" office:value="23.4202">
                <text:p>23.4202</text:p>
              </table:table-cell>
              <table:table-cell office:value-type="float" office:value="858.942">
                <text:p>858.94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6.443">
                <text:p>116.443</text:p>
              </table:table-cell>
              <table:table-cell office:value-type="float" office:value="23.6218">
                <text:p>23.6218</text:p>
              </table:table-cell>
              <table:table-cell office:value-type="float" office:value="859.935">
                <text:p>859.935</text:p>
              </table:table-cell>
            </table:table-row>
            <table:table-row>
              <table:table-cell office:value-type="float" office:value="27.1">
                <text:p>27.1</text:p>
              </table:table-cell>
              <table:table-cell office:value-type="float" office:value="115.262">
                <text:p>115.262</text:p>
              </table:table-cell>
              <table:table-cell office:value-type="float" office:value="23.8244">
                <text:p>23.8244</text:p>
              </table:table-cell>
              <table:table-cell office:value-type="float" office:value="860.913">
                <text:p>860.913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114.096">
                <text:p>114.096</text:p>
              </table:table-cell>
              <table:table-cell office:value-type="float" office:value="24.0281">
                <text:p>24.0281</text:p>
              </table:table-cell>
              <table:table-cell office:value-type="float" office:value="861.876">
                <text:p>861.876</text:p>
              </table:table-cell>
            </table:table-row>
            <table:table-row>
              <table:table-cell office:value-type="float" office:value="27.3">
                <text:p>27.3</text:p>
              </table:table-cell>
              <table:table-cell office:value-type="float" office:value="112.944">
                <text:p>112.944</text:p>
              </table:table-cell>
              <table:table-cell office:value-type="float" office:value="24.2327">
                <text:p>24.2327</text:p>
              </table:table-cell>
              <table:table-cell office:value-type="float" office:value="862.823">
                <text:p>862.823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111.806">
                <text:p>111.806</text:p>
              </table:table-cell>
              <table:table-cell office:value-type="float" office:value="24.4383">
                <text:p>24.4383</text:p>
              </table:table-cell>
              <table:table-cell office:value-type="float" office:value="863.756">
                <text:p>863.756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110.682">
                <text:p>110.682</text:p>
              </table:table-cell>
              <table:table-cell office:value-type="float" office:value="24.6449">
                <text:p>24.6449</text:p>
              </table:table-cell>
              <table:table-cell office:value-type="float" office:value="864.673">
                <text:p>864.673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109.571">
                <text:p>109.571</text:p>
              </table:table-cell>
              <table:table-cell office:value-type="float" office:value="24.8524">
                <text:p>24.8524</text:p>
              </table:table-cell>
              <table:table-cell office:value-type="float" office:value="865.577">
                <text:p>865.577</text:p>
              </table:table-cell>
            </table:table-row>
            <table:table-row>
              <table:table-cell office:value-type="float" office:value="27.7">
                <text:p>27.7</text:p>
              </table:table-cell>
              <table:table-cell office:value-type="float" office:value="108.474">
                <text:p>108.474</text:p>
              </table:table-cell>
              <table:table-cell office:value-type="float" office:value="25.0609">
                <text:p>25.0609</text:p>
              </table:table-cell>
              <table:table-cell office:value-type="float" office:value="866.465">
                <text:p>866.465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107.39">
                <text:p>107.39</text:p>
              </table:table-cell>
              <table:table-cell office:value-type="float" office:value="25.2704">
                <text:p>25.2704</text:p>
              </table:table-cell>
              <table:table-cell office:value-type="float" office:value="867.34">
                <text:p>867.34</text:p>
              </table:table-cell>
            </table:table-row>
            <table:table-row>
              <table:table-cell office:value-type="float" office:value="27.9">
                <text:p>27.9</text:p>
              </table:table-cell>
              <table:table-cell office:value-type="float" office:value="106.319">
                <text:p>106.319</text:p>
              </table:table-cell>
              <table:table-cell office:value-type="float" office:value="25.4809">
                <text:p>25.4809</text:p>
              </table:table-cell>
              <table:table-cell office:value-type="float" office:value="868.201">
                <text:p>868.20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05.26">
                <text:p>105.26</text:p>
              </table:table-cell>
              <table:table-cell office:value-type="float" office:value="25.6922">
                <text:p>25.6922</text:p>
              </table:table-cell>
              <table:table-cell office:value-type="float" office:value="869.047">
                <text:p>869.047</text:p>
              </table:table-cell>
            </table:table-row>
            <table:table-row>
              <table:table-cell office:value-type="float" office:value="28.1">
                <text:p>28.1</text:p>
              </table:table-cell>
              <table:table-cell office:value-type="float" office:value="104.215">
                <text:p>104.215</text:p>
              </table:table-cell>
              <table:table-cell office:value-type="float" office:value="25.9045">
                <text:p>25.9045</text:p>
              </table:table-cell>
              <table:table-cell office:value-type="float" office:value="869.88">
                <text:p>869.88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103.182">
                <text:p>103.182</text:p>
              </table:table-cell>
              <table:table-cell office:value-type="float" office:value="26.1178">
                <text:p>26.1178</text:p>
              </table:table-cell>
              <table:table-cell office:value-type="float" office:value="870.7">
                <text:p>870.7</text:p>
              </table:table-cell>
            </table:table-row>
            <table:table-row>
              <table:table-cell office:value-type="float" office:value="28.3">
                <text:p>28.3</text:p>
              </table:table-cell>
              <table:table-cell office:value-type="float" office:value="102.162">
                <text:p>102.162</text:p>
              </table:table-cell>
              <table:table-cell office:value-type="float" office:value="26.332">
                <text:p>26.332</text:p>
              </table:table-cell>
              <table:table-cell office:value-type="float" office:value="871.506">
                <text:p>871.506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101.154">
                <text:p>101.154</text:p>
              </table:table-cell>
              <table:table-cell office:value-type="float" office:value="26.5471">
                <text:p>26.5471</text:p>
              </table:table-cell>
              <table:table-cell office:value-type="float" office:value="872.299">
                <text:p>872.299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100.158">
                <text:p>100.158</text:p>
              </table:table-cell>
              <table:table-cell office:value-type="float" office:value="26.7631">
                <text:p>26.7631</text:p>
              </table:table-cell>
              <table:table-cell office:value-type="float" office:value="873.079">
                <text:p>873.079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99.1743">
                <text:p>99.1743</text:p>
              </table:table-cell>
              <table:table-cell office:value-type="float" office:value="26.9801">
                <text:p>26.9801</text:p>
              </table:table-cell>
              <table:table-cell office:value-type="float" office:value="873.846">
                <text:p>873.846</text:p>
              </table:table-cell>
            </table:table-row>
            <table:table-row>
              <table:table-cell office:value-type="float" office:value="28.7">
                <text:p>28.7</text:p>
              </table:table-cell>
              <table:table-cell office:value-type="float" office:value="98.2022">
                <text:p>98.2022</text:p>
              </table:table-cell>
              <table:table-cell office:value-type="float" office:value="27.1979">
                <text:p>27.1979</text:p>
              </table:table-cell>
              <table:table-cell office:value-type="float" office:value="874.6">
                <text:p>874.6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97.2418">
                <text:p>97.2418</text:p>
              </table:table-cell>
              <table:table-cell office:value-type="float" office:value="27.4167">
                <text:p>27.4167</text:p>
              </table:table-cell>
              <table:table-cell office:value-type="float" office:value="875.342">
                <text:p>875.342</text:p>
              </table:table-cell>
            </table:table-row>
            <table:table-row>
              <table:table-cell office:value-type="float" office:value="28.9">
                <text:p>28.9</text:p>
              </table:table-cell>
              <table:table-cell office:value-type="float" office:value="96.2928">
                <text:p>96.2928</text:p>
              </table:table-cell>
              <table:table-cell office:value-type="float" office:value="27.6363">
                <text:p>27.6363</text:p>
              </table:table-cell>
              <table:table-cell office:value-type="float" office:value="876.071">
                <text:p>876.07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95.3553">
                <text:p>95.3553</text:p>
              </table:table-cell>
              <table:table-cell office:value-type="float" office:value="27.8568">
                <text:p>27.8568</text:p>
              </table:table-cell>
              <table:table-cell office:value-type="float" office:value="876.788">
                <text:p>876.788</text:p>
              </table:table-cell>
            </table:table-row>
            <table:table-row>
              <table:table-cell office:value-type="float" office:value="29.1">
                <text:p>29.1</text:p>
              </table:table-cell>
              <table:table-cell office:value-type="float" office:value="94.429">
                <text:p>94.429</text:p>
              </table:table-cell>
              <table:table-cell office:value-type="float" office:value="28.0783">
                <text:p>28.0783</text:p>
              </table:table-cell>
              <table:table-cell office:value-type="float" office:value="877.493">
                <text:p>877.493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93.5138">
                <text:p>93.5138</text:p>
              </table:table-cell>
              <table:table-cell office:value-type="float" office:value="28.3006">
                <text:p>28.3006</text:p>
              </table:table-cell>
              <table:table-cell office:value-type="float" office:value="878.186">
                <text:p>878.186</text:p>
              </table:table-cell>
            </table:table-row>
            <table:table-row>
              <table:table-cell office:value-type="float" office:value="29.3">
                <text:p>29.3</text:p>
              </table:table-cell>
              <table:table-cell office:value-type="float" office:value="92.6095">
                <text:p>92.6095</text:p>
              </table:table-cell>
              <table:table-cell office:value-type="float" office:value="28.5238">
                <text:p>28.5238</text:p>
              </table:table-cell>
              <table:table-cell office:value-type="float" office:value="878.867">
                <text:p>878.867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91.716">
                <text:p>91.716</text:p>
              </table:table-cell>
              <table:table-cell office:value-type="float" office:value="28.7478">
                <text:p>28.7478</text:p>
              </table:table-cell>
              <table:table-cell office:value-type="float" office:value="879.536">
                <text:p>879.536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90.8332">
                <text:p>90.8332</text:p>
              </table:table-cell>
              <table:table-cell office:value-type="float" office:value="28.9727">
                <text:p>28.9727</text:p>
              </table:table-cell>
              <table:table-cell office:value-type="float" office:value="880.194">
                <text:p>880.194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89.961">
                <text:p>89.961</text:p>
              </table:table-cell>
              <table:table-cell office:value-type="float" office:value="29.1985">
                <text:p>29.1985</text:p>
              </table:table-cell>
              <table:table-cell office:value-type="float" office:value="880.84">
                <text:p>880.84</text:p>
              </table:table-cell>
            </table:table-row>
            <table:table-row>
              <table:table-cell office:value-type="float" office:value="29.7">
                <text:p>29.7</text:p>
              </table:table-cell>
              <table:table-cell office:value-type="float" office:value="89.0992">
                <text:p>89.0992</text:p>
              </table:table-cell>
              <table:table-cell office:value-type="float" office:value="29.4251">
                <text:p>29.4251</text:p>
              </table:table-cell>
              <table:table-cell office:value-type="float" office:value="881.476">
                <text:p>881.476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88.2476">
                <text:p>88.2476</text:p>
              </table:table-cell>
              <table:table-cell office:value-type="float" office:value="29.6526">
                <text:p>29.6526</text:p>
              </table:table-cell>
              <table:table-cell office:value-type="float" office:value="882.1">
                <text:p>882.1</text:p>
              </table:table-cell>
            </table:table-row>
            <table:table-row>
              <table:table-cell office:value-type="float" office:value="29.9">
                <text:p>29.9</text:p>
              </table:table-cell>
              <table:table-cell office:value-type="float" office:value="87.4062">
                <text:p>87.4062</text:p>
              </table:table-cell>
              <table:table-cell office:value-type="float" office:value="29.881">
                <text:p>29.881</text:p>
              </table:table-cell>
              <table:table-cell office:value-type="float" office:value="882.713">
                <text:p>882.71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6.5748">
                <text:p>86.5748</text:p>
              </table:table-cell>
              <table:table-cell office:value-type="float" office:value="30.1101">
                <text:p>30.1101</text:p>
              </table:table-cell>
              <table:table-cell office:value-type="float" office:value="883.315">
                <text:p>883.315</text:p>
              </table:table-cell>
            </table:table-row>
            <table:table-row>
              <table:table-cell office:value-type="float" office:value="30.1">
                <text:p>30.1</text:p>
              </table:table-cell>
              <table:table-cell office:value-type="float" office:value="85.7533">
                <text:p>85.7533</text:p>
              </table:table-cell>
              <table:table-cell office:value-type="float" office:value="30.3401">
                <text:p>30.3401</text:p>
              </table:table-cell>
              <table:table-cell office:value-type="float" office:value="883.907">
                <text:p>883.907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84.9415">
                <text:p>84.9415</text:p>
              </table:table-cell>
              <table:table-cell office:value-type="float" office:value="30.571">
                <text:p>30.571</text:p>
              </table:table-cell>
              <table:table-cell office:value-type="float" office:value="884.488">
                <text:p>884.488</text:p>
              </table:table-cell>
            </table:table-row>
            <table:table-row>
              <table:table-cell office:value-type="float" office:value="30.3">
                <text:p>30.3</text:p>
              </table:table-cell>
              <table:table-cell office:value-type="float" office:value="84.1394">
                <text:p>84.1394</text:p>
              </table:table-cell>
              <table:table-cell office:value-type="float" office:value="30.8026">
                <text:p>30.8026</text:p>
              </table:table-cell>
              <table:table-cell office:value-type="float" office:value="885.058">
                <text:p>885.058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83.3469">
                <text:p>83.3469</text:p>
              </table:table-cell>
              <table:table-cell office:value-type="float" office:value="31.0351">
                <text:p>31.0351</text:p>
              </table:table-cell>
              <table:table-cell office:value-type="float" office:value="885.618">
                <text:p>885.618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82.5637">
                <text:p>82.5637</text:p>
              </table:table-cell>
              <table:table-cell office:value-type="float" office:value="31.2684">
                <text:p>31.2684</text:p>
              </table:table-cell>
              <table:table-cell office:value-type="float" office:value="886.168">
                <text:p>886.168</text:p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81.7898">
                <text:p>81.7898</text:p>
              </table:table-cell>
              <table:table-cell office:value-type="float" office:value="31.5025">
                <text:p>31.5025</text:p>
              </table:table-cell>
              <table:table-cell office:value-type="float" office:value="886.708">
                <text:p>886.708</text:p>
              </table:table-cell>
            </table:table-row>
            <table:table-row>
              <table:table-cell office:value-type="float" office:value="30.7">
                <text:p>30.7</text:p>
              </table:table-cell>
              <table:table-cell office:value-type="float" office:value="81.0251">
                <text:p>81.0251</text:p>
              </table:table-cell>
              <table:table-cell office:value-type="float" office:value="31.7374">
                <text:p>31.7374</text:p>
              </table:table-cell>
              <table:table-cell office:value-type="float" office:value="887.237">
                <text:p>887.237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80.2694">
                <text:p>80.2694</text:p>
              </table:table-cell>
              <table:table-cell office:value-type="float" office:value="31.9731">
                <text:p>31.9731</text:p>
              </table:table-cell>
              <table:table-cell office:value-type="float" office:value="887.757">
                <text:p>887.757</text:p>
              </table:table-cell>
            </table:table-row>
            <table:table-row>
              <table:table-cell office:value-type="float" office:value="30.9">
                <text:p>30.9</text:p>
              </table:table-cell>
              <table:table-cell office:value-type="float" office:value="79.5227">
                <text:p>79.5227</text:p>
              </table:table-cell>
              <table:table-cell office:value-type="float" office:value="32.2096">
                <text:p>32.2096</text:p>
              </table:table-cell>
              <table:table-cell office:value-type="float" office:value="888.268">
                <text:p>888.26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78.7848">
                <text:p>78.7848</text:p>
              </table:table-cell>
              <table:table-cell office:value-type="float" office:value="32.4469">
                <text:p>32.4469</text:p>
              </table:table-cell>
              <table:table-cell office:value-type="float" office:value="888.768">
                <text:p>888.768</text:p>
              </table:table-cell>
            </table:table-row>
            <table:table-row>
              <table:table-cell office:value-type="float" office:value="31.1">
                <text:p>31.1</text:p>
              </table:table-cell>
              <table:table-cell office:value-type="float" office:value="78.0556">
                <text:p>78.0556</text:p>
              </table:table-cell>
              <table:table-cell office:value-type="float" office:value="32.685">
                <text:p>32.685</text:p>
              </table:table-cell>
              <table:table-cell office:value-type="float" office:value="889.259">
                <text:p>889.259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77.3351">
                <text:p>77.3351</text:p>
              </table:table-cell>
              <table:table-cell office:value-type="float" office:value="32.9238">
                <text:p>32.9238</text:p>
              </table:table-cell>
              <table:table-cell office:value-type="float" office:value="889.741">
                <text:p>889.741</text:p>
              </table:table-cell>
            </table:table-row>
            <table:table-row>
              <table:table-cell office:value-type="float" office:value="31.3">
                <text:p>31.3</text:p>
              </table:table-cell>
              <table:table-cell office:value-type="float" office:value="76.623">
                <text:p>76.623</text:p>
              </table:table-cell>
              <table:table-cell office:value-type="float" office:value="33.1635">
                <text:p>33.1635</text:p>
              </table:table-cell>
              <table:table-cell office:value-type="float" office:value="890.214">
                <text:p>890.214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75.9193">
                <text:p>75.9193</text:p>
              </table:table-cell>
              <table:table-cell office:value-type="float" office:value="33.4039">
                <text:p>33.4039</text:p>
              </table:table-cell>
              <table:table-cell office:value-type="float" office:value="890.677">
                <text:p>890.67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75.2239">
                <text:p>75.2239</text:p>
              </table:table-cell>
              <table:table-cell office:value-type="float" office:value="33.6451">
                <text:p>33.6451</text:p>
              </table:table-cell>
              <table:table-cell office:value-type="float" office:value="891.131">
                <text:p>891.131</text:p>
              </table:table-cell>
            </table:table-row>
            <table:table-row>
              <table:table-cell office:value-type="float" office:value="31.6">
                <text:p>31.6</text:p>
              </table:table-cell>
              <table:table-cell office:value-type="float" office:value="74.5367">
                <text:p>74.5367</text:p>
              </table:table-cell>
              <table:table-cell office:value-type="float" office:value="33.887">
                <text:p>33.887</text:p>
              </table:table-cell>
              <table:table-cell office:value-type="float" office:value="891.576">
                <text:p>891.576</text:p>
              </table:table-cell>
            </table:table-row>
            <table:table-row>
              <table:table-cell office:value-type="float" office:value="31.7">
                <text:p>31.7</text:p>
              </table:table-cell>
              <table:table-cell office:value-type="float" office:value="73.8576">
                <text:p>73.8576</text:p>
              </table:table-cell>
              <table:table-cell office:value-type="float" office:value="34.1297">
                <text:p>34.1297</text:p>
              </table:table-cell>
              <table:table-cell office:value-type="float" office:value="892.013">
                <text:p>892.013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73.1864">
                <text:p>73.1864</text:p>
              </table:table-cell>
              <table:table-cell office:value-type="float" office:value="34.3731">
                <text:p>34.3731</text:p>
              </table:table-cell>
              <table:table-cell office:value-type="float" office:value="892.44">
                <text:p>892.44</text:p>
              </table:table-cell>
            </table:table-row>
            <table:table-row>
              <table:table-cell office:value-type="float" office:value="31.9">
                <text:p>31.9</text:p>
              </table:table-cell>
              <table:table-cell office:value-type="float" office:value="72.5232">
                <text:p>72.5232</text:p>
              </table:table-cell>
              <table:table-cell office:value-type="float" office:value="34.6173">
                <text:p>34.6173</text:p>
              </table:table-cell>
              <table:table-cell office:value-type="float" office:value="892.86">
                <text:p>892.8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1.8677">
                <text:p>71.8677</text:p>
              </table:table-cell>
              <table:table-cell office:value-type="float" office:value="34.8622">
                <text:p>34.8622</text:p>
              </table:table-cell>
              <table:table-cell office:value-type="float" office:value="893.27">
                <text:p>893.27</text:p>
              </table:table-cell>
            </table:table-row>
            <table:table-row>
              <table:table-cell office:value-type="float" office:value="32.1">
                <text:p>32.1</text:p>
              </table:table-cell>
              <table:table-cell office:value-type="float" office:value="71.2199">
                <text:p>71.2199</text:p>
              </table:table-cell>
              <table:table-cell office:value-type="float" office:value="35.1079">
                <text:p>35.1079</text:p>
              </table:table-cell>
              <table:table-cell office:value-type="float" office:value="893.672">
                <text:p>893.672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70.5797">
                <text:p>70.5797</text:p>
              </table:table-cell>
              <table:table-cell office:value-type="float" office:value="35.3543">
                <text:p>35.3543</text:p>
              </table:table-cell>
              <table:table-cell office:value-type="float" office:value="894.066">
                <text:p>894.066</text:p>
              </table:table-cell>
            </table:table-row>
            <table:table-row>
              <table:table-cell office:value-type="float" office:value="32.3">
                <text:p>32.3</text:p>
              </table:table-cell>
              <table:table-cell office:value-type="float" office:value="69.947">
                <text:p>69.947</text:p>
              </table:table-cell>
              <table:table-cell office:value-type="float" office:value="35.6014">
                <text:p>35.6014</text:p>
              </table:table-cell>
              <table:table-cell office:value-type="float" office:value="894.452">
                <text:p>894.452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69.3217">
                <text:p>69.3217</text:p>
              </table:table-cell>
              <table:table-cell office:value-type="float" office:value="35.8493">
                <text:p>35.8493</text:p>
              </table:table-cell>
              <table:table-cell office:value-type="float" office:value="894.829">
                <text:p>894.829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68.7036">
                <text:p>68.7036</text:p>
              </table:table-cell>
              <table:table-cell office:value-type="float" office:value="36.0978">
                <text:p>36.0978</text:p>
              </table:table-cell>
              <table:table-cell office:value-type="float" office:value="895.199">
                <text:p>895.199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68.0929">
                <text:p>68.0929</text:p>
              </table:table-cell>
              <table:table-cell office:value-type="float" office:value="36.3471">
                <text:p>36.3471</text:p>
              </table:table-cell>
              <table:table-cell office:value-type="float" office:value="895.56">
                <text:p>895.56</text:p>
              </table:table-cell>
            </table:table-row>
            <table:table-row>
              <table:table-cell office:value-type="float" office:value="32.7">
                <text:p>32.7</text:p>
              </table:table-cell>
              <table:table-cell office:value-type="float" office:value="67.4892">
                <text:p>67.4892</text:p>
              </table:table-cell>
              <table:table-cell office:value-type="float" office:value="36.5971">
                <text:p>36.5971</text:p>
              </table:table-cell>
              <table:table-cell office:value-type="float" office:value="895.914">
                <text:p>895.914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66.8926">
                <text:p>66.8926</text:p>
              </table:table-cell>
              <table:table-cell office:value-type="float" office:value="36.8478">
                <text:p>36.8478</text:p>
              </table:table-cell>
              <table:table-cell office:value-type="float" office:value="896.26">
                <text:p>896.26</text:p>
              </table:table-cell>
            </table:table-row>
            <table:table-row>
              <table:table-cell office:value-type="float" office:value="32.9">
                <text:p>32.9</text:p>
              </table:table-cell>
              <table:table-cell office:value-type="float" office:value="66.3029">
                <text:p>66.3029</text:p>
              </table:table-cell>
              <table:table-cell office:value-type="float" office:value="37.0992">
                <text:p>37.0992</text:p>
              </table:table-cell>
              <table:table-cell office:value-type="float" office:value="896.598">
                <text:p>896.59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5.7201">
                <text:p>65.7201</text:p>
              </table:table-cell>
              <table:table-cell office:value-type="float" office:value="37.3513">
                <text:p>37.3513</text:p>
              </table:table-cell>
              <table:table-cell office:value-type="float" office:value="896.929">
                <text:p>896.929</text:p>
              </table:table-cell>
            </table:table-row>
            <table:table-row>
              <table:table-cell office:value-type="float" office:value="33.1">
                <text:p>33.1</text:p>
              </table:table-cell>
              <table:table-cell office:value-type="float" office:value="65.1441">
                <text:p>65.1441</text:p>
              </table:table-cell>
              <table:table-cell office:value-type="float" office:value="37.604">
                <text:p>37.604</text:p>
              </table:table-cell>
              <table:table-cell office:value-type="float" office:value="897.252">
                <text:p>897.252</text:p>
              </table:table-cell>
            </table:table-row>
            <table:table-row>
              <table:table-cell office:value-type="float" office:value="33.2">
                <text:p>33.2</text:p>
              </table:table-cell>
              <table:table-cell office:value-type="float" office:value="64.5747">
                <text:p>64.5747</text:p>
              </table:table-cell>
              <table:table-cell office:value-type="float" office:value="37.8575">
                <text:p>37.8575</text:p>
              </table:table-cell>
              <table:table-cell office:value-type="float" office:value="897.568">
                <text:p>897.568</text:p>
              </table:table-cell>
            </table:table-row>
            <table:table-row>
              <table:table-cell office:value-type="float" office:value="33.3">
                <text:p>33.3</text:p>
              </table:table-cell>
              <table:table-cell office:value-type="float" office:value="64.012">
                <text:p>64.012</text:p>
              </table:table-cell>
              <table:table-cell office:value-type="float" office:value="38.1116">
                <text:p>38.1116</text:p>
              </table:table-cell>
              <table:table-cell office:value-type="float" office:value="897.876">
                <text:p>897.876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63.4558">
                <text:p>63.4558</text:p>
              </table:table-cell>
              <table:table-cell office:value-type="float" office:value="38.3664">
                <text:p>38.3664</text:p>
              </table:table-cell>
              <table:table-cell office:value-type="float" office:value="898.178">
                <text:p>898.178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62.9061">
                <text:p>62.9061</text:p>
              </table:table-cell>
              <table:table-cell office:value-type="float" office:value="38.6219">
                <text:p>38.6219</text:p>
              </table:table-cell>
              <table:table-cell office:value-type="float" office:value="898.472">
                <text:p>898.472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62.3627">
                <text:p>62.3627</text:p>
              </table:table-cell>
              <table:table-cell office:value-type="float" office:value="38.878">
                <text:p>38.878</text:p>
              </table:table-cell>
              <table:table-cell office:value-type="float" office:value="898.759">
                <text:p>898.759</text:p>
              </table:table-cell>
            </table:table-row>
            <table:table-row>
              <table:table-cell office:value-type="float" office:value="33.7">
                <text:p>33.7</text:p>
              </table:table-cell>
              <table:table-cell office:value-type="float" office:value="61.8256">
                <text:p>61.8256</text:p>
              </table:table-cell>
              <table:table-cell office:value-type="float" office:value="39.1349">
                <text:p>39.1349</text:p>
              </table:table-cell>
              <table:table-cell office:value-type="float" office:value="899.04">
                <text:p>899.04</text:p>
              </table:table-cell>
            </table:table-row>
            <table:table-row>
              <table:table-cell office:value-type="float" office:value="33.8">
                <text:p>33.8</text:p>
              </table:table-cell>
              <table:table-cell office:value-type="float" office:value="61.2948">
                <text:p>61.2948</text:p>
              </table:table-cell>
              <table:table-cell office:value-type="float" office:value="39.3923">
                <text:p>39.3923</text:p>
              </table:table-cell>
              <table:table-cell office:value-type="float" office:value="899.313">
                <text:p>899.313</text:p>
              </table:table-cell>
            </table:table-row>
            <table:table-row>
              <table:table-cell office:value-type="float" office:value="33.9">
                <text:p>33.9</text:p>
              </table:table-cell>
              <table:table-cell office:value-type="float" office:value="60.77">
                <text:p>60.77</text:p>
              </table:table-cell>
              <table:table-cell office:value-type="float" office:value="39.6504">
                <text:p>39.6504</text:p>
              </table:table-cell>
              <table:table-cell office:value-type="float" office:value="899.58">
                <text:p>899.5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0.2514">
                <text:p>60.2514</text:p>
              </table:table-cell>
              <table:table-cell office:value-type="float" office:value="39.9092">
                <text:p>39.9092</text:p>
              </table:table-cell>
              <table:table-cell office:value-type="float" office:value="899.839">
                <text:p>899.839</text:p>
              </table:table-cell>
            </table:table-row>
            <table:table-row>
              <table:table-cell office:value-type="float" office:value="34.1">
                <text:p>34.1</text:p>
              </table:table-cell>
              <table:table-cell office:value-type="float" office:value="59.7387">
                <text:p>59.7387</text:p>
              </table:table-cell>
              <table:table-cell office:value-type="float" office:value="40.1686">
                <text:p>40.1686</text:p>
              </table:table-cell>
              <table:table-cell office:value-type="float" office:value="900.093">
                <text:p>900.093</text:p>
              </table:table-cell>
            </table:table-row>
            <table:table-row>
              <table:table-cell office:value-type="float" office:value="34.2">
                <text:p>34.2</text:p>
              </table:table-cell>
              <table:table-cell office:value-type="float" office:value="59.2319">
                <text:p>59.2319</text:p>
              </table:table-cell>
              <table:table-cell office:value-type="float" office:value="40.4286">
                <text:p>40.4286</text:p>
              </table:table-cell>
              <table:table-cell office:value-type="float" office:value="900.339">
                <text:p>900.339</text:p>
              </table:table-cell>
            </table:table-row>
            <table:table-row>
              <table:table-cell office:value-type="float" office:value="34.3">
                <text:p>34.3</text:p>
              </table:table-cell>
              <table:table-cell office:value-type="float" office:value="58.731">
                <text:p>58.731</text:p>
              </table:table-cell>
              <table:table-cell office:value-type="float" office:value="40.6893">
                <text:p>40.6893</text:p>
              </table:table-cell>
              <table:table-cell office:value-type="float" office:value="900.58">
                <text:p>900.58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58.2358">
                <text:p>58.2358</text:p>
              </table:table-cell>
              <table:table-cell office:value-type="float" office:value="40.9506">
                <text:p>40.9506</text:p>
              </table:table-cell>
              <table:table-cell office:value-type="float" office:value="900.814">
                <text:p>900.814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57.7463">
                <text:p>57.7463</text:p>
              </table:table-cell>
              <table:table-cell office:value-type="float" office:value="41.2125">
                <text:p>41.2125</text:p>
              </table:table-cell>
              <table:table-cell office:value-type="float" office:value="901.041">
                <text:p>901.041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57.2625">
                <text:p>57.2625</text:p>
              </table:table-cell>
              <table:table-cell office:value-type="float" office:value="41.4751">
                <text:p>41.4751</text:p>
              </table:table-cell>
              <table:table-cell office:value-type="float" office:value="901.262">
                <text:p>901.262</text:p>
              </table:table-cell>
            </table:table-row>
            <table:table-row>
              <table:table-cell office:value-type="float" office:value="34.7">
                <text:p>34.7</text:p>
              </table:table-cell>
              <table:table-cell office:value-type="float" office:value="56.7842">
                <text:p>56.7842</text:p>
              </table:table-cell>
              <table:table-cell office:value-type="float" office:value="41.7382">
                <text:p>41.7382</text:p>
              </table:table-cell>
              <table:table-cell office:value-type="float" office:value="901.478">
                <text:p>901.478</text:p>
              </table:table-cell>
            </table:table-row>
            <table:table-row>
              <table:table-cell office:value-type="float" office:value="34.8">
                <text:p>34.8</text:p>
              </table:table-cell>
              <table:table-cell office:value-type="float" office:value="56.3114">
                <text:p>56.3114</text:p>
              </table:table-cell>
              <table:table-cell office:value-type="float" office:value="42.002">
                <text:p>42.002</text:p>
              </table:table-cell>
              <table:table-cell office:value-type="float" office:value="901.687">
                <text:p>901.687</text:p>
              </table:table-cell>
            </table:table-row>
            <table:table-row>
              <table:table-cell office:value-type="float" office:value="34.9">
                <text:p>34.9</text:p>
              </table:table-cell>
              <table:table-cell office:value-type="float" office:value="55.844">
                <text:p>55.844</text:p>
              </table:table-cell>
              <table:table-cell office:value-type="float" office:value="42.2664">
                <text:p>42.2664</text:p>
              </table:table-cell>
              <table:table-cell office:value-type="float" office:value="901.89">
                <text:p>901.8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5.382">
                <text:p>55.382</text:p>
              </table:table-cell>
              <table:table-cell office:value-type="float" office:value="42.5313">
                <text:p>42.5313</text:p>
              </table:table-cell>
              <table:table-cell office:value-type="float" office:value="902.087">
                <text:p>902.087</text:p>
              </table:table-cell>
            </table:table-row>
            <table:table-row>
              <table:table-cell office:value-type="float" office:value="35.1">
                <text:p>35.1</text:p>
              </table:table-cell>
              <table:table-cell office:value-type="float" office:value="54.9253">
                <text:p>54.9253</text:p>
              </table:table-cell>
              <table:table-cell office:value-type="float" office:value="42.7969">
                <text:p>42.7969</text:p>
              </table:table-cell>
              <table:table-cell office:value-type="float" office:value="902.278">
                <text:p>902.278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54.4738">
                <text:p>54.4738</text:p>
              </table:table-cell>
              <table:table-cell office:value-type="float" office:value="43.063">
                <text:p>43.063</text:p>
              </table:table-cell>
              <table:table-cell office:value-type="float" office:value="902.463">
                <text:p>902.463</text:p>
              </table:table-cell>
            </table:table-row>
            <table:table-row>
              <table:table-cell office:value-type="float" office:value="35.3">
                <text:p>35.3</text:p>
              </table:table-cell>
              <table:table-cell office:value-type="float" office:value="54.0275">
                <text:p>54.0275</text:p>
              </table:table-cell>
              <table:table-cell office:value-type="float" office:value="43.3298">
                <text:p>43.3298</text:p>
              </table:table-cell>
              <table:table-cell office:value-type="float" office:value="902.643">
                <text:p>902.643</text:p>
              </table:table-cell>
            </table:table-row>
            <table:table-row>
              <table:table-cell office:value-type="float" office:value="35.4">
                <text:p>35.4</text:p>
              </table:table-cell>
              <table:table-cell office:value-type="float" office:value="53.5862">
                <text:p>53.5862</text:p>
              </table:table-cell>
              <table:table-cell office:value-type="float" office:value="43.5971">
                <text:p>43.5971</text:p>
              </table:table-cell>
              <table:table-cell office:value-type="float" office:value="902.817">
                <text:p>902.817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53.15">
                <text:p>53.15</text:p>
              </table:table-cell>
              <table:table-cell office:value-type="float" office:value="43.865">
                <text:p>43.865</text:p>
              </table:table-cell>
              <table:table-cell office:value-type="float" office:value="902.985">
                <text:p>902.985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52.7188">
                <text:p>52.7188</text:p>
              </table:table-cell>
              <table:table-cell office:value-type="float" office:value="44.1335">
                <text:p>44.1335</text:p>
              </table:table-cell>
              <table:table-cell office:value-type="float" office:value="903.148">
                <text:p>903.148</text:p>
              </table:table-cell>
            </table:table-row>
            <table:table-row>
              <table:table-cell office:value-type="float" office:value="35.7">
                <text:p>35.7</text:p>
              </table:table-cell>
              <table:table-cell office:value-type="float" office:value="52.2925">
                <text:p>52.2925</text:p>
              </table:table-cell>
              <table:table-cell office:value-type="float" office:value="44.4025">
                <text:p>44.4025</text:p>
              </table:table-cell>
              <table:table-cell office:value-type="float" office:value="903.305">
                <text:p>903.305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51.871">
                <text:p>51.871</text:p>
              </table:table-cell>
              <table:table-cell office:value-type="float" office:value="44.6721">
                <text:p>44.6721</text:p>
              </table:table-cell>
              <table:table-cell office:value-type="float" office:value="903.457">
                <text:p>903.457</text:p>
              </table:table-cell>
            </table:table-row>
            <table:table-row>
              <table:table-cell office:value-type="float" office:value="35.9">
                <text:p>35.9</text:p>
              </table:table-cell>
              <table:table-cell office:value-type="float" office:value="51.4543">
                <text:p>51.4543</text:p>
              </table:table-cell>
              <table:table-cell office:value-type="float" office:value="44.9422">
                <text:p>44.9422</text:p>
              </table:table-cell>
              <table:table-cell office:value-type="float" office:value="903.603">
                <text:p>903.60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1.0424">
                <text:p>51.0424</text:p>
              </table:table-cell>
              <table:table-cell office:value-type="float" office:value="45.2129">
                <text:p>45.2129</text:p>
              </table:table-cell>
              <table:table-cell office:value-type="float" office:value="903.745">
                <text:p>903.745</text:p>
              </table:table-cell>
            </table:table-row>
            <table:table-row>
              <table:table-cell office:value-type="float" office:value="36.1">
                <text:p>36.1</text:p>
              </table:table-cell>
              <table:table-cell office:value-type="float" office:value="50.6351">
                <text:p>50.6351</text:p>
              </table:table-cell>
              <table:table-cell office:value-type="float" office:value="45.4842">
                <text:p>45.4842</text:p>
              </table:table-cell>
              <table:table-cell office:value-type="float" office:value="903.881">
                <text:p>903.881</text:p>
              </table:table-cell>
            </table:table-row>
            <table:table-row>
              <table:table-cell office:value-type="float" office:value="36.2">
                <text:p>36.2</text:p>
              </table:table-cell>
              <table:table-cell office:value-type="float" office:value="50.2325">
                <text:p>50.2325</text:p>
              </table:table-cell>
              <table:table-cell office:value-type="float" office:value="45.756">
                <text:p>45.756</text:p>
              </table:table-cell>
              <table:table-cell office:value-type="float" office:value="904.012">
                <text:p>904.012</text:p>
              </table:table-cell>
            </table:table-row>
            <table:table-row>
              <table:table-cell office:value-type="float" office:value="36.3">
                <text:p>36.3</text:p>
              </table:table-cell>
              <table:table-cell office:value-type="float" office:value="49.8344">
                <text:p>49.8344</text:p>
              </table:table-cell>
              <table:table-cell office:value-type="float" office:value="46.0283">
                <text:p>46.0283</text:p>
              </table:table-cell>
              <table:table-cell office:value-type="float" office:value="904.137">
                <text:p>904.137</text:p>
              </table:table-cell>
            </table:table-row>
            <table:table-row>
              <table:table-cell office:value-type="float" office:value="36.4">
                <text:p>36.4</text:p>
              </table:table-cell>
              <table:table-cell office:value-type="float" office:value="49.4409">
                <text:p>49.4409</text:p>
              </table:table-cell>
              <table:table-cell office:value-type="float" office:value="46.3012">
                <text:p>46.3012</text:p>
              </table:table-cell>
              <table:table-cell office:value-type="float" office:value="904.258">
                <text:p>904.2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